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1 4.9.64 #1 SMP Sun Nov 26 09:05:27 IST 2017 x86_64 x86_64" calcext:value-type="string">
            <text:p>Linux host1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7517.0" calcext:value-type="float">
            <text:p>267517.0</text:p>
          </table:table-cell>
          <table:table-cell office:value-type="float" office:value="130.62" calcext:value-type="float">
            <text:p>130.62</text:p>
          </table:table-cell>
          <table:table-cell office:value-type="float" office:value="956.561528761" calcext:value-type="float">
            <text:p>956.56152876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00-00</text:p>
          </table:table-cell>
          <table:table-cell office:value-type="float" office:value="1.52578260066e+12" calcext:value-type="float">
            <text:p>1.52578260066e+12</text:p>
          </table:table-cell>
          <table:table-cell office:value-type="string" calcext:value-type="string">
            <text:p>Tue May  8 18:00:0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1096.0" calcext:value-type="float">
            <text:p>261096.0</text:p>
          </table:table-cell>
          <table:table-cell office:value-type="float" office:value="254.98" calcext:value-type="float">
            <text:p>254.98</text:p>
          </table:table-cell>
          <table:table-cell office:value-type="float" office:value="980.095578799" calcext:value-type="float">
            <text:p>980.09557879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02-11</text:p>
          </table:table-cell>
          <table:table-cell office:value-type="float" office:value="1.52578273179e+12" calcext:value-type="float">
            <text:p>1.52578273179e+12</text:p>
          </table:table-cell>
          <table:table-cell office:value-type="string" calcext:value-type="string">
            <text:p>Tue May  8 18:02:1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9953.0" calcext:value-type="float">
            <text:p>269953.0</text:p>
          </table:table-cell>
          <table:table-cell office:value-type="float" office:value="527.25" calcext:value-type="float">
            <text:p>527.25</text:p>
          </table:table-cell>
          <table:table-cell office:value-type="float" office:value="947.936004526" calcext:value-type="float">
            <text:p>947.93600452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04-22</text:p>
          </table:table-cell>
          <table:table-cell office:value-type="float" office:value="1.52578286292e+12" calcext:value-type="float">
            <text:p>1.52578286292e+12</text:p>
          </table:table-cell>
          <table:table-cell office:value-type="string" calcext:value-type="string">
            <text:p>Tue May  8 18:04:22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301854.0" calcext:value-type="float">
            <text:p>301854.0</text:p>
          </table:table-cell>
          <table:table-cell office:value-type="float" office:value="1179.12" calcext:value-type="float">
            <text:p>1179.12</text:p>
          </table:table-cell>
          <table:table-cell office:value-type="float" office:value="847.706006887" calcext:value-type="float">
            <text:p>847.70600688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06-34</text:p>
          </table:table-cell>
          <table:table-cell office:value-type="float" office:value="1.52578299405e+12" calcext:value-type="float">
            <text:p>1.52578299405e+12</text:p>
          </table:table-cell>
          <table:table-cell office:value-type="string" calcext:value-type="string">
            <text:p>Tue May  8 18:06:3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45752.0" calcext:value-type="float">
            <text:p>245752.0</text:p>
          </table:table-cell>
          <table:table-cell office:value-type="float" office:value="1919.93" calcext:value-type="float">
            <text:p>1919.93</text:p>
          </table:table-cell>
          <table:table-cell office:value-type="float" office:value="1041.25866882" calcext:value-type="float">
            <text:p>1041.2586688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08-45</text:p>
          </table:table-cell>
          <table:table-cell office:value-type="float" office:value="1.52578312516e+12" calcext:value-type="float">
            <text:p>1.52578312516e+12</text:p>
          </table:table-cell>
          <table:table-cell office:value-type="string" calcext:value-type="string">
            <text:p>Tue May  8 18:08:4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27199.0" calcext:value-type="float">
            <text:p>227199.0</text:p>
          </table:table-cell>
          <table:table-cell office:value-type="float" office:value="3549.98" calcext:value-type="float">
            <text:p>3549.98</text:p>
          </table:table-cell>
          <table:table-cell office:value-type="float" office:value="1126.3932582" calcext:value-type="float">
            <text:p>1126.393258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10-56</text:p>
          </table:table-cell>
          <table:table-cell office:value-type="float" office:value="1.52578325628e+12" calcext:value-type="float">
            <text:p>1.52578325628e+12</text:p>
          </table:table-cell>
          <table:table-cell office:value-type="string" calcext:value-type="string">
            <text:p>Tue May  8 18:10:56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50531.0" calcext:value-type="float">
            <text:p>150531.0</text:p>
          </table:table-cell>
          <table:table-cell office:value-type="float" office:value="4704.1" calcext:value-type="float">
            <text:p>4704.1</text:p>
          </table:table-cell>
          <table:table-cell office:value-type="float" office:value="1700.25102328" calcext:value-type="float">
            <text:p>1700.2510232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13-07</text:p>
          </table:table-cell>
          <table:table-cell office:value-type="float" office:value="1.52578338792e+12" calcext:value-type="float">
            <text:p>1.52578338792e+12</text:p>
          </table:table-cell>
          <table:table-cell office:value-type="string" calcext:value-type="string">
            <text:p>Tue May  8 18:13:07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3602.0" calcext:value-type="float">
            <text:p>83602.0</text:p>
          </table:table-cell>
          <table:table-cell office:value-type="float" office:value="5225.13" calcext:value-type="float">
            <text:p>5225.13</text:p>
          </table:table-cell>
          <table:table-cell office:value-type="float" office:value="3061.67928187" calcext:value-type="float">
            <text:p>3061.6792818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15-18</text:p>
          </table:table-cell>
          <table:table-cell office:value-type="float" office:value="1.5257835185e+12" calcext:value-type="float">
            <text:p>1.5257835185e+12</text:p>
          </table:table-cell>
          <table:table-cell office:value-type="string" calcext:value-type="string">
            <text:p>Tue May  8 18:15:1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39089.0" calcext:value-type="float">
            <text:p>39089.0</text:p>
          </table:table-cell>
          <table:table-cell office:value-type="float" office:value="4886.17" calcext:value-type="float">
            <text:p>4886.17</text:p>
          </table:table-cell>
          <table:table-cell office:value-type="float" office:value="6548.58215851" calcext:value-type="float">
            <text:p>6548.5821585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17-31</text:p>
          </table:table-cell>
          <table:table-cell office:value-type="float" office:value="1.52578365106e+12" calcext:value-type="float">
            <text:p>1.52578365106e+12</text:p>
          </table:table-cell>
          <table:table-cell office:value-type="string" calcext:value-type="string">
            <text:p>Tue May  8 18:17:3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50483.0" calcext:value-type="float">
            <text:p>1750483.0</text:p>
          </table:table-cell>
          <table:table-cell office:value-type="float" office:value="854.73" calcext:value-type="float">
            <text:p>854.73</text:p>
          </table:table-cell>
          <table:table-cell office:value-type="float" office:value="145.649917894" calcext:value-type="float">
            <text:p>145.64991789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19-41</text:p>
          </table:table-cell>
          <table:table-cell office:value-type="float" office:value="1.5257837818e+12" calcext:value-type="float">
            <text:p>1.5257837818e+12</text:p>
          </table:table-cell>
          <table:table-cell office:value-type="string" calcext:value-type="string">
            <text:p>Tue May  8 18:19:41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679771.0" calcext:value-type="float">
            <text:p>1679771.0</text:p>
          </table:table-cell>
          <table:table-cell office:value-type="float" office:value="1640.4" calcext:value-type="float">
            <text:p>1640.4</text:p>
          </table:table-cell>
          <table:table-cell office:value-type="float" office:value="151.814449539" calcext:value-type="float">
            <text:p>151.81444953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21-52</text:p>
          </table:table-cell>
          <table:table-cell office:value-type="float" office:value="1.5257839129e+12" calcext:value-type="float">
            <text:p>1.5257839129e+12</text:p>
          </table:table-cell>
          <table:table-cell office:value-type="string" calcext:value-type="string">
            <text:p>Tue May  8 18:21:5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54281.0" calcext:value-type="float">
            <text:p>1354281.0</text:p>
          </table:table-cell>
          <table:table-cell office:value-type="float" office:value="2645.08" calcext:value-type="float">
            <text:p>2645.08</text:p>
          </table:table-cell>
          <table:table-cell office:value-type="float" office:value="188.407650862" calcext:value-type="float">
            <text:p>188.40765086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24-04</text:p>
          </table:table-cell>
          <table:table-cell office:value-type="float" office:value="1.52578404403e+12" calcext:value-type="float">
            <text:p>1.52578404403e+12</text:p>
          </table:table-cell>
          <table:table-cell office:value-type="string" calcext:value-type="string">
            <text:p>Tue May  8 18:24:0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493903.0" calcext:value-type="float">
            <text:p>493903.0</text:p>
          </table:table-cell>
          <table:table-cell office:value-type="float" office:value="1929.31" calcext:value-type="float">
            <text:p>1929.31</text:p>
          </table:table-cell>
          <table:table-cell office:value-type="float" office:value="517.596588884" calcext:value-type="float">
            <text:p>517.5965888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26-15</text:p>
          </table:table-cell>
          <table:table-cell office:value-type="float" office:value="1.52578417515e+12" calcext:value-type="float">
            <text:p>1.52578417515e+12</text:p>
          </table:table-cell>
          <table:table-cell office:value-type="string" calcext:value-type="string">
            <text:p>Tue May  8 18:26:15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253894.0" calcext:value-type="float">
            <text:p>253894.0</text:p>
          </table:table-cell>
          <table:table-cell office:value-type="float" office:value="1983.55" calcext:value-type="float">
            <text:p>1983.55</text:p>
          </table:table-cell>
          <table:table-cell office:value-type="float" office:value="1007.44552119" calcext:value-type="float">
            <text:p>1007.4455211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28-26</text:p>
          </table:table-cell>
          <table:table-cell office:value-type="float" office:value="1.52578430627e+12" calcext:value-type="float">
            <text:p>1.52578430627e+12</text:p>
          </table:table-cell>
          <table:table-cell office:value-type="string" calcext:value-type="string">
            <text:p>Tue May  8 18:28:26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7041.0" calcext:value-type="float">
            <text:p>137041.0</text:p>
          </table:table-cell>
          <table:table-cell office:value-type="float" office:value="2141.26" calcext:value-type="float">
            <text:p>2141.26</text:p>
          </table:table-cell>
          <table:table-cell office:value-type="float" office:value="1866.94995094" calcext:value-type="float">
            <text:p>1866.9499509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30-37</text:p>
          </table:table-cell>
          <table:table-cell office:value-type="float" office:value="1.5257844374e+12" calcext:value-type="float">
            <text:p>1.5257844374e+12</text:p>
          </table:table-cell>
          <table:table-cell office:value-type="string" calcext:value-type="string">
            <text:p>Tue May  8 18:30:37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67082.0" calcext:value-type="float">
            <text:p>67082.0</text:p>
          </table:table-cell>
          <table:table-cell office:value-type="float" office:value="2096.3" calcext:value-type="float">
            <text:p>2096.3</text:p>
          </table:table-cell>
          <table:table-cell office:value-type="float" office:value="3814.36194568" calcext:value-type="float">
            <text:p>3814.3619456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32-48</text:p>
          </table:table-cell>
          <table:table-cell office:value-type="float" office:value="1.52578456853e+12" calcext:value-type="float">
            <text:p>1.52578456853e+12</text:p>
          </table:table-cell>
          <table:table-cell office:value-type="string" calcext:value-type="string">
            <text:p>Tue May  8 18:32:48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3573.0" calcext:value-type="float">
            <text:p>33573.0</text:p>
          </table:table-cell>
          <table:table-cell office:value-type="float" office:value="2098.29" calcext:value-type="float">
            <text:p>2098.29</text:p>
          </table:table-cell>
          <table:table-cell office:value-type="float" office:value="7622.05024533" calcext:value-type="float">
            <text:p>7622.0502453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34-59</text:p>
          </table:table-cell>
          <table:table-cell office:value-type="float" office:value="1.52578469964e+12" calcext:value-type="float">
            <text:p>1.52578469964e+12</text:p>
          </table:table-cell>
          <table:table-cell office:value-type="string" calcext:value-type="string">
            <text:p>Tue May  8 18:34:5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285.0" calcext:value-type="float">
            <text:p>17285.0</text:p>
          </table:table-cell>
          <table:table-cell office:value-type="float" office:value="2160.68" calcext:value-type="float">
            <text:p>2160.68</text:p>
          </table:table-cell>
          <table:table-cell office:value-type="float" office:value="14803.4606053" calcext:value-type="float">
            <text:p>14803.460605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37-10</text:p>
          </table:table-cell>
          <table:table-cell office:value-type="float" office:value="1.52578483076e+12" calcext:value-type="float">
            <text:p>1.52578483076e+12</text:p>
          </table:table-cell>
          <table:table-cell office:value-type="string" calcext:value-type="string">
            <text:p>Tue May  8 18:37:10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893.0" calcext:value-type="float">
            <text:p>33893.0</text:p>
          </table:table-cell>
          <table:table-cell office:value-type="float" office:value="16.55" calcext:value-type="float">
            <text:p>16.55</text:p>
          </table:table-cell>
          <table:table-cell office:value-type="float" office:value="0.0" calcext:value-type="float">
            <text:p>0.0</text:p>
          </table:table-cell>
          <table:table-cell office:value-type="float" office:value="29.051476621" calcext:value-type="float">
            <text:p>29.051476621</text:p>
          </table:table-cell>
          <table:table-cell office:value-type="string" calcext:value-type="string">
            <text:p>2018-05-08_18-39-21</text:p>
          </table:table-cell>
          <table:table-cell office:value-type="float" office:value="1.5257849618e+12" calcext:value-type="float">
            <text:p>1.5257849618e+12</text:p>
          </table:table-cell>
          <table:table-cell office:value-type="string" calcext:value-type="string">
            <text:p>Tue May  8 18:39:21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368.0" calcext:value-type="float">
            <text:p>33368.0</text:p>
          </table:table-cell>
          <table:table-cell office:value-type="float" office:value="32.59" calcext:value-type="float">
            <text:p>32.59</text:p>
          </table:table-cell>
          <table:table-cell office:value-type="float" office:value="0.0" calcext:value-type="float">
            <text:p>0.0</text:p>
          </table:table-cell>
          <table:table-cell office:value-type="float" office:value="29.525962882" calcext:value-type="float">
            <text:p>29.525962882</text:p>
          </table:table-cell>
          <table:table-cell office:value-type="string" calcext:value-type="string">
            <text:p>2018-05-08_18-41-32</text:p>
          </table:table-cell>
          <table:table-cell office:value-type="float" office:value="1.52578509295e+12" calcext:value-type="float">
            <text:p>1.52578509295e+12</text:p>
          </table:table-cell>
          <table:table-cell office:value-type="string" calcext:value-type="string">
            <text:p>Tue May  8 18:41:32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2142.0" calcext:value-type="float">
            <text:p>32142.0</text:p>
          </table:table-cell>
          <table:table-cell office:value-type="float" office:value="62.78" calcext:value-type="float">
            <text:p>62.78</text:p>
          </table:table-cell>
          <table:table-cell office:value-type="float" office:value="0.0" calcext:value-type="float">
            <text:p>0.0</text:p>
          </table:table-cell>
          <table:table-cell office:value-type="float" office:value="30.668063591" calcext:value-type="float">
            <text:p>30.668063591</text:p>
          </table:table-cell>
          <table:table-cell office:value-type="string" calcext:value-type="string">
            <text:p>2018-05-08_18-43-44</text:p>
          </table:table-cell>
          <table:table-cell office:value-type="float" office:value="1.52578522404e+12" calcext:value-type="float">
            <text:p>1.52578522404e+12</text:p>
          </table:table-cell>
          <table:table-cell office:value-type="string" calcext:value-type="string">
            <text:p>Tue May  8 18:43:4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0008.0" calcext:value-type="float">
            <text:p>30008.0</text:p>
          </table:table-cell>
          <table:table-cell office:value-type="float" office:value="117.22" calcext:value-type="float">
            <text:p>117.22</text:p>
          </table:table-cell>
          <table:table-cell office:value-type="float" office:value="0.0" calcext:value-type="float">
            <text:p>0.0</text:p>
          </table:table-cell>
          <table:table-cell office:value-type="float" office:value="32.862645607" calcext:value-type="float">
            <text:p>32.862645607</text:p>
          </table:table-cell>
          <table:table-cell office:value-type="string" calcext:value-type="string">
            <text:p>2018-05-08_18-45-55</text:p>
          </table:table-cell>
          <table:table-cell office:value-type="float" office:value="1.52578535517e+12" calcext:value-type="float">
            <text:p>1.52578535517e+12</text:p>
          </table:table-cell>
          <table:table-cell office:value-type="string" calcext:value-type="string">
            <text:p>Tue May  8 18:45:5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339.0" calcext:value-type="float">
            <text:p>19339.0</text:p>
          </table:table-cell>
          <table:table-cell office:value-type="float" office:value="151.09" calcext:value-type="float">
            <text:p>151.09</text:p>
          </table:table-cell>
          <table:table-cell office:value-type="float" office:value="0.0" calcext:value-type="float">
            <text:p>0.0</text:p>
          </table:table-cell>
          <table:table-cell office:value-type="float" office:value="50.817680516" calcext:value-type="float">
            <text:p>50.817680516</text:p>
          </table:table-cell>
          <table:table-cell office:value-type="string" calcext:value-type="string">
            <text:p>2018-05-08_18-48-06</text:p>
          </table:table-cell>
          <table:table-cell office:value-type="float" office:value="1.52578548628e+12" calcext:value-type="float">
            <text:p>1.52578548628e+12</text:p>
          </table:table-cell>
          <table:table-cell office:value-type="string" calcext:value-type="string">
            <text:p>Tue May  8 18:48:06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6098.0" calcext:value-type="float">
            <text:p>16098.0</text:p>
          </table:table-cell>
          <table:table-cell office:value-type="float" office:value="251.53" calcext:value-type="float">
            <text:p>251.53</text:p>
          </table:table-cell>
          <table:table-cell office:value-type="float" office:value="0.0" calcext:value-type="float">
            <text:p>0.0</text:p>
          </table:table-cell>
          <table:table-cell office:value-type="float" office:value="61.373432464" calcext:value-type="float">
            <text:p>61.373432464</text:p>
          </table:table-cell>
          <table:table-cell office:value-type="string" calcext:value-type="string">
            <text:p>2018-05-08_18-50-17</text:p>
          </table:table-cell>
          <table:table-cell office:value-type="float" office:value="1.52578561739e+12" calcext:value-type="float">
            <text:p>1.52578561739e+12</text:p>
          </table:table-cell>
          <table:table-cell office:value-type="string" calcext:value-type="string">
            <text:p>Tue May  8 18:50:17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2496.0" calcext:value-type="float">
            <text:p>12496.0</text:p>
          </table:table-cell>
          <table:table-cell office:value-type="float" office:value="390.51" calcext:value-type="float">
            <text:p>390.51</text:p>
          </table:table-cell>
          <table:table-cell office:value-type="float" office:value="0.0" calcext:value-type="float">
            <text:p>0.0</text:p>
          </table:table-cell>
          <table:table-cell office:value-type="float" office:value="79.182414948" calcext:value-type="float">
            <text:p>79.182414948</text:p>
          </table:table-cell>
          <table:table-cell office:value-type="string" calcext:value-type="string">
            <text:p>2018-05-08_18-52-28</text:p>
          </table:table-cell>
          <table:table-cell office:value-type="float" office:value="1.52578574853e+12" calcext:value-type="float">
            <text:p>1.52578574853e+12</text:p>
          </table:table-cell>
          <table:table-cell office:value-type="string" calcext:value-type="string">
            <text:p>Tue May  8 18:52:2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9304.0" calcext:value-type="float">
            <text:p>9304.0</text:p>
          </table:table-cell>
          <table:table-cell office:value-type="float" office:value="581.51" calcext:value-type="float">
            <text:p>581.51</text:p>
          </table:table-cell>
          <table:table-cell office:value-type="float" office:value="0.0" calcext:value-type="float">
            <text:p>0.0</text:p>
          </table:table-cell>
          <table:table-cell office:value-type="float" office:value="106.642314565" calcext:value-type="float">
            <text:p>106.642314565</text:p>
          </table:table-cell>
          <table:table-cell office:value-type="string" calcext:value-type="string">
            <text:p>2018-05-08_18-54-39</text:p>
          </table:table-cell>
          <table:table-cell office:value-type="float" office:value="1.52578587964e+12" calcext:value-type="float">
            <text:p>1.52578587964e+12</text:p>
          </table:table-cell>
          <table:table-cell office:value-type="string" calcext:value-type="string">
            <text:p>Tue May  8 18:54:3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330.0" calcext:value-type="float">
            <text:p>5330.0</text:p>
          </table:table-cell>
          <table:table-cell office:value-type="float" office:value="666.31" calcext:value-type="float">
            <text:p>666.31</text:p>
          </table:table-cell>
          <table:table-cell office:value-type="float" office:value="0.0" calcext:value-type="float">
            <text:p>0.0</text:p>
          </table:table-cell>
          <table:table-cell office:value-type="float" office:value="186.293917871" calcext:value-type="float">
            <text:p>186.293917871</text:p>
          </table:table-cell>
          <table:table-cell office:value-type="string" calcext:value-type="string">
            <text:p>2018-05-08_18-56-50</text:p>
          </table:table-cell>
          <table:table-cell office:value-type="float" office:value="1.52578601075e+12" calcext:value-type="float">
            <text:p>1.52578601075e+12</text:p>
          </table:table-cell>
          <table:table-cell office:value-type="string" calcext:value-type="string">
            <text:p>Tue May  8 18:56:5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2985.0" calcext:value-type="float">
            <text:p>22985.0</text:p>
          </table:table-cell>
          <table:table-cell office:value-type="float" office:value="89.78" calcext:value-type="float">
            <text:p>89.78</text:p>
          </table:table-cell>
          <table:table-cell office:value-type="float" office:value="51.568797358" calcext:value-type="float">
            <text:p>51.568797358</text:p>
          </table:table-cell>
          <table:table-cell office:value-type="float" office:value="34.20635468" calcext:value-type="float">
            <text:p>34.20635468</text:p>
          </table:table-cell>
          <table:table-cell office:value-type="string" calcext:value-type="string">
            <text:p>2018-05-08_18-59-01</text:p>
          </table:table-cell>
          <table:table-cell office:value-type="float" office:value="1.52578614188e+12" calcext:value-type="float">
            <text:p>1.52578614188e+12</text:p>
          </table:table-cell>
          <table:table-cell office:value-type="string" calcext:value-type="string">
            <text:p>Tue May  8 18:59:01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4004.0" calcext:value-type="float">
            <text:p>44004.0</text:p>
          </table:table-cell>
          <table:table-cell office:value-type="float" office:value="171.89" calcext:value-type="float">
            <text:p>171.89</text:p>
          </table:table-cell>
          <table:table-cell office:value-type="float" office:value="54.567142705" calcext:value-type="float">
            <text:p>54.567142705</text:p>
          </table:table-cell>
          <table:table-cell office:value-type="float" office:value="35.076262143" calcext:value-type="float">
            <text:p>35.076262143</text:p>
          </table:table-cell>
          <table:table-cell office:value-type="string" calcext:value-type="string">
            <text:p>2018-05-08_19-01-13</text:p>
          </table:table-cell>
          <table:table-cell office:value-type="float" office:value="1.52578627302e+12" calcext:value-type="float">
            <text:p>1.52578627302e+12</text:p>
          </table:table-cell>
          <table:table-cell office:value-type="string" calcext:value-type="string">
            <text:p>Tue May  8 19:01:13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2964.0" calcext:value-type="float">
            <text:p>82964.0</text:p>
          </table:table-cell>
          <table:table-cell office:value-type="float" office:value="324.08" calcext:value-type="float">
            <text:p>324.08</text:p>
          </table:table-cell>
          <table:table-cell office:value-type="float" office:value="58.84625333" calcext:value-type="float">
            <text:p>58.84625333</text:p>
          </table:table-cell>
          <table:table-cell office:value-type="float" office:value="36.416970123" calcext:value-type="float">
            <text:p>36.416970123</text:p>
          </table:table-cell>
          <table:table-cell office:value-type="string" calcext:value-type="string">
            <text:p>2018-05-08_19-03-24</text:p>
          </table:table-cell>
          <table:table-cell office:value-type="float" office:value="1.52578640415e+12" calcext:value-type="float">
            <text:p>1.52578640415e+12</text:p>
          </table:table-cell>
          <table:table-cell office:value-type="string" calcext:value-type="string">
            <text:p>Tue May  8 19:03:24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5071.0" calcext:value-type="float">
            <text:p>155071.0</text:p>
          </table:table-cell>
          <table:table-cell office:value-type="float" office:value="605.75" calcext:value-type="float">
            <text:p>605.75</text:p>
          </table:table-cell>
          <table:table-cell office:value-type="float" office:value="66.378081458" calcext:value-type="float">
            <text:p>66.378081458</text:p>
          </table:table-cell>
          <table:table-cell office:value-type="float" office:value="35.605316403" calcext:value-type="float">
            <text:p>35.605316403</text:p>
          </table:table-cell>
          <table:table-cell office:value-type="string" calcext:value-type="string">
            <text:p>2018-05-08_19-05-35</text:p>
          </table:table-cell>
          <table:table-cell office:value-type="float" office:value="1.52578653529e+12" calcext:value-type="float">
            <text:p>1.52578653529e+12</text:p>
          </table:table-cell>
          <table:table-cell office:value-type="string" calcext:value-type="string">
            <text:p>Tue May  8 19:05:3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69544.0" calcext:value-type="float">
            <text:p>269544.0</text:p>
          </table:table-cell>
          <table:table-cell office:value-type="float" office:value="1052.91" calcext:value-type="float">
            <text:p>1052.91</text:p>
          </table:table-cell>
          <table:table-cell office:value-type="float" office:value="81.509457946" calcext:value-type="float">
            <text:p>81.509457946</text:p>
          </table:table-cell>
          <table:table-cell office:value-type="float" office:value="36.002785471" calcext:value-type="float">
            <text:p>36.002785471</text:p>
          </table:table-cell>
          <table:table-cell office:value-type="string" calcext:value-type="string">
            <text:p>2018-05-08_19-07-46</text:p>
          </table:table-cell>
          <table:table-cell office:value-type="float" office:value="1.5257866664e+12" calcext:value-type="float">
            <text:p>1.5257866664e+12</text:p>
          </table:table-cell>
          <table:table-cell office:value-type="string" calcext:value-type="string">
            <text:p>Tue May  8 19:07:46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3923.0" calcext:value-type="float">
            <text:p>453923.0</text:p>
          </table:table-cell>
          <table:table-cell office:value-type="float" office:value="1773.14" calcext:value-type="float">
            <text:p>1773.14</text:p>
          </table:table-cell>
          <table:table-cell office:value-type="float" office:value="103.508507457" calcext:value-type="float">
            <text:p>103.508507457</text:p>
          </table:table-cell>
          <table:table-cell office:value-type="float" office:value="36.17898109" calcext:value-type="float">
            <text:p>36.17898109</text:p>
          </table:table-cell>
          <table:table-cell office:value-type="string" calcext:value-type="string">
            <text:p>2018-05-08_19-09-57</text:p>
          </table:table-cell>
          <table:table-cell office:value-type="float" office:value="1.52578679755e+12" calcext:value-type="float">
            <text:p>1.52578679755e+12</text:p>
          </table:table-cell>
          <table:table-cell office:value-type="string" calcext:value-type="string">
            <text:p>Tue May  8 19:09:57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05202.0" calcext:value-type="float">
            <text:p>705202.0</text:p>
          </table:table-cell>
          <table:table-cell office:value-type="float" office:value="2754.7" calcext:value-type="float">
            <text:p>2754.7</text:p>
          </table:table-cell>
          <table:table-cell office:value-type="float" office:value="138.81399889" calcext:value-type="float">
            <text:p>138.81399889</text:p>
          </table:table-cell>
          <table:table-cell office:value-type="float" office:value="41.045802312" calcext:value-type="float">
            <text:p>41.045802312</text:p>
          </table:table-cell>
          <table:table-cell office:value-type="string" calcext:value-type="string">
            <text:p>2018-05-08_19-12-08</text:p>
          </table:table-cell>
          <table:table-cell office:value-type="float" office:value="1.52578692872e+12" calcext:value-type="float">
            <text:p>1.52578692872e+12</text:p>
          </table:table-cell>
          <table:table-cell office:value-type="string" calcext:value-type="string">
            <text:p>Tue May  8 19:12:08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7467.0" calcext:value-type="float">
            <text:p>17467.0</text:p>
          </table:table-cell>
          <table:table-cell office:value-type="float" office:value="68.23" calcext:value-type="float">
            <text:p>68.23</text:p>
          </table:table-cell>
          <table:table-cell office:value-type="float" office:value="56.463160046" calcext:value-type="float">
            <text:p>56.46316004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9-14-19</text:p>
          </table:table-cell>
          <table:table-cell office:value-type="float" office:value="1.52578705976e+12" calcext:value-type="float">
            <text:p>1.52578705976e+12</text:p>
          </table:table-cell>
          <table:table-cell office:value-type="string" calcext:value-type="string">
            <text:p>Tue May  8 19:14:19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6860.0" calcext:value-type="float">
            <text:p>36860.0</text:p>
          </table:table-cell>
          <table:table-cell office:value-type="float" office:value="143.99" calcext:value-type="float">
            <text:p>143.99</text:p>
          </table:table-cell>
          <table:table-cell office:value-type="float" office:value="53.775235763" calcext:value-type="float">
            <text:p>53.77523576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9-16-30</text:p>
          </table:table-cell>
          <table:table-cell office:value-type="float" office:value="1.52578719087e+12" calcext:value-type="float">
            <text:p>1.52578719087e+12</text:p>
          </table:table-cell>
          <table:table-cell office:value-type="string" calcext:value-type="string">
            <text:p>Tue May  8 19:16:30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69643.0" calcext:value-type="float">
            <text:p>69643.0</text:p>
          </table:table-cell>
          <table:table-cell office:value-type="float" office:value="272.04" calcext:value-type="float">
            <text:p>272.04</text:p>
          </table:table-cell>
          <table:table-cell office:value-type="float" office:value="56.817820103" calcext:value-type="float">
            <text:p>56.81782010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9-18-41</text:p>
          </table:table-cell>
          <table:table-cell office:value-type="float" office:value="1.52578732196e+12" calcext:value-type="float">
            <text:p>1.52578732196e+12</text:p>
          </table:table-cell>
          <table:table-cell office:value-type="string" calcext:value-type="string">
            <text:p>Tue May  8 19:18:41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39387.0" calcext:value-type="float">
            <text:p>139387.0</text:p>
          </table:table-cell>
          <table:table-cell office:value-type="float" office:value="544.48" calcext:value-type="float">
            <text:p>544.48</text:p>
          </table:table-cell>
          <table:table-cell office:value-type="float" office:value="56.823400344" calcext:value-type="float">
            <text:p>56.82340034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9-20-53</text:p>
          </table:table-cell>
          <table:table-cell office:value-type="float" office:value="1.52578745311e+12" calcext:value-type="float">
            <text:p>1.52578745311e+12</text:p>
          </table:table-cell>
          <table:table-cell office:value-type="string" calcext:value-type="string">
            <text:p>Tue May  8 19:20:5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85991.0" calcext:value-type="float">
            <text:p>285991.0</text:p>
          </table:table-cell>
          <table:table-cell office:value-type="float" office:value="1117.15" calcext:value-type="float">
            <text:p>1117.15</text:p>
          </table:table-cell>
          <table:table-cell office:value-type="float" office:value="55.376077893" calcext:value-type="float">
            <text:p>55.37607789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9-23-04</text:p>
          </table:table-cell>
          <table:table-cell office:value-type="float" office:value="1.52578758426e+12" calcext:value-type="float">
            <text:p>1.52578758426e+12</text:p>
          </table:table-cell>
          <table:table-cell office:value-type="string" calcext:value-type="string">
            <text:p>Tue May  8 19:23:04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57923.0" calcext:value-type="float">
            <text:p>557923.0</text:p>
          </table:table-cell>
          <table:table-cell office:value-type="float" office:value="2179.39" calcext:value-type="float">
            <text:p>2179.39</text:p>
          </table:table-cell>
          <table:table-cell office:value-type="float" office:value="56.742015882" calcext:value-type="float">
            <text:p>56.74201588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9-25-15</text:p>
          </table:table-cell>
          <table:table-cell office:value-type="float" office:value="1.5257877154e+12" calcext:value-type="float">
            <text:p>1.5257877154e+12</text:p>
          </table:table-cell>
          <table:table-cell office:value-type="string" calcext:value-type="string">
            <text:p>Tue May  8 19:25:15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54069.0" calcext:value-type="float">
            <text:p>954069.0</text:p>
          </table:table-cell>
          <table:table-cell office:value-type="float" office:value="3726.83" calcext:value-type="float">
            <text:p>3726.83</text:p>
          </table:table-cell>
          <table:table-cell office:value-type="float" office:value="66.304570263" calcext:value-type="float">
            <text:p>66.30457026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9-27-26</text:p>
          </table:table-cell>
          <table:table-cell office:value-type="float" office:value="1.52578784658e+12" calcext:value-type="float">
            <text:p>1.52578784658e+12</text:p>
          </table:table-cell>
          <table:table-cell office:value-type="string" calcext:value-type="string">
            <text:p>Tue May  8 19:27:26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0002.0" calcext:value-type="float">
            <text:p>30002.0</text:p>
          </table:table-cell>
          <table:table-cell office:value-type="float" office:value="117.2" calcext:value-type="float">
            <text:p>117.2</text:p>
          </table:table-cell>
          <table:table-cell office:value-type="float" office:value="0.0" calcext:value-type="float">
            <text:p>0.0</text:p>
          </table:table-cell>
          <table:table-cell office:value-type="float" office:value="32.864139305" calcext:value-type="float">
            <text:p>32.864139305</text:p>
          </table:table-cell>
          <table:table-cell office:value-type="string" calcext:value-type="string">
            <text:p>2018-05-08_19-29-37</text:p>
          </table:table-cell>
          <table:table-cell office:value-type="float" office:value="1.52578797762e+12" calcext:value-type="float">
            <text:p>1.52578797762e+12</text:p>
          </table:table-cell>
          <table:table-cell office:value-type="string" calcext:value-type="string">
            <text:p>Tue May  8 19:29:37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8132.0" calcext:value-type="float">
            <text:p>58132.0</text:p>
          </table:table-cell>
          <table:table-cell office:value-type="float" office:value="227.08" calcext:value-type="float">
            <text:p>227.08</text:p>
          </table:table-cell>
          <table:table-cell office:value-type="float" office:value="0.0" calcext:value-type="float">
            <text:p>0.0</text:p>
          </table:table-cell>
          <table:table-cell office:value-type="float" office:value="33.885297329" calcext:value-type="float">
            <text:p>33.885297329</text:p>
          </table:table-cell>
          <table:table-cell office:value-type="string" calcext:value-type="string">
            <text:p>2018-05-08_19-31-48</text:p>
          </table:table-cell>
          <table:table-cell office:value-type="float" office:value="1.52578810872e+12" calcext:value-type="float">
            <text:p>1.52578810872e+12</text:p>
          </table:table-cell>
          <table:table-cell office:value-type="string" calcext:value-type="string">
            <text:p>Tue May  8 19:31:48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2426.0" calcext:value-type="float">
            <text:p>112426.0</text:p>
          </table:table-cell>
          <table:table-cell office:value-type="float" office:value="439.17" calcext:value-type="float">
            <text:p>439.17</text:p>
          </table:table-cell>
          <table:table-cell office:value-type="float" office:value="0.0" calcext:value-type="float">
            <text:p>0.0</text:p>
          </table:table-cell>
          <table:table-cell office:value-type="float" office:value="35.020756875" calcext:value-type="float">
            <text:p>35.020756875</text:p>
          </table:table-cell>
          <table:table-cell office:value-type="string" calcext:value-type="string">
            <text:p>2018-05-08_19-33-59</text:p>
          </table:table-cell>
          <table:table-cell office:value-type="float" office:value="1.52578823984e+12" calcext:value-type="float">
            <text:p>1.52578823984e+12</text:p>
          </table:table-cell>
          <table:table-cell office:value-type="string" calcext:value-type="string">
            <text:p>Tue May  8 19:33:59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2523.0" calcext:value-type="float">
            <text:p>222523.0</text:p>
          </table:table-cell>
          <table:table-cell office:value-type="float" office:value="869.23" calcext:value-type="float">
            <text:p>869.23</text:p>
          </table:table-cell>
          <table:table-cell office:value-type="float" office:value="0.0" calcext:value-type="float">
            <text:p>0.0</text:p>
          </table:table-cell>
          <table:table-cell office:value-type="float" office:value="35.367203226" calcext:value-type="float">
            <text:p>35.367203226</text:p>
          </table:table-cell>
          <table:table-cell office:value-type="string" calcext:value-type="string">
            <text:p>2018-05-08_19-36-10</text:p>
          </table:table-cell>
          <table:table-cell office:value-type="float" office:value="1.52578837098e+12" calcext:value-type="float">
            <text:p>1.52578837098e+12</text:p>
          </table:table-cell>
          <table:table-cell office:value-type="string" calcext:value-type="string">
            <text:p>Tue May  8 19:36:10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51881.0" calcext:value-type="float">
            <text:p>451881.0</text:p>
          </table:table-cell>
          <table:table-cell office:value-type="float" office:value="1765.16" calcext:value-type="float">
            <text:p>1765.16</text:p>
          </table:table-cell>
          <table:table-cell office:value-type="float" office:value="0.0" calcext:value-type="float">
            <text:p>0.0</text:p>
          </table:table-cell>
          <table:table-cell office:value-type="float" office:value="34.80907051" calcext:value-type="float">
            <text:p>34.80907051</text:p>
          </table:table-cell>
          <table:table-cell office:value-type="string" calcext:value-type="string">
            <text:p>2018-05-08_19-38-22</text:p>
          </table:table-cell>
          <table:table-cell office:value-type="float" office:value="1.52578850212e+12" calcext:value-type="float">
            <text:p>1.52578850212e+12</text:p>
          </table:table-cell>
          <table:table-cell office:value-type="string" calcext:value-type="string">
            <text:p>Tue May  8 19:38:22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79358.0" calcext:value-type="float">
            <text:p>779358.0</text:p>
          </table:table-cell>
          <table:table-cell office:value-type="float" office:value="3044.37" calcext:value-type="float">
            <text:p>3044.37</text:p>
          </table:table-cell>
          <table:table-cell office:value-type="float" office:value="0.0" calcext:value-type="float">
            <text:p>0.0</text:p>
          </table:table-cell>
          <table:table-cell office:value-type="float" office:value="40.35239742" calcext:value-type="float">
            <text:p>40.35239742</text:p>
          </table:table-cell>
          <table:table-cell office:value-type="string" calcext:value-type="string">
            <text:p>2018-05-08_19-40-33</text:p>
          </table:table-cell>
          <table:table-cell office:value-type="float" office:value="1.52578863326e+12" calcext:value-type="float">
            <text:p>1.52578863326e+12</text:p>
          </table:table-cell>
          <table:table-cell office:value-type="string" calcext:value-type="string">
            <text:p>Tue May  8 19:40:33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078720.0" calcext:value-type="float">
            <text:p>1078720.0</text:p>
          </table:table-cell>
          <table:table-cell office:value-type="float" office:value="4213.75" calcext:value-type="float">
            <text:p>4213.75</text:p>
          </table:table-cell>
          <table:table-cell office:value-type="float" office:value="0.0" calcext:value-type="float">
            <text:p>0.0</text:p>
          </table:table-cell>
          <table:table-cell office:value-type="float" office:value="58.379377831" calcext:value-type="float">
            <text:p>58.379377831</text:p>
          </table:table-cell>
          <table:table-cell office:value-type="string" calcext:value-type="string">
            <text:p>2018-05-08_19-42-44</text:p>
          </table:table-cell>
          <table:table-cell office:value-type="float" office:value="1.52578876443e+12" calcext:value-type="float">
            <text:p>1.52578876443e+12</text:p>
          </table:table-cell>
          <table:table-cell office:value-type="string" calcext:value-type="string">
            <text:p>Tue May  8 19:42:44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1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11.968" calcext:value-type="float">
            <text:p>11.968</text:p>
          </table:table-cell>
          <table:table-cell office:value-type="float" office:value="0.999999274517" calcext:value-type="float">
            <text:p>0.999999274517</text:p>
          </table:table-cell>
          <table:table-cell office:value-type="float" office:value="0.402" calcext:value-type="float">
            <text:p>0.402</text:p>
          </table:table-cell>
          <table:table-cell office:value-type="float" office:value="0.999999275254" calcext:value-type="float">
            <text:p>0.999999275254</text:p>
          </table:table-cell>
          <table:table-cell office:value-type="string" calcext:value-type="string">
            <text:p/>
          </table:table-cell>
          <table:table-cell office:value-type="float" office:value="1.48" calcext:value-type="float">
            <text:p>1.48</text:p>
          </table:table-cell>
          <table:table-cell office:value-type="float" office:value="0.999999798968" calcext:value-type="float">
            <text:p>0.999999798968</text:p>
          </table:table-cell>
          <table:table-cell office:value-type="float" office:value="0.438" calcext:value-type="float">
            <text:p>0.438</text:p>
          </table:table-cell>
          <table:table-cell office:value-type="float" office:value="0.999999799255" calcext:value-type="float">
            <text:p>0.999999799255</text:p>
          </table:table-cell>
          <table:table-cell office:value-type="string" calcext:value-type="string">
            <text:p/>
          </table:table-cell>
          <table:table-cell office:value-type="float" office:value="1.928" calcext:value-type="float">
            <text:p>1.928</text:p>
          </table:table-cell>
          <table:table-cell office:value-type="float" office:value="0.999999938166" calcext:value-type="float">
            <text:p>0.999999938166</text:p>
          </table:table-cell>
          <table:table-cell office:value-type="float" office:value="0.548" calcext:value-type="float">
            <text:p>0.548</text:p>
          </table:table-cell>
          <table:table-cell office:value-type="float" office:value="0.99999993817" calcext:value-type="float">
            <text:p>0.99999993817</text:p>
          </table:table-cell>
          <table:table-cell office:value-type="string" calcext:value-type="string">
            <text:p/>
          </table:table-cell>
          <table:table-cell office:value-type="float" office:value="0.66" calcext:value-type="float">
            <text:p>0.66</text:p>
          </table:table-cell>
          <table:table-cell office:value-type="float" office:value="0.999999963285" calcext:value-type="float">
            <text:p>0.999999963285</text:p>
          </table:table-cell>
          <table:table-cell office:value-type="float" office:value="0.548" calcext:value-type="float">
            <text:p>0.548</text:p>
          </table:table-cell>
          <table:table-cell office:value-type="float" office:value="0.999999963282" calcext:value-type="float">
            <text:p>0.9999999632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.608" calcext:value-type="float">
            <text:p>12.608</text:p>
          </table:table-cell>
          <table:table-cell office:value-type="float" office:value="0.999998549035" calcext:value-type="float">
            <text:p>0.999998549035</text:p>
          </table:table-cell>
          <table:table-cell office:value-type="float" office:value="0.418" calcext:value-type="float">
            <text:p>0.418</text:p>
          </table:table-cell>
          <table:table-cell office:value-type="float" office:value="0.999998550508" calcext:value-type="float">
            <text:p>0.999998550508</text:p>
          </table:table-cell>
          <table:table-cell office:value-type="string" calcext:value-type="string">
            <text:p/>
          </table:table-cell>
          <table:table-cell office:value-type="float" office:value="3.44" calcext:value-type="float">
            <text:p>3.44</text:p>
          </table:table-cell>
          <table:table-cell office:value-type="float" office:value="0.999999597936" calcext:value-type="float">
            <text:p>0.999999597936</text:p>
          </table:table-cell>
          <table:table-cell office:value-type="float" office:value="0.454" calcext:value-type="float">
            <text:p>0.454</text:p>
          </table:table-cell>
          <table:table-cell office:value-type="float" office:value="0.999999598509" calcext:value-type="float">
            <text:p>0.999999598509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9876332" calcext:value-type="float">
            <text:p>0.999999876332</text:p>
          </table:table-cell>
          <table:table-cell office:value-type="float" office:value="1.592" calcext:value-type="float">
            <text:p>1.592</text:p>
          </table:table-cell>
          <table:table-cell office:value-type="float" office:value="0.999999876341" calcext:value-type="float">
            <text:p>0.999999876341</text:p>
          </table:table-cell>
          <table:table-cell office:value-type="string" calcext:value-type="string">
            <text:p/>
          </table:table-cell>
          <table:table-cell office:value-type="float" office:value="2.768" calcext:value-type="float">
            <text:p>2.768</text:p>
          </table:table-cell>
          <table:table-cell office:value-type="float" office:value="0.999999926571" calcext:value-type="float">
            <text:p>0.999999926571</text:p>
          </table:table-cell>
          <table:table-cell office:value-type="float" office:value="0.556" calcext:value-type="float">
            <text:p>0.556</text:p>
          </table:table-cell>
          <table:table-cell office:value-type="float" office:value="0.999999926564" calcext:value-type="float">
            <text:p>0.999999926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144" calcext:value-type="float">
            <text:p>22.144</text:p>
          </table:table-cell>
          <table:table-cell office:value-type="float" office:value="0.999997823552" calcext:value-type="float">
            <text:p>0.999997823552</text:p>
          </table:table-cell>
          <table:table-cell office:value-type="float" office:value="0.612" calcext:value-type="float">
            <text:p>0.612</text:p>
          </table:table-cell>
          <table:table-cell office:value-type="float" office:value="0.999997825762" calcext:value-type="float">
            <text:p>0.999997825762</text:p>
          </table:table-cell>
          <table:table-cell office:value-type="string" calcext:value-type="string">
            <text:p/>
          </table:table-cell>
          <table:table-cell office:value-type="float" office:value="5.6" calcext:value-type="float">
            <text:p>5.6</text:p>
          </table:table-cell>
          <table:table-cell office:value-type="float" office:value="0.999999396904" calcext:value-type="float">
            <text:p>0.999999396904</text:p>
          </table:table-cell>
          <table:table-cell office:value-type="float" office:value="0.474" calcext:value-type="float">
            <text:p>0.474</text:p>
          </table:table-cell>
          <table:table-cell office:value-type="float" office:value="0.999999397764" calcext:value-type="float">
            <text:p>0.999999397764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9814498" calcext:value-type="float">
            <text:p>0.999999814498</text:p>
          </table:table-cell>
          <table:table-cell office:value-type="float" office:value="1.736" calcext:value-type="float">
            <text:p>1.736</text:p>
          </table:table-cell>
          <table:table-cell office:value-type="float" office:value="0.999999814511" calcext:value-type="float">
            <text:p>0.999999814511</text:p>
          </table:table-cell>
          <table:table-cell office:value-type="string" calcext:value-type="string">
            <text:p/>
          </table:table-cell>
          <table:table-cell office:value-type="float" office:value="10.304" calcext:value-type="float">
            <text:p>10.304</text:p>
          </table:table-cell>
          <table:table-cell office:value-type="float" office:value="0.999999889856" calcext:value-type="float">
            <text:p>0.999999889856</text:p>
          </table:table-cell>
          <table:table-cell office:value-type="float" office:value="0.58" calcext:value-type="float">
            <text:p>0.58</text:p>
          </table:table-cell>
          <table:table-cell office:value-type="float" office:value="0.999999889846" calcext:value-type="float">
            <text:p>0.9999998898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999996372587" calcext:value-type="float">
            <text:p>0.999996372587</text:p>
          </table:table-cell>
          <table:table-cell office:value-type="float" office:value="2.288" calcext:value-type="float">
            <text:p>2.288</text:p>
          </table:table-cell>
          <table:table-cell office:value-type="float" office:value="0.999997101017" calcext:value-type="float">
            <text:p>0.999997101017</text:p>
          </table:table-cell>
          <table:table-cell office:value-type="string" calcext:value-type="string">
            <text:p/>
          </table:table-cell>
          <table:table-cell office:value-type="float" office:value="6.624" calcext:value-type="float">
            <text:p>6.624</text:p>
          </table:table-cell>
          <table:table-cell office:value-type="float" office:value="0.999999195871" calcext:value-type="float">
            <text:p>0.999999195871</text:p>
          </table:table-cell>
          <table:table-cell office:value-type="float" office:value="0.502" calcext:value-type="float">
            <text:p>0.502</text:p>
          </table:table-cell>
          <table:table-cell office:value-type="float" office:value="0.999999197018" calcext:value-type="float">
            <text:p>0.999999197018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9752665" calcext:value-type="float">
            <text:p>0.999999752665</text:p>
          </table:table-cell>
          <table:table-cell office:value-type="float" office:value="1.784" calcext:value-type="float">
            <text:p>1.784</text:p>
          </table:table-cell>
          <table:table-cell office:value-type="float" office:value="0.999999752681" calcext:value-type="float">
            <text:p>0.999999752681</text:p>
          </table:table-cell>
          <table:table-cell office:value-type="string" calcext:value-type="string">
            <text:p/>
          </table:table-cell>
          <table:table-cell office:value-type="float" office:value="13.504" calcext:value-type="float">
            <text:p>13.504</text:p>
          </table:table-cell>
          <table:table-cell office:value-type="float" office:value="0.999999853142" calcext:value-type="float">
            <text:p>0.999999853142</text:p>
          </table:table-cell>
          <table:table-cell office:value-type="float" office:value="0.588" calcext:value-type="float">
            <text:p>0.588</text:p>
          </table:table-cell>
          <table:table-cell office:value-type="float" office:value="0.999999853128" calcext:value-type="float">
            <text:p>0.999999853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0.999993470657" calcext:value-type="float">
            <text:p>0.999993470657</text:p>
          </table:table-cell>
          <table:table-cell office:value-type="float" office:value="5.28" calcext:value-type="float">
            <text:p>5.28</text:p>
          </table:table-cell>
          <table:table-cell office:value-type="float" office:value="0.999996376271" calcext:value-type="float">
            <text:p>0.999996376271</text:p>
          </table:table-cell>
          <table:table-cell office:value-type="string" calcext:value-type="string">
            <text:p/>
          </table:table-cell>
          <table:table-cell office:value-type="float" office:value="6.816" calcext:value-type="float">
            <text:p>6.816</text:p>
          </table:table-cell>
          <table:table-cell office:value-type="float" office:value="0.999998994839" calcext:value-type="float">
            <text:p>0.999998994839</text:p>
          </table:table-cell>
          <table:table-cell office:value-type="float" office:value="0.524" calcext:value-type="float">
            <text:p>0.524</text:p>
          </table:table-cell>
          <table:table-cell office:value-type="float" office:value="0.999998795527" calcext:value-type="float">
            <text:p>0.999998795527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628997" calcext:value-type="float">
            <text:p>0.999999628997</text:p>
          </table:table-cell>
          <table:table-cell office:value-type="float" office:value="2.864" calcext:value-type="float">
            <text:p>2.864</text:p>
          </table:table-cell>
          <table:table-cell office:value-type="float" office:value="0.999999690852" calcext:value-type="float">
            <text:p>0.999999690852</text:p>
          </table:table-cell>
          <table:table-cell office:value-type="string" calcext:value-type="string">
            <text:p/>
          </table:table-cell>
          <table:table-cell office:value-type="float" office:value="13.888" calcext:value-type="float">
            <text:p>13.888</text:p>
          </table:table-cell>
          <table:table-cell office:value-type="float" office:value="0.999999816427" calcext:value-type="float">
            <text:p>0.999999816427</text:p>
          </table:table-cell>
          <table:table-cell office:value-type="float" office:value="0.628" calcext:value-type="float">
            <text:p>0.628</text:p>
          </table:table-cell>
          <table:table-cell office:value-type="float" office:value="0.99999981641" calcext:value-type="float">
            <text:p>0.99999981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912" calcext:value-type="float">
            <text:p>22.912</text:p>
          </table:table-cell>
          <table:table-cell office:value-type="float" office:value="0.999992745175" calcext:value-type="float">
            <text:p>0.999992745175</text:p>
          </table:table-cell>
          <table:table-cell office:value-type="float" office:value="5.472" calcext:value-type="float">
            <text:p>5.472</text:p>
          </table:table-cell>
          <table:table-cell office:value-type="float" office:value="0.999995651525" calcext:value-type="float">
            <text:p>0.999995651525</text:p>
          </table:table-cell>
          <table:table-cell office:value-type="string" calcext:value-type="string">
            <text:p/>
          </table:table-cell>
          <table:table-cell office:value-type="float" office:value="7.072" calcext:value-type="float">
            <text:p>7.072</text:p>
          </table:table-cell>
          <table:table-cell office:value-type="float" office:value="0.999998793807" calcext:value-type="float">
            <text:p>0.999998793807</text:p>
          </table:table-cell>
          <table:table-cell office:value-type="float" office:value="0.628" calcext:value-type="float">
            <text:p>0.628</text:p>
          </table:table-cell>
          <table:table-cell office:value-type="float" office:value="0.999998594782" calcext:value-type="float">
            <text:p>0.999998594782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9567163" calcext:value-type="float">
            <text:p>0.999999567163</text:p>
          </table:table-cell>
          <table:table-cell office:value-type="float" office:value="3.344" calcext:value-type="float">
            <text:p>3.344</text:p>
          </table:table-cell>
          <table:table-cell office:value-type="float" office:value="0.999999629022" calcext:value-type="float">
            <text:p>0.999999629022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9779712" calcext:value-type="float">
            <text:p>0.999999779712</text:p>
          </table:table-cell>
          <table:table-cell office:value-type="float" office:value="0.9" calcext:value-type="float">
            <text:p>0.9</text:p>
          </table:table-cell>
          <table:table-cell office:value-type="float" office:value="0.999999779692" calcext:value-type="float">
            <text:p>0.999999779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168" calcext:value-type="float">
            <text:p>23.168</text:p>
          </table:table-cell>
          <table:table-cell office:value-type="float" office:value="0.999992019692" calcext:value-type="float">
            <text:p>0.999992019692</text:p>
          </table:table-cell>
          <table:table-cell office:value-type="float" office:value="7.264" calcext:value-type="float">
            <text:p>7.264</text:p>
          </table:table-cell>
          <table:table-cell office:value-type="float" office:value="0.999994926779" calcext:value-type="float">
            <text:p>0.999994926779</text:p>
          </table:table-cell>
          <table:table-cell office:value-type="string" calcext:value-type="string">
            <text:p/>
          </table:table-cell>
          <table:table-cell office:value-type="float" office:value="7.328" calcext:value-type="float">
            <text:p>7.328</text:p>
          </table:table-cell>
          <table:table-cell office:value-type="float" office:value="0.999998592775" calcext:value-type="float">
            <text:p>0.999998592775</text:p>
          </table:table-cell>
          <table:table-cell office:value-type="float" office:value="1.464" calcext:value-type="float">
            <text:p>1.464</text:p>
          </table:table-cell>
          <table:table-cell office:value-type="float" office:value="0.999998394036" calcext:value-type="float">
            <text:p>0.999998394036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9505329" calcext:value-type="float">
            <text:p>0.999999505329</text:p>
          </table:table-cell>
          <table:table-cell office:value-type="float" office:value="7.904" calcext:value-type="float">
            <text:p>7.904</text:p>
          </table:table-cell>
          <table:table-cell office:value-type="float" office:value="0.999999567192" calcext:value-type="float">
            <text:p>0.999999567192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9742998" calcext:value-type="float">
            <text:p>0.999999742998</text:p>
          </table:table-cell>
          <table:table-cell office:value-type="float" office:value="1.688" calcext:value-type="float">
            <text:p>1.688</text:p>
          </table:table-cell>
          <table:table-cell office:value-type="float" office:value="0.999999742974" calcext:value-type="float">
            <text:p>0.9999997429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.999989843245" calcext:value-type="float">
            <text:p>0.999989843245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94202033" calcext:value-type="float">
            <text:p>0.999994202033</text:p>
          </table:table-cell>
          <table:table-cell office:value-type="string" calcext:value-type="string">
            <text:p/>
          </table:table-cell>
          <table:table-cell office:value-type="float" office:value="7.584" calcext:value-type="float">
            <text:p>7.584</text:p>
          </table:table-cell>
          <table:table-cell office:value-type="float" office:value="0.999998391743" calcext:value-type="float">
            <text:p>0.999998391743</text:p>
          </table:table-cell>
          <table:table-cell office:value-type="float" office:value="2.064" calcext:value-type="float">
            <text:p>2.064</text:p>
          </table:table-cell>
          <table:table-cell office:value-type="float" office:value="0.999998193291" calcext:value-type="float">
            <text:p>0.999998193291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9443495" calcext:value-type="float">
            <text:p>0.999999443495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9505363" calcext:value-type="float">
            <text:p>0.999999505363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9706283" calcext:value-type="float">
            <text:p>0.999999706283</text:p>
          </table:table-cell>
          <table:table-cell office:value-type="float" office:value="1.784" calcext:value-type="float">
            <text:p>1.784</text:p>
          </table:table-cell>
          <table:table-cell office:value-type="float" office:value="0.999999706256" calcext:value-type="float">
            <text:p>0.9999997062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999986941315" calcext:value-type="float">
            <text:p>0.999986941315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93477287" calcext:value-type="float">
            <text:p>0.999993477287</text:p>
          </table:table-cell>
          <table:table-cell office:value-type="string" calcext:value-type="string">
            <text:p/>
          </table:table-cell>
          <table:table-cell office:value-type="float" office:value="10.56" calcext:value-type="float">
            <text:p>10.56</text:p>
          </table:table-cell>
          <table:table-cell office:value-type="float" office:value="0.999998190711" calcext:value-type="float">
            <text:p>0.999998190711</text:p>
          </table:table-cell>
          <table:table-cell office:value-type="float" office:value="4.512" calcext:value-type="float">
            <text:p>4.512</text:p>
          </table:table-cell>
          <table:table-cell office:value-type="float" office:value="0.999997992546" calcext:value-type="float">
            <text:p>0.999997992546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919616" calcext:value-type="float">
            <text:p>0.99999919616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9443533" calcext:value-type="float">
            <text:p>0.999999443533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9669568" calcext:value-type="float">
            <text:p>0.999999669568</text:p>
          </table:table-cell>
          <table:table-cell office:value-type="float" office:value="2.192" calcext:value-type="float">
            <text:p>2.192</text:p>
          </table:table-cell>
          <table:table-cell office:value-type="float" office:value="0.999999669538" calcext:value-type="float">
            <text:p>0.9999996695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936" calcext:value-type="float">
            <text:p>23.936</text:p>
          </table:table-cell>
          <table:table-cell office:value-type="float" office:value="0.999986215832" calcext:value-type="float">
            <text:p>0.999986215832</text:p>
          </table:table-cell>
          <table:table-cell office:value-type="float" office:value="8.16" calcext:value-type="float">
            <text:p>8.16</text:p>
          </table:table-cell>
          <table:table-cell office:value-type="float" office:value="0.999992752541" calcext:value-type="float">
            <text:p>0.999992752541</text:p>
          </table:table-cell>
          <table:table-cell office:value-type="string" calcext:value-type="string">
            <text:p/>
          </table:table-cell>
          <table:table-cell office:value-type="float" office:value="18.816" calcext:value-type="float">
            <text:p>18.816</text:p>
          </table:table-cell>
          <table:table-cell office:value-type="float" office:value="0.999997989679" calcext:value-type="float">
            <text:p>0.999997989679</text:p>
          </table:table-cell>
          <table:table-cell office:value-type="float" office:value="4.64" calcext:value-type="float">
            <text:p>4.64</text:p>
          </table:table-cell>
          <table:table-cell office:value-type="float" office:value="0.9999977918" calcext:value-type="float">
            <text:p>0.9999977918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8948824" calcext:value-type="float">
            <text:p>0.999998948824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9381703" calcext:value-type="float">
            <text:p>0.999999381703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9632854" calcext:value-type="float">
            <text:p>0.999999632854</text:p>
          </table:table-cell>
          <table:table-cell office:value-type="float" office:value="2.544" calcext:value-type="float">
            <text:p>2.544</text:p>
          </table:table-cell>
          <table:table-cell office:value-type="float" office:value="0.99999963282" calcext:value-type="float">
            <text:p>0.999999632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192" calcext:value-type="float">
            <text:p>24.192</text:p>
          </table:table-cell>
          <table:table-cell office:value-type="float" office:value="0.999981137455" calcext:value-type="float">
            <text:p>0.999981137455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2027795" calcext:value-type="float">
            <text:p>0.999992027795</text:p>
          </table:table-cell>
          <table:table-cell office:value-type="string" calcext:value-type="string">
            <text:p/>
          </table:table-cell>
          <table:table-cell office:value-type="float" office:value="20.352" calcext:value-type="float">
            <text:p>20.352</text:p>
          </table:table-cell>
          <table:table-cell office:value-type="float" office:value="0.999997788646" calcext:value-type="float">
            <text:p>0.999997788646</text:p>
          </table:table-cell>
          <table:table-cell office:value-type="float" office:value="6.048" calcext:value-type="float">
            <text:p>6.048</text:p>
          </table:table-cell>
          <table:table-cell office:value-type="float" office:value="0.999997591055" calcext:value-type="float">
            <text:p>0.999997591055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8825157" calcext:value-type="float">
            <text:p>0.999998825157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9319874" calcext:value-type="float">
            <text:p>0.999999319874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9559425" calcext:value-type="float">
            <text:p>0.999999559425</text:p>
          </table:table-cell>
          <table:table-cell office:value-type="float" office:value="4.08" calcext:value-type="float">
            <text:p>4.08</text:p>
          </table:table-cell>
          <table:table-cell office:value-type="float" office:value="0.999999596102" calcext:value-type="float">
            <text:p>0.999999596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448" calcext:value-type="float">
            <text:p>24.448</text:p>
          </table:table-cell>
          <table:table-cell office:value-type="float" office:value="0.999974608112" calcext:value-type="float">
            <text:p>0.999974608112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0578304" calcext:value-type="float">
            <text:p>0.999990578304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7587614" calcext:value-type="float">
            <text:p>0.999997587614</text:p>
          </table:table-cell>
          <table:table-cell office:value-type="float" office:value="6.112" calcext:value-type="float">
            <text:p>6.112</text:p>
          </table:table-cell>
          <table:table-cell office:value-type="float" office:value="0.999997390309" calcext:value-type="float">
            <text:p>0.999997390309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8701489" calcext:value-type="float">
            <text:p>0.999998701489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9196215" calcext:value-type="float">
            <text:p>0.999999196215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952271" calcext:value-type="float">
            <text:p>0.99999952271</text:p>
          </table:table-cell>
          <table:table-cell office:value-type="float" office:value="4.96" calcext:value-type="float">
            <text:p>4.96</text:p>
          </table:table-cell>
          <table:table-cell office:value-type="float" office:value="0.999999559384" calcext:value-type="float">
            <text:p>0.9999995593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73157147" calcext:value-type="float">
            <text:p>0.999973157147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89853558" calcext:value-type="float">
            <text:p>0.999989853558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718555" calcext:value-type="float">
            <text:p>0.99999718555</text:p>
          </table:table-cell>
          <table:table-cell office:value-type="float" office:value="6.176" calcext:value-type="float">
            <text:p>6.176</text:p>
          </table:table-cell>
          <table:table-cell office:value-type="float" office:value="0.999997189564" calcext:value-type="float">
            <text:p>0.999997189564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839232" calcext:value-type="float">
            <text:p>0.99999839232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9134385" calcext:value-type="float">
            <text:p>0.999999134385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9485995" calcext:value-type="float">
            <text:p>0.999999485995</text:p>
          </table:table-cell>
          <table:table-cell office:value-type="float" office:value="5.152" calcext:value-type="float">
            <text:p>5.152</text:p>
          </table:table-cell>
          <table:table-cell office:value-type="float" office:value="0.999999522666" calcext:value-type="float">
            <text:p>0.9999995226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9999709807" calcext:value-type="float">
            <text:p>0.9999709807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86954574" calcext:value-type="float">
            <text:p>0.999986954574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6984518" calcext:value-type="float">
            <text:p>0.999996984518</text:p>
          </table:table-cell>
          <table:table-cell office:value-type="float" office:value="6.24" calcext:value-type="float">
            <text:p>6.24</text:p>
          </table:table-cell>
          <table:table-cell office:value-type="float" office:value="0.999996988818" calcext:value-type="float">
            <text:p>0.999996988818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7773981" calcext:value-type="float">
            <text:p>0.999997773981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8887066" calcext:value-type="float">
            <text:p>0.999998887066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9412566" calcext:value-type="float">
            <text:p>0.999999412566</text:p>
          </table:table-cell>
          <table:table-cell office:value-type="float" office:value="5.984" calcext:value-type="float">
            <text:p>5.984</text:p>
          </table:table-cell>
          <table:table-cell office:value-type="float" office:value="0.999999485948" calcext:value-type="float">
            <text:p>0.9999994859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216" calcext:value-type="float">
            <text:p>25.216</text:p>
          </table:table-cell>
          <table:table-cell office:value-type="float" office:value="0.99996807877" calcext:value-type="float">
            <text:p>0.99996807877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84780337" calcext:value-type="float">
            <text:p>0.999984780337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6582454" calcext:value-type="float">
            <text:p>0.999996582454</text:p>
          </table:table-cell>
          <table:table-cell office:value-type="float" office:value="6.752" calcext:value-type="float">
            <text:p>6.752</text:p>
          </table:table-cell>
          <table:table-cell office:value-type="float" office:value="0.999996788073" calcext:value-type="float">
            <text:p>0.999996788073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6908307" calcext:value-type="float">
            <text:p>0.999996908307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8825237" calcext:value-type="float">
            <text:p>0.999998825237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9228993" calcext:value-type="float">
            <text:p>0.999999228993</text:p>
          </table:table-cell>
          <table:table-cell office:value-type="float" office:value="6.048" calcext:value-type="float">
            <text:p>6.048</text:p>
          </table:table-cell>
          <table:table-cell office:value-type="float" office:value="0.99999944923" calcext:value-type="float">
            <text:p>0.99999944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63725875" calcext:value-type="float">
            <text:p>0.999963725875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81881353" calcext:value-type="float">
            <text:p>0.999981881353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5577293" calcext:value-type="float">
            <text:p>0.999995577293</text:p>
          </table:table-cell>
          <table:table-cell office:value-type="float" office:value="7.072" calcext:value-type="float">
            <text:p>7.072</text:p>
          </table:table-cell>
          <table:table-cell office:value-type="float" office:value="0.999996587327" calcext:value-type="float">
            <text:p>0.999996587327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5609796" calcext:value-type="float">
            <text:p>0.999995609796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8763407" calcext:value-type="float">
            <text:p>0.999998763407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904542" calcext:value-type="float">
            <text:p>0.99999904542</text:p>
          </table:table-cell>
          <table:table-cell office:value-type="float" office:value="6.176" calcext:value-type="float">
            <text:p>6.176</text:p>
          </table:table-cell>
          <table:table-cell office:value-type="float" office:value="0.999999412512" calcext:value-type="float">
            <text:p>0.999999412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63000392" calcext:value-type="float">
            <text:p>0.999963000392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76083386" calcext:value-type="float">
            <text:p>0.999976083386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4170068" calcext:value-type="float">
            <text:p>0.999994170068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5985091" calcext:value-type="float">
            <text:p>0.999995985091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4002116" calcext:value-type="float">
            <text:p>0.999994002116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8639748" calcext:value-type="float">
            <text:p>0.999998639748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8825132" calcext:value-type="float">
            <text:p>0.999998825132</text:p>
          </table:table-cell>
          <table:table-cell office:value-type="float" office:value="6.88" calcext:value-type="float">
            <text:p>6.88</text:p>
          </table:table-cell>
          <table:table-cell office:value-type="float" office:value="0.999999375794" calcext:value-type="float">
            <text:p>0.999999375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58647497" calcext:value-type="float">
            <text:p>0.999958647497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7535864" calcext:value-type="float">
            <text:p>0.99997535864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2762843" calcext:value-type="float">
            <text:p>0.999992762843</text:p>
          </table:table-cell>
          <table:table-cell office:value-type="float" office:value="7.712" calcext:value-type="float">
            <text:p>7.712</text:p>
          </table:table-cell>
          <table:table-cell office:value-type="float" office:value="0.999995784346" calcext:value-type="float">
            <text:p>0.999995784346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21471" calcext:value-type="float">
            <text:p>0.9999921471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8577918" calcext:value-type="float">
            <text:p>0.999998577918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8531415" calcext:value-type="float">
            <text:p>0.999998531415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99339076" calcext:value-type="float">
            <text:p>0.9999993390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999952843637" calcext:value-type="float">
            <text:p>0.999952843637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73184403" calcext:value-type="float">
            <text:p>0.999973184403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0953554" calcext:value-type="float">
            <text:p>0.999990953554</text:p>
          </table:table-cell>
          <table:table-cell office:value-type="float" office:value="7.776" calcext:value-type="float">
            <text:p>7.776</text:p>
          </table:table-cell>
          <table:table-cell office:value-type="float" office:value="0.9999955836" calcext:value-type="float">
            <text:p>0.9999955836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89982915" calcext:value-type="float">
            <text:p>0.999989982915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8454259" calcext:value-type="float">
            <text:p>0.999998454259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8274413" calcext:value-type="float">
            <text:p>0.999998274413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9302358" calcext:value-type="float">
            <text:p>0.999999302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496" calcext:value-type="float">
            <text:p>26.496</text:p>
          </table:table-cell>
          <table:table-cell office:value-type="float" office:value="0.999948490742" calcext:value-type="float">
            <text:p>0.999948490742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72459657" calcext:value-type="float">
            <text:p>0.999972459657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90350457" calcext:value-type="float">
            <text:p>0.999990350457</text:p>
          </table:table-cell>
          <table:table-cell office:value-type="float" office:value="7.84" calcext:value-type="float">
            <text:p>7.84</text:p>
          </table:table-cell>
          <table:table-cell office:value-type="float" office:value="0.999995382855" calcext:value-type="float">
            <text:p>0.999995382855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86767554" calcext:value-type="float">
            <text:p>0.999986767554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826877" calcext:value-type="float">
            <text:p>0.99999826877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97833838" calcext:value-type="float">
            <text:p>0.999997833838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926564" calcext:value-type="float">
            <text:p>0.999999265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940510435" calcext:value-type="float">
            <text:p>0.999940510435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71734911" calcext:value-type="float">
            <text:p>0.999971734911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89345297" calcext:value-type="float">
            <text:p>0.999989345297</text:p>
          </table:table-cell>
          <table:table-cell office:value-type="float" office:value="7.968" calcext:value-type="float">
            <text:p>7.968</text:p>
          </table:table-cell>
          <table:table-cell office:value-type="float" office:value="0.999995182109" calcext:value-type="float">
            <text:p>0.999995182109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84170532" calcext:value-type="float">
            <text:p>0.999984170532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814511" calcext:value-type="float">
            <text:p>0.99999814511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97686979" calcext:value-type="float">
            <text:p>0.999997686979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908205" calcext:value-type="float">
            <text:p>0.99999908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928902715" calcext:value-type="float">
            <text:p>0.999928902715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6666169" calcext:value-type="float">
            <text:p>0.99996666169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87536007" calcext:value-type="float">
            <text:p>0.999987536007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94981364" calcext:value-type="float">
            <text:p>0.999994981364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80955171" calcext:value-type="float">
            <text:p>0.999980955171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7835962" calcext:value-type="float">
            <text:p>0.999997835962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97319833" calcext:value-type="float">
            <text:p>0.999997319833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9045332" calcext:value-type="float">
            <text:p>0.999999045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910765652" calcext:value-type="float">
            <text:p>0.999910765652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64487452" calcext:value-type="float">
            <text:p>0.999964487452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85525686" calcext:value-type="float">
            <text:p>0.999985525686</text:p>
          </table:table-cell>
          <table:table-cell office:value-type="float" office:value="8.16" calcext:value-type="float">
            <text:p>8.16</text:p>
          </table:table-cell>
          <table:table-cell office:value-type="float" office:value="0.999994780618" calcext:value-type="float">
            <text:p>0.999994780618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77059638" calcext:value-type="float">
            <text:p>0.999977059638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7464984" calcext:value-type="float">
            <text:p>0.999997464984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97026116" calcext:value-type="float">
            <text:p>0.999997026116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9008614" calcext:value-type="float">
            <text:p>0.9999990086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880295387" calcext:value-type="float">
            <text:p>0.999880295387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61588469" calcext:value-type="float">
            <text:p>0.999961588469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83314332" calcext:value-type="float">
            <text:p>0.999983314332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94379127" calcext:value-type="float">
            <text:p>0.999994379127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74091613" calcext:value-type="float">
            <text:p>0.999974091613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7279495" calcext:value-type="float">
            <text:p>0.999997279495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96732399" calcext:value-type="float">
            <text:p>0.999996732399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8935178" calcext:value-type="float">
            <text:p>0.9999989351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822256787" calcext:value-type="float">
            <text:p>0.999822256787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59414231" calcext:value-type="float">
            <text:p>0.999959414231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81102979" calcext:value-type="float">
            <text:p>0.999981102979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3977637" calcext:value-type="float">
            <text:p>0.999993977637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69021236" calcext:value-type="float">
            <text:p>0.999969021236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6908517" calcext:value-type="float">
            <text:p>0.999996908517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96291824" calcext:value-type="float">
            <text:p>0.999996291824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8825024" calcext:value-type="float">
            <text:p>0.9999988250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732296957" calcext:value-type="float">
            <text:p>0.999732296957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55790502" calcext:value-type="float">
            <text:p>0.999955790502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774844" calcext:value-type="float">
            <text:p>0.9999774844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3576146" calcext:value-type="float">
            <text:p>0.999993576146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65125703" calcext:value-type="float">
            <text:p>0.999965125703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653754" calcext:value-type="float">
            <text:p>0.99999653754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95998107" calcext:value-type="float">
            <text:p>0.999995998107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871487" calcext:value-type="float">
            <text:p>0.99999871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58502401" calcext:value-type="float">
            <text:p>0.99958502401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52166773" calcext:value-type="float">
            <text:p>0.999952166773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75474079" calcext:value-type="float">
            <text:p>0.999975474079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2973909" calcext:value-type="float">
            <text:p>0.999992973909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6123017" calcext:value-type="float">
            <text:p>0.99996123017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6352051" calcext:value-type="float">
            <text:p>0.999996352051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95594246" calcext:value-type="float">
            <text:p>0.999995594246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8641434" calcext:value-type="float">
            <text:p>0.999998641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9357222505" calcext:value-type="float">
            <text:p>0.999357222505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51442027" calcext:value-type="float">
            <text:p>0.999951442027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70649308" calcext:value-type="float">
            <text:p>0.999970649308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2371673" calcext:value-type="float">
            <text:p>0.999992371673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57643806" calcext:value-type="float">
            <text:p>0.999957643806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5981073" calcext:value-type="float">
            <text:p>0.999995981073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95190385" calcext:value-type="float">
            <text:p>0.999995190385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8604716" calcext:value-type="float">
            <text:p>0.999998604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90133438" calcext:value-type="float">
            <text:p>0.9990133438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49267789" calcext:value-type="float">
            <text:p>0.999949267789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65422472" calcext:value-type="float">
            <text:p>0.999965422472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2170928" calcext:value-type="float">
            <text:p>0.999992170928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54552113" calcext:value-type="float">
            <text:p>0.999954552113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5362776" calcext:value-type="float">
            <text:p>0.999995362776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9474981" calcext:value-type="float">
            <text:p>0.99999474981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853128" calcext:value-type="float">
            <text:p>0.99999853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8532348902" calcext:value-type="float">
            <text:p>0.998532348902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44919314" calcext:value-type="float">
            <text:p>0.999944919314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60396669" calcext:value-type="float">
            <text:p>0.999960396669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1769437" calcext:value-type="float">
            <text:p>0.999991769437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51027583" calcext:value-type="float">
            <text:p>0.999951027583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4991798" calcext:value-type="float">
            <text:p>0.999994991798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94125662" calcext:value-type="float">
            <text:p>0.999994125662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8384408" calcext:value-type="float">
            <text:p>0.9999983844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7936727769" calcext:value-type="float">
            <text:p>0.997936727769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36222364" calcext:value-type="float">
            <text:p>0.999936222364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52556415" calcext:value-type="float">
            <text:p>0.999952556415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1367946" calcext:value-type="float">
            <text:p>0.999991367946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47812222" calcext:value-type="float">
            <text:p>0.999947812222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468265" calcext:value-type="float">
            <text:p>0.99999468265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93868659" calcext:value-type="float">
            <text:p>0.999993868659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8274254" calcext:value-type="float">
            <text:p>0.999998274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7365773042" calcext:value-type="float">
            <text:p>0.997365773042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16654225" calcext:value-type="float">
            <text:p>0.999916654225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42906872" calcext:value-type="float">
            <text:p>0.999942906872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0966455" calcext:value-type="float">
            <text:p>0.999990966455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45524369" calcext:value-type="float">
            <text:p>0.999945524369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94435331" calcext:value-type="float">
            <text:p>0.999994435331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93464799" calcext:value-type="float">
            <text:p>0.999993464799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8200818" calcext:value-type="float">
            <text:p>0.999998200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6886229109" calcext:value-type="float">
            <text:p>0.996886229109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99260324" calcext:value-type="float">
            <text:p>0.999899260324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29035655" calcext:value-type="float">
            <text:p>0.999929035655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0364218" calcext:value-type="float">
            <text:p>0.999990364218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42865513" calcext:value-type="float">
            <text:p>0.999942865513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94002524" calcext:value-type="float">
            <text:p>0.999994002524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93097652" calcext:value-type="float">
            <text:p>0.999993097652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8127382" calcext:value-type="float">
            <text:p>0.9999981273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6516233034" calcext:value-type="float">
            <text:p>0.996516233034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76068457" calcext:value-type="float">
            <text:p>0.999876068457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08731409" calcext:value-type="float">
            <text:p>0.999908731409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0163473" calcext:value-type="float">
            <text:p>0.999990163473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40701328" calcext:value-type="float">
            <text:p>0.999940701328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3260568" calcext:value-type="float">
            <text:p>0.999993260568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92767221" calcext:value-type="float">
            <text:p>0.999992767221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8090664" calcext:value-type="float">
            <text:p>0.9999980906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6249255474" calcext:value-type="float">
            <text:p>0.996249255474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48528114" calcext:value-type="float">
            <text:p>0.999848528114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882195166" calcext:value-type="float">
            <text:p>0.999882195166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89561237" calcext:value-type="float">
            <text:p>0.999989561237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37918805" calcext:value-type="float">
            <text:p>0.999937918805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2518612" calcext:value-type="float">
            <text:p>0.999992518612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92583648" calcext:value-type="float">
            <text:p>0.999992583648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8053946" calcext:value-type="float">
            <text:p>0.9999980539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6049747786" calcext:value-type="float">
            <text:p>0.996049747786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807217599" calcext:value-type="float">
            <text:p>0.999807217599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843596996" calcext:value-type="float">
            <text:p>0.999843596996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89360491" calcext:value-type="float">
            <text:p>0.999989360491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35321782" calcext:value-type="float">
            <text:p>0.999935321782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2085805" calcext:value-type="float">
            <text:p>0.999992085805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992289931" calcext:value-type="float">
            <text:p>0.999992289931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8017228" calcext:value-type="float">
            <text:p>0.9999980172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5891592601" calcext:value-type="float">
            <text:p>0.995891592601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65182339" calcext:value-type="float">
            <text:p>0.999765182339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799973021" calcext:value-type="float">
            <text:p>0.999799973021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88758255" calcext:value-type="float">
            <text:p>0.999988758255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32044588" calcext:value-type="float">
            <text:p>0.999932044588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1343849" calcext:value-type="float">
            <text:p>0.999991343849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992143072" calcext:value-type="float">
            <text:p>0.999992143072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7943792" calcext:value-type="float">
            <text:p>0.999997943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5785672156" calcext:value-type="float">
            <text:p>0.995785672156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697056227" calcext:value-type="float">
            <text:p>0.999697056227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737452026" calcext:value-type="float">
            <text:p>0.999737452026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88557509" calcext:value-type="float">
            <text:p>0.999988557509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30127738" calcext:value-type="float">
            <text:p>0.999930127738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90540063" calcext:value-type="float">
            <text:p>0.999990540063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991739212" calcext:value-type="float">
            <text:p>0.999991739212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7870356" calcext:value-type="float">
            <text:p>0.999997870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.995694986843" calcext:value-type="float">
            <text:p>0.995694986843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622407403" calcext:value-type="float">
            <text:p>0.999622407403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664075295" calcext:value-type="float">
            <text:p>0.999664075295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88156019" calcext:value-type="float">
            <text:p>0.999988156019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2839639" calcext:value-type="float">
            <text:p>0.99992839639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90045426" calcext:value-type="float">
            <text:p>0.999990045426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991518924" calcext:value-type="float">
            <text:p>0.999991518924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97833638" calcext:value-type="float">
            <text:p>0.9999978336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5624615041" calcext:value-type="float">
            <text:p>0.995624615041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523841965" calcext:value-type="float">
            <text:p>0.999523841965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568585029" calcext:value-type="float">
            <text:p>0.999568585029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87152291" calcext:value-type="float">
            <text:p>0.999987152291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25181029" calcext:value-type="float">
            <text:p>0.999925181029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8930347" calcext:value-type="float">
            <text:p>0.99998930347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991115063" calcext:value-type="float">
            <text:p>0.999991115063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9779692" calcext:value-type="float">
            <text:p>0.99999779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5581086091" calcext:value-type="float">
            <text:p>0.995581086091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416579576" calcext:value-type="float">
            <text:p>0.999416579576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472290635" calcext:value-type="float">
            <text:p>0.999472290635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86148564" calcext:value-type="float">
            <text:p>0.999986148564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23387848" calcext:value-type="float">
            <text:p>0.999923387848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88994322" calcext:value-type="float">
            <text:p>0.999988994322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990858061" calcext:value-type="float">
            <text:p>0.999990858061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97723484" calcext:value-type="float">
            <text:p>0.999997723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5547713896" calcext:value-type="float">
            <text:p>0.995547713896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269456165" calcext:value-type="float">
            <text:p>0.999269456165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347047612" calcext:value-type="float">
            <text:p>0.999347047612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84341855" calcext:value-type="float">
            <text:p>0.999984341855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21470998" calcext:value-type="float">
            <text:p>0.999921470998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87943218" calcext:value-type="float">
            <text:p>0.999987943218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990601059" calcext:value-type="float">
            <text:p>0.999990601059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9761333" calcext:value-type="float">
            <text:p>0.999997613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0.995526674903" calcext:value-type="float">
            <text:p>0.995526674903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100590378" calcext:value-type="float">
            <text:p>0.999100590378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206325114" calcext:value-type="float">
            <text:p>0.999206325114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83538873" calcext:value-type="float">
            <text:p>0.999983538873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20481656" calcext:value-type="float">
            <text:p>0.999920481656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87324922" calcext:value-type="float">
            <text:p>0.999987324922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990344056" calcext:value-type="float">
            <text:p>0.999990344056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97539894" calcext:value-type="float">
            <text:p>0.999997539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995511439771" calcext:value-type="float">
            <text:p>0.995511439771</text:p>
          </table:table-cell>
          <table:table-cell office:value-type="float" office:value="14.4" calcext:value-type="float">
            <text:p>14.4</text:p>
          </table:table-cell>
          <table:table-cell office:value-type="float" office:value="0.998912881198" calcext:value-type="float">
            <text:p>0.998912881198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066607778" calcext:value-type="float">
            <text:p>0.999066607778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81732164" calcext:value-type="float">
            <text:p>0.999981732164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1701896" calcext:value-type="float">
            <text:p>0.99991701896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87015773" calcext:value-type="float">
            <text:p>0.999987015773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990197198" calcext:value-type="float">
            <text:p>0.999990197198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97356304" calcext:value-type="float">
            <text:p>0.999997356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024" calcext:value-type="float">
            <text:p>33.024</text:p>
          </table:table-cell>
          <table:table-cell office:value-type="float" office:value="0.995479518541" calcext:value-type="float">
            <text:p>0.995479518541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8733144223" calcext:value-type="float">
            <text:p>0.998733144223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8917843995" calcext:value-type="float">
            <text:p>0.998917843995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80728437" calcext:value-type="float">
            <text:p>0.999980728437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1429827" calcext:value-type="float">
            <text:p>0.99991429827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86706625" calcext:value-type="float">
            <text:p>0.999986706625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989903481" calcext:value-type="float">
            <text:p>0.999989903481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9724615" calcext:value-type="float">
            <text:p>0.99999724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536" calcext:value-type="float">
            <text:p>33.536</text:p>
          </table:table-cell>
          <table:table-cell office:value-type="float" office:value="0.995456303101" calcext:value-type="float">
            <text:p>0.995456303101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8550508264" calcext:value-type="float">
            <text:p>0.998550508264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8778930786" calcext:value-type="float">
            <text:p>0.998778930786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79323219" calcext:value-type="float">
            <text:p>0.999979323219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12505088" calcext:value-type="float">
            <text:p>0.999912505088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86335647" calcext:value-type="float">
            <text:p>0.999986335647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989279332" calcext:value-type="float">
            <text:p>0.999989279332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97099278" calcext:value-type="float">
            <text:p>0.999997099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5445420863" calcext:value-type="float">
            <text:p>0.995445420863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8365698068" calcext:value-type="float">
            <text:p>0.998365698068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8640620675" calcext:value-type="float">
            <text:p>0.998640620675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78720982" calcext:value-type="float">
            <text:p>0.999978720982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10897408" calcext:value-type="float">
            <text:p>0.999910897408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86026499" calcext:value-type="float">
            <text:p>0.999986026499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988434896" calcext:value-type="float">
            <text:p>0.999988434896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97025842" calcext:value-type="float">
            <text:p>0.9999970258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.995429460248" calcext:value-type="float">
            <text:p>0.995429460248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8162769225" calcext:value-type="float">
            <text:p>0.998162769225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8534475705" calcext:value-type="float">
            <text:p>0.998534475705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76111292" calcext:value-type="float">
            <text:p>0.999976111292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09660731" calcext:value-type="float">
            <text:p>0.999909660731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85346373" calcext:value-type="float">
            <text:p>0.999985346373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98759046" calcext:value-type="float">
            <text:p>0.99998759046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9687897" calcext:value-type="float">
            <text:p>0.99999687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 office:value-type="float" office:value="0.995413499633" calcext:value-type="float">
            <text:p>0.995413499633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79917292" calcext:value-type="float">
            <text:p>0.9979917292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8442402985" calcext:value-type="float">
            <text:p>0.998442402985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73300855" calcext:value-type="float">
            <text:p>0.999973300855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08485887" calcext:value-type="float">
            <text:p>0.999908485887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84604417" calcext:value-type="float">
            <text:p>0.999984604417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986489022" calcext:value-type="float">
            <text:p>0.999986489022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96805534" calcext:value-type="float">
            <text:p>0.999996805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584" calcext:value-type="float">
            <text:p>35.584</text:p>
          </table:table-cell>
          <table:table-cell office:value-type="float" office:value="0.995409872221" calcext:value-type="float">
            <text:p>0.995409872221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7843156297" calcext:value-type="float">
            <text:p>0.997843156297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8364000451" calcext:value-type="float">
            <text:p>0.998364000451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71494146" calcext:value-type="float">
            <text:p>0.999971494146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06754539" calcext:value-type="float">
            <text:p>0.999906754539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8398612" calcext:value-type="float">
            <text:p>0.99998398612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985350869" calcext:value-type="float">
            <text:p>0.99998535086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96658662" calcext:value-type="float">
            <text:p>0.9999966586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5402617396" calcext:value-type="float">
            <text:p>0.995402617396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7730095942" calcext:value-type="float">
            <text:p>0.997730095942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8302484617" calcext:value-type="float">
            <text:p>0.998302484617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6868371" calcext:value-type="float">
            <text:p>0.99996868371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04219351" calcext:value-type="float">
            <text:p>0.999904219351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83615143" calcext:value-type="float">
            <text:p>0.999983615143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983735426" calcext:value-type="float">
            <text:p>0.999983735426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96475072" calcext:value-type="float">
            <text:p>0.9999964750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608" calcext:value-type="float">
            <text:p>36.608</text:p>
          </table:table-cell>
          <table:table-cell office:value-type="float" office:value="0.995395362571" calcext:value-type="float">
            <text:p>0.995395362571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7622108808" calcext:value-type="float">
            <text:p>0.997622108808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824639665" calcext:value-type="float">
            <text:p>0.99824639665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65271037" calcext:value-type="float">
            <text:p>0.999965271037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899458144" calcext:value-type="float">
            <text:p>0.999899458144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83182335" calcext:value-type="float">
            <text:p>0.999983182335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980320967" calcext:value-type="float">
            <text:p>0.999980320967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96401636" calcext:value-type="float">
            <text:p>0.9999964016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5391735158" calcext:value-type="float">
            <text:p>0.995391735158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7534414558" calcext:value-type="float">
            <text:p>0.997534414558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8197344808" calcext:value-type="float">
            <text:p>0.998197344808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61858365" calcext:value-type="float">
            <text:p>0.999961858365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892223582" calcext:value-type="float">
            <text:p>0.999892223582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82811357" calcext:value-type="float">
            <text:p>0.999982811357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976025357" calcext:value-type="float">
            <text:p>0.999976025357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96364918" calcext:value-type="float">
            <text:p>0.999996364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5384480333" calcext:value-type="float">
            <text:p>0.995384480333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74655637" calcext:value-type="float">
            <text:p>0.9974655637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8154122898" calcext:value-type="float">
            <text:p>0.998154122898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56036747" calcext:value-type="float">
            <text:p>0.999956036747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88096982" calcext:value-type="float">
            <text:p>0.99988096982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82564039" calcext:value-type="float">
            <text:p>0.999982564039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968462146" calcext:value-type="float">
            <text:p>0.999968462146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963282" calcext:value-type="float">
            <text:p>0.99999632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5380127438" calcext:value-type="float">
            <text:p>0.995380127438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7398162334" calcext:value-type="float">
            <text:p>0.997398162334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8115122663" calcext:value-type="float">
            <text:p>0.998115122663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51620347" calcext:value-type="float">
            <text:p>0.999951620347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865820524" calcext:value-type="float">
            <text:p>0.999865820524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8225489" calcext:value-type="float">
            <text:p>0.99998225489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956750184" calcext:value-type="float">
            <text:p>0.999956750184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96034456" calcext:value-type="float">
            <text:p>0.999996034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5375774543" calcext:value-type="float">
            <text:p>0.995375774543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7347430124" calcext:value-type="float">
            <text:p>0.997347430124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8052400635" calcext:value-type="float">
            <text:p>0.998052400635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44995747" calcext:value-type="float">
            <text:p>0.999944995747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837933453" calcext:value-type="float">
            <text:p>0.999837933453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81945742" calcext:value-type="float">
            <text:p>0.999981945742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936704004" calcext:value-type="float">
            <text:p>0.999936704004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9596102" calcext:value-type="float">
            <text:p>0.99999596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5366343271" calcext:value-type="float">
            <text:p>0.995366343271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7308293847" calcext:value-type="float">
            <text:p>0.997308293847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8004554986" calcext:value-type="float">
            <text:p>0.998004554986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38973384" calcext:value-type="float">
            <text:p>0.999938973384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768123025" calcext:value-type="float">
            <text:p>0.999768123025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81760253" calcext:value-type="float">
            <text:p>0.999981760253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902559413" calcext:value-type="float">
            <text:p>0.999902559413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95850866" calcext:value-type="float">
            <text:p>0.9999958508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5331520111" calcext:value-type="float">
            <text:p>0.995331520111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7263359603" calcext:value-type="float">
            <text:p>0.997263359603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7968570233" calcext:value-type="float">
            <text:p>0.997968570233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31545802" calcext:value-type="float">
            <text:p>0.999931545802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952326094" calcext:value-type="float">
            <text:p>0.99952326094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81451105" calcext:value-type="float">
            <text:p>0.999981451105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825899297" calcext:value-type="float">
            <text:p>0.999825899297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95740712" calcext:value-type="float">
            <text:p>0.999995740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5247364141" calcext:value-type="float">
            <text:p>0.995247364141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7226397564" calcext:value-type="float">
            <text:p>0.997226397564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7946054634" calcext:value-type="float">
            <text:p>0.997946054634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22110766" calcext:value-type="float">
            <text:p>0.999922110766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8709589176" calcext:value-type="float">
            <text:p>0.998709589176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81141957" calcext:value-type="float">
            <text:p>0.999981141957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598231971" calcext:value-type="float">
            <text:p>0.999598231971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95703994" calcext:value-type="float">
            <text:p>0.9999957039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5044954523" calcext:value-type="float">
            <text:p>0.995044954523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7164794165" calcext:value-type="float">
            <text:p>0.997164794165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7927961741" calcext:value-type="float">
            <text:p>0.997927961741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07857839" calcext:value-type="float">
            <text:p>0.999907857839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6362808689" calcext:value-type="float">
            <text:p>0.996362808689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80956468" calcext:value-type="float">
            <text:p>0.999980956468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8855385171" calcext:value-type="float">
            <text:p>0.998855385171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95630558" calcext:value-type="float">
            <text:p>0.9999956305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4672782" calcext:value-type="float">
            <text:p>0.994672782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7132180601" calcext:value-type="float">
            <text:p>0.997132180601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791469362" calcext:value-type="float">
            <text:p>0.99791469362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97619821" calcext:value-type="float">
            <text:p>0.999897619821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90449080156" calcext:value-type="float">
            <text:p>0.990449080156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80338171" calcext:value-type="float">
            <text:p>0.999980338171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6565421221" calcext:value-type="float">
            <text:p>0.996565421221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95557122" calcext:value-type="float">
            <text:p>0.9999955571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4104729203" calcext:value-type="float">
            <text:p>0.994104729203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7106814495" calcext:value-type="float">
            <text:p>0.997106814495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7904642013" calcext:value-type="float">
            <text:p>0.997904642013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81760931" calcext:value-type="float">
            <text:p>0.999881760931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77668825142" calcext:value-type="float">
            <text:p>0.977668825142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80090852" calcext:value-type="float">
            <text:p>0.999980090852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057623955" calcext:value-type="float">
            <text:p>0.99057623955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95520404" calcext:value-type="float">
            <text:p>0.9999955204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9288519312" calcext:value-type="float">
            <text:p>0.99288519312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708144839" calcext:value-type="float">
            <text:p>0.99708144839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7897002792" calcext:value-type="float">
            <text:p>0.997897002792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6329235" calcext:value-type="float">
            <text:p>0.99986329235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53780921026" calcext:value-type="float">
            <text:p>0.953780921026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79534386" calcext:value-type="float">
            <text:p>0.999979534386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77542441177" calcext:value-type="float">
            <text:p>0.977542441177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95446968" calcext:value-type="float">
            <text:p>0.999995446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86992824253" calcext:value-type="float">
            <text:p>0.986992824253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706912771" calcext:value-type="float">
            <text:p>0.99706912771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7890569763" calcext:value-type="float">
            <text:p>0.997890569763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846630478" calcext:value-type="float">
            <text:p>0.999846630478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15311541556" calcext:value-type="float">
            <text:p>0.915311541556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79039748" calcext:value-type="float">
            <text:p>0.999979039748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54128246352" calcext:value-type="float">
            <text:p>0.954128246352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95300096" calcext:value-type="float">
            <text:p>0.999995300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960226872887" calcext:value-type="float">
            <text:p>0.960226872887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704811008" calcext:value-type="float">
            <text:p>0.99704811008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788554396" calcext:value-type="float">
            <text:p>0.99788554396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822340278" calcext:value-type="float">
            <text:p>0.999822340278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62024852389" calcext:value-type="float">
            <text:p>0.862024852389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787306" calcext:value-type="float">
            <text:p>0.9999787306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18453719943" calcext:value-type="float">
            <text:p>0.918453719943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95189941" calcext:value-type="float">
            <text:p>0.999995189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896761663764" calcext:value-type="float">
            <text:p>0.896761663764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7036514146" calcext:value-type="float">
            <text:p>0.997036514146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7877703706" calcext:value-type="float">
            <text:p>0.997877703706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797046352" calcext:value-type="float">
            <text:p>0.999797046352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95793059137" calcext:value-type="float">
            <text:p>0.795793059137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78297793" calcext:value-type="float">
            <text:p>0.999978297793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70623608746" calcext:value-type="float">
            <text:p>0.870623608746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95079787" calcext:value-type="float">
            <text:p>0.999995079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68842195223" calcext:value-type="float">
            <text:p>0.68842195223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7028541942" calcext:value-type="float">
            <text:p>0.997028541942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7864234553" calcext:value-type="float">
            <text:p>0.997864234553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771752425" calcext:value-type="float">
            <text:p>0.999771752425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720902794142" calcext:value-type="float">
            <text:p>0.720902794142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77988644" calcext:value-type="float">
            <text:p>0.999977988644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13079508068" calcext:value-type="float">
            <text:p>0.813079508068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95006351" calcext:value-type="float">
            <text:p>0.9999950063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436902973245" calcext:value-type="float">
            <text:p>0.436902973245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7019844991" calcext:value-type="float">
            <text:p>0.997019844991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7842724114" calcext:value-type="float">
            <text:p>0.997842724114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74023539" calcext:value-type="float">
            <text:p>0.99974023539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42537095215" calcext:value-type="float">
            <text:p>0.642537095215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77864985" calcext:value-type="float">
            <text:p>0.999977864985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49148386154" calcext:value-type="float">
            <text:p>0.749148386154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94822761" calcext:value-type="float">
            <text:p>0.9999948227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308788567557" calcext:value-type="float">
            <text:p>0.308788567557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7010423295" calcext:value-type="float">
            <text:p>0.997010423295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7802718718" calcext:value-type="float">
            <text:p>0.997802718718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708316864" calcext:value-type="float">
            <text:p>0.999708316864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65518323259" calcext:value-type="float">
            <text:p>0.565518323259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77617666" calcext:value-type="float">
            <text:p>0.999977617666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82584165501" calcext:value-type="float">
            <text:p>0.682584165501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94712607" calcext:value-type="float">
            <text:p>0.999994712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248142583429" calcext:value-type="float">
            <text:p>0.248142583429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7006799566" calcext:value-type="float">
            <text:p>0.997006799566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7716073866" calcext:value-type="float">
            <text:p>0.997716073866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672383429" calcext:value-type="float">
            <text:p>0.999672383429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93360001865" calcext:value-type="float">
            <text:p>0.493360001865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77494007" calcext:value-type="float">
            <text:p>0.999977494007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16416976691" calcext:value-type="float">
            <text:p>0.616416976691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94602453" calcext:value-type="float">
            <text:p>0.999994602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210733803785" calcext:value-type="float">
            <text:p>0.210733803785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6998827361" calcext:value-type="float">
            <text:p>0.996998827361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750679941" calcext:value-type="float">
            <text:p>0.99750679941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632836575" calcext:value-type="float">
            <text:p>0.999632836575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28090899979" calcext:value-type="float">
            <text:p>0.428090899979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77370348" calcext:value-type="float">
            <text:p>0.999977370348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53300955938" calcext:value-type="float">
            <text:p>0.553300955938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94271991" calcext:value-type="float">
            <text:p>0.9999942719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175260611451" calcext:value-type="float">
            <text:p>0.175260611451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6995203632" calcext:value-type="float">
            <text:p>0.996995203632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6945316645" calcext:value-type="float">
            <text:p>0.996945316645</text:p>
          </table:table-cell>
          <table:table-cell office:value-type="float" office:value="14.4" calcext:value-type="float">
            <text:p>14.4</text:p>
          </table:table-cell>
          <table:table-cell office:value-type="float" office:value="0.999591884504" calcext:value-type="float">
            <text:p>0.999591884504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71068579996" calcext:value-type="float">
            <text:p>0.371068579996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77246689" calcext:value-type="float">
            <text:p>0.999977246689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95046464181" calcext:value-type="float">
            <text:p>0.495046464181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93978247" calcext:value-type="float">
            <text:p>0.9999939782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13249922192" calcext:value-type="float">
            <text:p>0.13249922192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6991579903" calcext:value-type="float">
            <text:p>0.996991579903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95508740978" calcext:value-type="float">
            <text:p>0.995508740978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538486215" calcext:value-type="float">
            <text:p>0.999538486215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22247717697" calcext:value-type="float">
            <text:p>0.322247717697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77123029" calcext:value-type="float">
            <text:p>0.999977123029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42429538229" calcext:value-type="float">
            <text:p>0.442429538229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93831375" calcext:value-type="float">
            <text:p>0.9999938313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102562912029" calcext:value-type="float">
            <text:p>0.102562912029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6987956173" calcext:value-type="float">
            <text:p>0.996987956173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91993694024" calcext:value-type="float">
            <text:p>0.991993694024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486292398" calcext:value-type="float">
            <text:p>0.999486292398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81345299504" calcext:value-type="float">
            <text:p>0.281345299504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76628392" calcext:value-type="float">
            <text:p>0.999976628392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96141367421" calcext:value-type="float">
            <text:p>0.396141367421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93427477" calcext:value-type="float">
            <text:p>0.9999934274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0856867381073" calcext:value-type="float">
            <text:p>0.0856867381073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6986506681" calcext:value-type="float">
            <text:p>0.996986506681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84575809119" calcext:value-type="float">
            <text:p>0.984575809119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433094854" calcext:value-type="float">
            <text:p>0.999433094854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47505853966" calcext:value-type="float">
            <text:p>0.247505853966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76442903" calcext:value-type="float">
            <text:p>0.999976442903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56051100869" calcext:value-type="float">
            <text:p>0.356051100869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93060297" calcext:value-type="float">
            <text:p>0.9999930602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0750990464983" calcext:value-type="float">
            <text:p>0.0750990464983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6983607698" calcext:value-type="float">
            <text:p>0.996983607698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69831307901" calcext:value-type="float">
            <text:p>0.969831307901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380700292" calcext:value-type="float">
            <text:p>0.999380700292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19701331326" calcext:value-type="float">
            <text:p>0.219701331326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76319244" calcext:value-type="float">
            <text:p>0.999976319244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21778999314" calcext:value-type="float">
            <text:p>0.321778999314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92472809" calcext:value-type="float">
            <text:p>0.999992472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0681097480907" calcext:value-type="float">
            <text:p>0.0681097480907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6979259223" calcext:value-type="float">
            <text:p>0.996979259223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941934278975" calcext:value-type="float">
            <text:p>0.941934278975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328907967" calcext:value-type="float">
            <text:p>0.999328907967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97024196022" calcext:value-type="float">
            <text:p>0.197024196022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75762777" calcext:value-type="float">
            <text:p>0.999975762777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92820971094" calcext:value-type="float">
            <text:p>0.292820971094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91995475" calcext:value-type="float">
            <text:p>0.999991995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632294273114" calcext:value-type="float">
            <text:p>0.0632294273114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6977084985" calcext:value-type="float">
            <text:p>0.996977084985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893257361948" calcext:value-type="float">
            <text:p>0.893257361948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281933532" calcext:value-type="float">
            <text:p>0.999281933532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78702637814" calcext:value-type="float">
            <text:p>0.178702637814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75329969" calcext:value-type="float">
            <text:p>0.999975329969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68575997967" calcext:value-type="float">
            <text:p>0.268575997967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90783781" calcext:value-type="float">
            <text:p>0.999990783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59693425605" calcext:value-type="float">
            <text:p>0.059693425605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6975635493" calcext:value-type="float">
            <text:p>0.996975635493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823442116515" calcext:value-type="float">
            <text:p>0.823442116515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234356861" calcext:value-type="float">
            <text:p>0.999234356861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63818176545" calcext:value-type="float">
            <text:p>0.163818176545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74958991" calcext:value-type="float">
            <text:p>0.999974958991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48378076822" calcext:value-type="float">
            <text:p>0.248378076822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89939267" calcext:value-type="float">
            <text:p>0.999989939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57039610619" calcext:value-type="float">
            <text:p>0.057039610619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6973461256" calcext:value-type="float">
            <text:p>0.996973461256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730203611382" calcext:value-type="float">
            <text:p>0.730203611382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185174226" calcext:value-type="float">
            <text:p>0.999185174226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51769910766" calcext:value-type="float">
            <text:p>0.151769910766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74093376" calcext:value-type="float">
            <text:p>0.999974093376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31674469134" calcext:value-type="float">
            <text:p>0.231674469134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88176803" calcext:value-type="float">
            <text:p>0.999988176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545802249431" calcext:value-type="float">
            <text:p>0.0545802249431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6970562272" calcext:value-type="float">
            <text:p>0.996970562272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605026125132" calcext:value-type="float">
            <text:p>0.605026125132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1466311" calcext:value-type="float">
            <text:p>0.9991466311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4195848487" calcext:value-type="float">
            <text:p>0.14195848487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73104102" calcext:value-type="float">
            <text:p>0.999973104102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1783408739" calcext:value-type="float">
            <text:p>0.21783408739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86157313" calcext:value-type="float">
            <text:p>0.999986157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523246998498" calcext:value-type="float">
            <text:p>0.0523246998498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6968388035" calcext:value-type="float">
            <text:p>0.996968388035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73085917719" calcext:value-type="float">
            <text:p>0.473085917719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109894683" calcext:value-type="float">
            <text:p>0.999109894683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34029281672" calcext:value-type="float">
            <text:p>0.134029281672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71434701" calcext:value-type="float">
            <text:p>0.999971434701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06394584447" calcext:value-type="float">
            <text:p>0.206394584447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83109718" calcext:value-type="float">
            <text:p>0.9999831097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503129368765" calcext:value-type="float">
            <text:p>0.0503129368765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6967663289" calcext:value-type="float">
            <text:p>0.996967663289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70280896177" calcext:value-type="float">
            <text:p>0.370280896177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074161993" calcext:value-type="float">
            <text:p>0.999074161993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27539632567" calcext:value-type="float">
            <text:p>0.127539632567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69147004" calcext:value-type="float">
            <text:p>0.999969147004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96926179026" calcext:value-type="float">
            <text:p>0.196926179026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79805098" calcext:value-type="float">
            <text:p>0.999979805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483142325882" calcext:value-type="float">
            <text:p>0.0483142325882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696403956" calcext:value-type="float">
            <text:p>0.99696403956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29898323975" calcext:value-type="float">
            <text:p>0.29898323975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041038994" calcext:value-type="float">
            <text:p>0.999041038994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22247952665" calcext:value-type="float">
            <text:p>0.122247952665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66921137" calcext:value-type="float">
            <text:p>0.999966921137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89100826042" calcext:value-type="float">
            <text:p>0.189100826042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75178629" calcext:value-type="float">
            <text:p>0.999975178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462930383425" calcext:value-type="float">
            <text:p>0.0462930383425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6963314814" calcext:value-type="float">
            <text:p>0.996963314814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46715888716" calcext:value-type="float">
            <text:p>0.246715888716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011730159" calcext:value-type="float">
            <text:p>0.999011730159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17855089752" calcext:value-type="float">
            <text:p>0.117855089752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63273188" calcext:value-type="float">
            <text:p>0.999963273188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82609865731" calcext:value-type="float">
            <text:p>0.182609865731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69964673" calcext:value-type="float">
            <text:p>0.999969964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444474108618" calcext:value-type="float">
            <text:p>0.0444474108618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6961865322" calcext:value-type="float">
            <text:p>0.996961865322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05305881457" calcext:value-type="float">
            <text:p>0.205305881457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8983826541" calcext:value-type="float">
            <text:p>0.998983826541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14237128772" calcext:value-type="float">
            <text:p>0.114237128772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59068771" calcext:value-type="float">
            <text:p>0.999959068771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77226952492" calcext:value-type="float">
            <text:p>0.177226952492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63318714" calcext:value-type="float">
            <text:p>0.999963318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426830374211" calcext:value-type="float">
            <text:p>0.0426830374211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6956792101" calcext:value-type="float">
            <text:p>0.996956792101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71931530866" calcext:value-type="float">
            <text:p>0.171931530866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8960740815" calcext:value-type="float">
            <text:p>0.998960740815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11218647064" calcext:value-type="float">
            <text:p>0.111218647064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53318614" calcext:value-type="float">
            <text:p>0.999953318614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72728531037" calcext:value-type="float">
            <text:p>0.172728531037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55130599" calcext:value-type="float">
            <text:p>0.999955130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40970173238" calcext:value-type="float">
            <text:p>0.040970173238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6932150741" calcext:value-type="float">
            <text:p>0.996932150741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4650418177" calcext:value-type="float">
            <text:p>0.14650418177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8919989489" calcext:value-type="float">
            <text:p>0.998919989489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08678821266" calcext:value-type="float">
            <text:p>0.108678821266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46393693" calcext:value-type="float">
            <text:p>0.999946393693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68935801192" calcext:value-type="float">
            <text:p>0.168935801192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45216738" calcext:value-type="float">
            <text:p>0.999945216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394720518749" calcext:value-type="float">
            <text:p>0.0394720518749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6880693785" calcext:value-type="float">
            <text:p>0.996880693785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27651588787" calcext:value-type="float">
            <text:p>0.127651588787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887803369" calcext:value-type="float">
            <text:p>0.99887803369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06526755604" calcext:value-type="float">
            <text:p>0.106526755604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39283283" calcext:value-type="float">
            <text:p>0.999939283283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6572642986" calcext:value-type="float">
            <text:p>0.16572642986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31851385" calcext:value-type="float">
            <text:p>0.9999318513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381146741169" calcext:value-type="float">
            <text:p>0.0381146741169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6835759541" calcext:value-type="float">
            <text:p>0.996835759541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13390569864" calcext:value-type="float">
            <text:p>0.113390569864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8851535291" calcext:value-type="float">
            <text:p>0.998851535291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04714095999" calcext:value-type="float">
            <text:p>0.104714095999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931183599" calcext:value-type="float">
            <text:p>0.999931183599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63010429521" calcext:value-type="float">
            <text:p>0.163010429521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15401719" calcext:value-type="float">
            <text:p>0.9999154017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369169025089" calcext:value-type="float">
            <text:p>0.0369169025089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6724873423" calcext:value-type="float">
            <text:p>0.996724873423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02618262684" calcext:value-type="float">
            <text:p>0.102618262684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8825839874" calcext:value-type="float">
            <text:p>0.998825839874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03137270736" calcext:value-type="float">
            <text:p>0.103137270736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921105366" calcext:value-type="float">
            <text:p>0.999921105366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60693480329" calcext:value-type="float">
            <text:p>0.160693480329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94362303" calcext:value-type="float">
            <text:p>0.999894362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35803286871" calcext:value-type="float">
            <text:p>0.035803286871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6402361512" calcext:value-type="float">
            <text:p>0.996402361512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0944706311143" calcext:value-type="float">
            <text:p>0.0944706311143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8804159365" calcext:value-type="float">
            <text:p>0.998804159365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01796279815" calcext:value-type="float">
            <text:p>0.101796279815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908306628" calcext:value-type="float">
            <text:p>0.999908306628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58710193556" calcext:value-type="float">
            <text:p>0.158710193556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867080826" calcext:value-type="float">
            <text:p>0.9998670808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348057484331" calcext:value-type="float">
            <text:p>0.0348057484331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6068253667" calcext:value-type="float">
            <text:p>0.996068253667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0882818567087" calcext:value-type="float">
            <text:p>0.0882818567087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878589153" calcext:value-type="float">
            <text:p>0.99878589153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00622673153" calcext:value-type="float">
            <text:p>0.100622673153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891303474" calcext:value-type="float">
            <text:p>0.999891303474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56966689931" calcext:value-type="float">
            <text:p>0.156966689931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82599338" calcext:value-type="float">
            <text:p>0.999825993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338140138553" calcext:value-type="float">
            <text:p>0.0338140138553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5770383115" calcext:value-type="float">
            <text:p>0.995770383115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0835272455843" calcext:value-type="float">
            <text:p>0.0835272455843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8769631148" calcext:value-type="float">
            <text:p>0.998769631148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996243654841" calcext:value-type="float">
            <text:p>0.0996243654841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866138806" calcext:value-type="float">
            <text:p>0.999866138806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55442335843" calcext:value-type="float">
            <text:p>0.155442335843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765004776" calcext:value-type="float">
            <text:p>0.999765004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329078862124" calcext:value-type="float">
            <text:p>0.0329078862124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5468888834" calcext:value-type="float">
            <text:p>0.995468888834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0798131768124" calcext:value-type="float">
            <text:p>0.0798131768124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875457524" calcext:value-type="float">
            <text:p>0.99875457524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987218384641" calcext:value-type="float">
            <text:p>0.0987218384641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819210101" calcext:value-type="float">
            <text:p>0.999819210101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54109044609" calcext:value-type="float">
            <text:p>0.154109044609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663846675" calcext:value-type="float">
            <text:p>0.9996638466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31896563607" calcext:value-type="float">
            <text:p>0.031896563607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5152899636" calcext:value-type="float">
            <text:p>0.995152899636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0768364939271" calcext:value-type="float">
            <text:p>0.0768364939271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8739720077" calcext:value-type="float">
            <text:p>0.998739720077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979356827686" calcext:value-type="float">
            <text:p>0.0979356827686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730299064" calcext:value-type="float">
            <text:p>0.999730299064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529396107" calcext:value-type="float">
            <text:p>0.1529396107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485029996" calcext:value-type="float">
            <text:p>0.9994850299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308192220941" calcext:value-type="float">
            <text:p>0.0308192220941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4812269078" calcext:value-type="float">
            <text:p>0.994812269078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0743093189051" calcext:value-type="float">
            <text:p>0.0743093189051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8728679077" calcext:value-type="float">
            <text:p>0.998728679077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972323226115" calcext:value-type="float">
            <text:p>0.0972323226115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9560947651" calcext:value-type="float">
            <text:p>0.999560947651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51882413369" calcext:value-type="float">
            <text:p>0.151882413369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147444669" calcext:value-type="float">
            <text:p>0.9991474446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296765871562" calcext:value-type="float">
            <text:p>0.0296765871562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4449171398" calcext:value-type="float">
            <text:p>0.994449171398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721492285693" calcext:value-type="float">
            <text:p>0.0721492285693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871884255" calcext:value-type="float">
            <text:p>0.99871884255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965810883984" calcext:value-type="float">
            <text:p>0.0965810883984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9243205076" calcext:value-type="float">
            <text:p>0.999243205076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50945933691" calcext:value-type="float">
            <text:p>0.150945933691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539798424" calcext:value-type="float">
            <text:p>0.9985397984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283678167257" calcext:value-type="float">
            <text:p>0.028367816725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4012874386" calcext:value-type="float">
            <text:p>0.994012874386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702655574249" calcext:value-type="float">
            <text:p>0.0702655574249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8710611987" calcext:value-type="float">
            <text:p>0.998710611987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959980569328" calcext:value-type="float">
            <text:p>0.0959980569328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8647167244" calcext:value-type="float">
            <text:p>0.998647167244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50099221246" calcext:value-type="float">
            <text:p>0.150099221246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7405909748" calcext:value-type="float">
            <text:p>0.9974059097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269872235277" calcext:value-type="float">
            <text:p>0.0269872235277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3354805138" calcext:value-type="float">
            <text:p>0.993354805138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685157736853" calcext:value-type="float">
            <text:p>0.0685157736853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8702782914" calcext:value-type="float">
            <text:p>0.998702782914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954558976486" calcext:value-type="float">
            <text:p>0.0954558976486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7612633529" calcext:value-type="float">
            <text:p>0.997612633529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4933460268" calcext:value-type="float">
            <text:p>0.14933460268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542684606" calcext:value-type="float">
            <text:p>0.99542684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256211399797" calcext:value-type="float">
            <text:p>0.0256211399797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92241595485" calcext:value-type="float">
            <text:p>0.992241595485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669310373319" calcext:value-type="float">
            <text:p>0.0669310373319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8695154587" calcext:value-type="float">
            <text:p>0.998695154587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949562800601" calcext:value-type="float">
            <text:p>0.0949562800601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5843254416" calcext:value-type="float">
            <text:p>0.995843254416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48634051116" calcext:value-type="float">
            <text:p>0.148634051116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2180533906" calcext:value-type="float">
            <text:p>0.992180533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243653297717" calcext:value-type="float">
            <text:p>0.0243653297717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9133160457" calcext:value-type="float">
            <text:p>0.989133160457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654100281666" calcext:value-type="float">
            <text:p>0.0654100281666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868973446" calcext:value-type="float">
            <text:p>0.99868973446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944896817529" calcext:value-type="float">
            <text:p>0.0944896817529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3001501842" calcext:value-type="float">
            <text:p>0.993001501842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47993270945" calcext:value-type="float">
            <text:p>0.147993270945</text:p>
          </table:table-cell>
          <table:table-cell office:value-type="float" office:value="26.24" calcext:value-type="float">
            <text:p>26.24</text:p>
          </table:table-cell>
          <table:table-cell office:value-type="float" office:value="0.987033257259" calcext:value-type="float">
            <text:p>0.9870332572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234599276114" calcext:value-type="float">
            <text:p>0.0234599276114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79837569956" calcext:value-type="float">
            <text:p>0.979837569956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639961691316" calcext:value-type="float">
            <text:p>0.0639961691316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868531806" calcext:value-type="float">
            <text:p>0.99868531806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940581432442" calcext:value-type="float">
            <text:p>0.0940581432442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88522438289" calcext:value-type="float">
            <text:p>0.988522438289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47399485481" calcext:value-type="float">
            <text:p>0.147399485481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79533715132" calcext:value-type="float">
            <text:p>0.979533715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228120717386" calcext:value-type="float">
            <text:p>0.0228120717386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62403083359" calcext:value-type="float">
            <text:p>0.962403083359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626066349853" calcext:value-type="float">
            <text:p>0.0626066349853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8681303151" calcext:value-type="float">
            <text:p>0.998681303151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936552338127" calcext:value-type="float">
            <text:p>0.0936552338127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81715859367" calcext:value-type="float">
            <text:p>0.981715859367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46841827198" calcext:value-type="float">
            <text:p>0.146841827198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68992673877" calcext:value-type="float">
            <text:p>0.968992673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223644490359" calcext:value-type="float">
            <text:p>0.0223644490359</text:p>
          </table:table-cell>
          <table:table-cell office:value-type="float" office:value="28.8" calcext:value-type="float">
            <text:p>28.8</text:p>
          </table:table-cell>
          <table:table-cell office:value-type="float" office:value="0.939762022447" calcext:value-type="float">
            <text:p>0.939762022447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612317761853" calcext:value-type="float">
            <text:p>0.0612317761853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867869346" calcext:value-type="float">
            <text:p>0.99867869346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932732242258" calcext:value-type="float">
            <text:p>0.0932732242258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7185705974" calcext:value-type="float">
            <text:p>0.97185705974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46316294203" calcext:value-type="float">
            <text:p>0.146316294203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55059292967" calcext:value-type="float">
            <text:p>0.955059292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20546680083" calcext:value-type="float">
            <text:p>0.0220546680083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902042623754" calcext:value-type="float">
            <text:p>0.902042623754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598746082135" calcext:value-type="float">
            <text:p>0.0598746082135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8675280788" calcext:value-type="float">
            <text:p>0.998675280788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929218842335" calcext:value-type="float">
            <text:p>0.0929218842335</text:p>
          </table:table-cell>
          <table:table-cell office:value-type="float" office:value="27.52" calcext:value-type="float">
            <text:p>27.52</text:p>
          </table:table-cell>
          <table:table-cell office:value-type="float" office:value="0.958089884236" calcext:value-type="float">
            <text:p>0.958089884236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45836397474" calcext:value-type="float">
            <text:p>0.145836397474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37397896411" calcext:value-type="float">
            <text:p>0.937397896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18595132158" calcext:value-type="float">
            <text:p>0.0218595132158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17019062266" calcext:value-type="float">
            <text:p>0.817019062266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585512136411" calcext:value-type="float">
            <text:p>0.0585512136411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8671065133" calcext:value-type="float">
            <text:p>0.998671065133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925994824877" calcext:value-type="float">
            <text:p>0.0925994824877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39958339181" calcext:value-type="float">
            <text:p>0.939958339181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45379704381" calcext:value-type="float">
            <text:p>0.145379704381</text:p>
          </table:table-cell>
          <table:table-cell office:value-type="float" office:value="27.52" calcext:value-type="float">
            <text:p>27.52</text:p>
          </table:table-cell>
          <table:table-cell office:value-type="float" office:value="0.915719954135" calcext:value-type="float">
            <text:p>0.9157199541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17020835132" calcext:value-type="float">
            <text:p>0.0217020835132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68641840739" calcext:value-type="float">
            <text:p>0.668641840739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571729372947" calcext:value-type="float">
            <text:p>0.0571729372947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8668053952" calcext:value-type="float">
            <text:p>0.998668053952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20246130916" calcext:value-type="float">
            <text:p>0.0920246130916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17138189888" calcext:value-type="float">
            <text:p>0.917138189888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44957559741" calcext:value-type="float">
            <text:p>0.144957559741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90312380621" calcext:value-type="float">
            <text:p>0.890312380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14815368331" calcext:value-type="float">
            <text:p>0.0214815368331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00037686785" calcext:value-type="float">
            <text:p>0.500037686785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557544545204" calcext:value-type="float">
            <text:p>0.0557544545204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8665444261" calcext:value-type="float">
            <text:p>0.998665444261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15288292025" calcext:value-type="float">
            <text:p>0.0915288292025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8946385655" calcext:value-type="float">
            <text:p>0.88946385655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44552634255" calcext:value-type="float">
            <text:p>0.144552634255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61236017601" calcext:value-type="float">
            <text:p>0.8612360176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13291855081" calcext:value-type="float">
            <text:p>0.0213291855081</text:p>
          </table:table-cell>
          <table:table-cell office:value-type="float" office:value="30.08" calcext:value-type="float">
            <text:p>30.08</text:p>
          </table:table-cell>
          <table:table-cell office:value-type="float" office:value="0.370692291748" calcext:value-type="float">
            <text:p>0.370692291748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542583733404" calcext:value-type="float">
            <text:p>0.0542583733404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866283457" calcext:value-type="float">
            <text:p>0.99866283457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11107704752" calcext:value-type="float">
            <text:p>0.0911107704752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857308110133" calcext:value-type="float">
            <text:p>0.857308110133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381841539" calcext:value-type="float">
            <text:p>0.14381841539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29028379933" calcext:value-type="float">
            <text:p>0.8290283799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1211657343" calcext:value-type="float">
            <text:p>0.021211657343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294731677337" calcext:value-type="float">
            <text:p>0.294731677337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526631833158" calcext:value-type="float">
            <text:p>0.0526631833158</text:p>
          </table:table-cell>
          <table:table-cell office:value-type="float" office:value="22.4" calcext:value-type="float">
            <text:p>22.4</text:p>
          </table:table-cell>
          <table:table-cell office:value-type="float" office:value="0.998660224879" calcext:value-type="float">
            <text:p>0.998660224879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907387161399" calcext:value-type="float">
            <text:p>0.0907387161399</text:p>
          </table:table-cell>
          <table:table-cell office:value-type="float" office:value="28.8" calcext:value-type="float">
            <text:p>28.8</text:p>
          </table:table-cell>
          <table:table-cell office:value-type="float" office:value="0.821086013082" calcext:value-type="float">
            <text:p>0.821086013082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3161297215" calcext:value-type="float">
            <text:p>0.143161297215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94169225055" calcext:value-type="float">
            <text:p>0.794169225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1126050408" calcext:value-type="float">
            <text:p>0.021126050408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252567412237" calcext:value-type="float">
            <text:p>0.252567412237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509320955651" calcext:value-type="float">
            <text:p>0.0509320955651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8657414443" calcext:value-type="float">
            <text:p>0.998657414443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903994337502" calcext:value-type="float">
            <text:p>0.0903994337502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81650752745" calcext:value-type="float">
            <text:p>0.781650752745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2559875112" calcext:value-type="float">
            <text:p>0.142559875112</text:p>
          </table:table-cell>
          <table:table-cell office:value-type="float" office:value="28.8" calcext:value-type="float">
            <text:p>28.8</text:p>
          </table:table-cell>
          <table:table-cell office:value-type="float" office:value="0.756830833841" calcext:value-type="float">
            <text:p>0.7568308338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10331886479" calcext:value-type="float">
            <text:p>0.0210331886479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225746741905" calcext:value-type="float">
            <text:p>0.225746741905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49090842202" calcext:value-type="float">
            <text:p>0.049090842202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8654604007" calcext:value-type="float">
            <text:p>0.998654604007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900936653127" calcext:value-type="float">
            <text:p>0.0900936653127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3959403888" calcext:value-type="float">
            <text:p>0.73959403888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2017196391" calcext:value-type="float">
            <text:p>0.142017196391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18135161616" calcext:value-type="float">
            <text:p>0.7181351616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09562875029" calcext:value-type="float">
            <text:p>0.0209562875029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04728386991" calcext:value-type="float">
            <text:p>0.204728386991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471388201303" calcext:value-type="float">
            <text:p>0.0471388201303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8650187607" calcext:value-type="float">
            <text:p>0.998650187607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898217818305" calcext:value-type="float">
            <text:p>0.0898217818305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95646883446" calcext:value-type="float">
            <text:p>0.695646883446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1513765594" calcext:value-type="float">
            <text:p>0.141513765594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78173048721" calcext:value-type="float">
            <text:p>0.678173048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08859157004" calcext:value-type="float">
            <text:p>0.0208859157004</text:p>
          </table:table-cell>
          <table:table-cell office:value-type="float" office:value="31.36" calcext:value-type="float">
            <text:p>31.36</text:p>
          </table:table-cell>
          <table:table-cell office:value-type="float" office:value="0.187292450902" calcext:value-type="float">
            <text:p>0.187292450902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451869990907" calcext:value-type="float">
            <text:p>0.0451869990907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8644165243" calcext:value-type="float">
            <text:p>0.998644165243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895567619067" calcext:value-type="float">
            <text:p>0.0895567619067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650976444758" calcext:value-type="float">
            <text:p>0.650976444758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103199642" calcext:value-type="float">
            <text:p>0.14103199642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3778541088" calcext:value-type="float">
            <text:p>0.63778541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08278771004" calcext:value-type="float">
            <text:p>0.0208278771004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172993214929" calcext:value-type="float">
            <text:p>0.172993214929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432991062714" calcext:value-type="float">
            <text:p>0.0432991062714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8634730207" calcext:value-type="float">
            <text:p>0.998634730207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893003987233" calcext:value-type="float">
            <text:p>0.0893003987233</text:p>
          </table:table-cell>
          <table:table-cell office:value-type="float" office:value="30.08" calcext:value-type="float">
            <text:p>30.08</text:p>
          </table:table-cell>
          <table:table-cell office:value-type="float" office:value="0.605788306405" calcext:value-type="float">
            <text:p>0.605788306405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40583453971" calcext:value-type="float">
            <text:p>0.140583453971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597503814633" calcext:value-type="float">
            <text:p>0.597503814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207778188078" calcext:value-type="float">
            <text:p>0.0207778188078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159283922093" calcext:value-type="float">
            <text:p>0.159283922093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416842150972" calcext:value-type="float">
            <text:p>0.0416842150972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8622886226" calcext:value-type="float">
            <text:p>0.998622886226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9062523864" calcext:value-type="float">
            <text:p>0.089062523864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6129451503" calcext:value-type="float">
            <text:p>0.56129451503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4015000123" calcext:value-type="float">
            <text:p>0.14015000123</text:p>
          </table:table-cell>
          <table:table-cell office:value-type="float" office:value="30.08" calcext:value-type="float">
            <text:p>30.08</text:p>
          </table:table-cell>
          <table:table-cell office:value-type="float" office:value="0.55746055495" calcext:value-type="float">
            <text:p>0.55746055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207400937178" calcext:value-type="float">
            <text:p>0.0207400937178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43024248547" calcext:value-type="float">
            <text:p>0.143024248547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403437327929" calcext:value-type="float">
            <text:p>0.0403437327929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861124299" calcext:value-type="float">
            <text:p>0.99861124299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88247726725" calcext:value-type="float">
            <text:p>0.0888247726725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517731692704" calcext:value-type="float">
            <text:p>0.517731692704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3973501594" calcext:value-type="float">
            <text:p>0.13973501594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18449768816" calcext:value-type="float">
            <text:p>0.518449768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207059960403" calcext:value-type="float">
            <text:p>0.0207059960403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23426395534" calcext:value-type="float">
            <text:p>0.123426395534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393027883761" calcext:value-type="float">
            <text:p>0.0393027883761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596387827" calcext:value-type="float">
            <text:p>0.998596387827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85957400552" calcext:value-type="float">
            <text:p>0.0885957400552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75807108802" calcext:value-type="float">
            <text:p>0.475807108802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9331742611" calcext:value-type="float">
            <text:p>0.139331742611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80523045027" calcext:value-type="float">
            <text:p>0.480523045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206755257753" calcext:value-type="float">
            <text:p>0.0206755257753</text:p>
          </table:table-cell>
          <table:table-cell office:value-type="float" office:value="32.64" calcext:value-type="float">
            <text:p>32.64</text:p>
          </table:table-cell>
          <table:table-cell office:value-type="float" office:value="0.104659101286" calcext:value-type="float">
            <text:p>0.104659101286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378969706266" calcext:value-type="float">
            <text:p>0.0378969706266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576714773" calcext:value-type="float">
            <text:p>0.998576714773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83651615914" calcext:value-type="float">
            <text:p>0.0883651615914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35764804955" calcext:value-type="float">
            <text:p>0.435764804955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8936913645" calcext:value-type="float">
            <text:p>0.138936913645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44106275709" calcext:value-type="float">
            <text:p>0.4441062757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206378006853" calcext:value-type="float">
            <text:p>0.0206378006853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0800300624586" calcext:value-type="float">
            <text:p>0.0800300624586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370478108706" calcext:value-type="float">
            <text:p>0.0370478108706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548409664" calcext:value-type="float">
            <text:p>0.998548409664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81403336765" calcext:value-type="float">
            <text:p>0.0881403336765</text:p>
          </table:table-cell>
          <table:table-cell office:value-type="float" office:value="31.36" calcext:value-type="float">
            <text:p>31.36</text:p>
          </table:table-cell>
          <table:table-cell office:value-type="float" office:value="0.397833303552" calcext:value-type="float">
            <text:p>0.397833303552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8554604361" calcext:value-type="float">
            <text:p>0.138554604361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09377579899" calcext:value-type="float">
            <text:p>0.4093775798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206051539728" calcext:value-type="float">
            <text:p>0.0206051539728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656583518989" calcext:value-type="float">
            <text:p>0.0656583518989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65096478339" calcext:value-type="float">
            <text:p>0.0365096478339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50404492" calcext:value-type="float">
            <text:p>0.99850404492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79120430656" calcext:value-type="float">
            <text:p>0.0879120430656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6231754843" calcext:value-type="float">
            <text:p>0.36231754843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8178426419" calcext:value-type="float">
            <text:p>0.138178426419</text:p>
          </table:table-cell>
          <table:table-cell office:value-type="float" office:value="31.36" calcext:value-type="float">
            <text:p>31.36</text:p>
          </table:table-cell>
          <table:table-cell office:value-type="float" office:value="0.3763361498" calcext:value-type="float">
            <text:p>0.37633614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205638014703" calcext:value-type="float">
            <text:p>0.0205638014703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549973401827" calcext:value-type="float">
            <text:p>0.0549973401827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61554292046" calcext:value-type="float">
            <text:p>0.0361554292046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8432579541" calcext:value-type="float">
            <text:p>0.998432579541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76877716555" calcext:value-type="float">
            <text:p>0.0876877716555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29227308673" calcext:value-type="float">
            <text:p>0.329227308673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7802175047" calcext:value-type="float">
            <text:p>0.137802175047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45444191645" calcext:value-type="float">
            <text:p>0.345444191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205188215552" calcext:value-type="float">
            <text:p>0.0205188215552</text:p>
          </table:table-cell>
          <table:table-cell office:value-type="float" office:value="34.56" calcext:value-type="float">
            <text:p>34.56</text:p>
          </table:table-cell>
          <table:table-cell office:value-type="float" office:value="0.0479767269607" calcext:value-type="float">
            <text:p>0.0479767269607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58900667809" calcext:value-type="float">
            <text:p>0.0358900667809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8318756872" calcext:value-type="float">
            <text:p>0.998318756872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74696217975" calcext:value-type="float">
            <text:p>0.0874696217975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98615572292" calcext:value-type="float">
            <text:p>0.298615572292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7426951685" calcext:value-type="float">
            <text:p>0.137426951685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16392980458" calcext:value-type="float">
            <text:p>0.3163929804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204810964652" calcext:value-type="float">
            <text:p>0.0204810964652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431078842204" calcext:value-type="float">
            <text:p>0.0431078842204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56858181274" calcext:value-type="float">
            <text:p>0.0356858181274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8133468823" calcext:value-type="float">
            <text:p>0.998133468823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72387959983" calcext:value-type="float">
            <text:p>0.0872387959983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70642539913" calcext:value-type="float">
            <text:p>0.270642539913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7059732108" calcext:value-type="float">
            <text:p>0.137059732108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89342276272" calcext:value-type="float">
            <text:p>0.289342276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204499007177" calcext:value-type="float">
            <text:p>0.0204499007177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393964606311" calcext:value-type="float">
            <text:p>0.0393964606311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55320285409" calcext:value-type="float">
            <text:p>0.0355320285409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7846402832" calcext:value-type="float">
            <text:p>0.997846402832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70259020184" calcext:value-type="float">
            <text:p>0.0870259020184</text:p>
          </table:table-cell>
          <table:table-cell office:value-type="float" office:value="32.64" calcext:value-type="float">
            <text:p>32.64</text:p>
          </table:table-cell>
          <table:table-cell office:value-type="float" office:value="0.244900444988" calcext:value-type="float">
            <text:p>0.244900444988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6692439102" calcext:value-type="float">
            <text:p>0.136692439102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64241187936" calcext:value-type="float">
            <text:p>0.264241187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204281362427" calcext:value-type="float">
            <text:p>0.0204281362427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363300608642" calcext:value-type="float">
            <text:p>0.0363300608642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53973370077" calcext:value-type="float">
            <text:p>0.0353973370077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736842792" calcext:value-type="float">
            <text:p>0.99736842792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68041039628" calcext:value-type="float">
            <text:p>0.0868041039628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200255912924" calcext:value-type="float">
            <text:p>0.200255912924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6333663887" calcext:value-type="float">
            <text:p>0.136333663887</text:p>
          </table:table-cell>
          <table:table-cell office:value-type="float" office:value="32.64" calcext:value-type="float">
            <text:p>32.64</text:p>
          </table:table-cell>
          <table:table-cell office:value-type="float" office:value="0.240931791314" calcext:value-type="float">
            <text:p>0.240931791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203998424252" calcext:value-type="float">
            <text:p>0.0203998424252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336514001365" calcext:value-type="float">
            <text:p>0.0336514001365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52718929528" calcext:value-type="float">
            <text:p>0.0352718929528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6596762418" calcext:value-type="float">
            <text:p>0.996596762418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6580574559" calcext:value-type="float">
            <text:p>0.086580574559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63523473936" calcext:value-type="float">
            <text:p>0.163523473936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5978266417" calcext:value-type="float">
            <text:p>0.135978266417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99839681852" calcext:value-type="float">
            <text:p>0.199839681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203751760202" calcext:value-type="float">
            <text:p>0.0203751760202</text:p>
          </table:table-cell>
          <table:table-cell office:value-type="float" office:value="37.12" calcext:value-type="float">
            <text:p>37.12</text:p>
          </table:table-cell>
          <table:table-cell office:value-type="float" office:value="0.0312814811486" calcext:value-type="float">
            <text:p>0.0312814811486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51546912156" calcext:value-type="float">
            <text:p>0.0351546912156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5405137437" calcext:value-type="float">
            <text:p>0.995405137437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6354509967" calcext:value-type="float">
            <text:p>0.086354509967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33631125541" calcext:value-type="float">
            <text:p>0.133631125541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5619344343" calcext:value-type="float">
            <text:p>0.135619344343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65289031642" calcext:value-type="float">
            <text:p>0.165289031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203555879927" calcext:value-type="float">
            <text:p>0.0203555879927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291485540595" calcext:value-type="float">
            <text:p>0.0291485540595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50465359247" calcext:value-type="float">
            <text:p>0.035046535924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3572933732" calcext:value-type="float">
            <text:p>0.993572933732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61432855013" calcext:value-type="float">
            <text:p>0.0861432855013</text:p>
          </table:table-cell>
          <table:table-cell office:value-type="float" office:value="34.56" calcext:value-type="float">
            <text:p>34.56</text:p>
          </table:table-cell>
          <table:table-cell office:value-type="float" office:value="0.109363111317" calcext:value-type="float">
            <text:p>0.109363111317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5266223179" calcext:value-type="float">
            <text:p>0.135266223179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36395744589" calcext:value-type="float">
            <text:p>0.136395744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203374509302" calcext:value-type="float">
            <text:p>0.0203374509302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272656642948" calcext:value-type="float">
            <text:p>0.0272656642948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49393857945" calcext:value-type="float">
            <text:p>0.0349393857945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0881941" calcext:value-type="float">
            <text:p>0.990881941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59284746718" calcext:value-type="float">
            <text:p>0.0859284746718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96091562293" calcext:value-type="float">
            <text:p>0.0896091562293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4903703073" calcext:value-type="float">
            <text:p>0.134903703073</text:p>
          </table:table-cell>
          <table:table-cell office:value-type="float" office:value="34.56" calcext:value-type="float">
            <text:p>34.56</text:p>
          </table:table-cell>
          <table:table-cell office:value-type="float" office:value="0.112510426077" calcext:value-type="float">
            <text:p>0.1125104260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203164119377" calcext:value-type="float">
            <text:p>0.0203164119377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256030972739" calcext:value-type="float">
            <text:p>0.0256030972739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48449006891" calcext:value-type="float">
            <text:p>0.0348449006891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6975033088" calcext:value-type="float">
            <text:p>0.986975033088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57108194848" calcext:value-type="float">
            <text:p>0.0857108194848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36674937413" calcext:value-type="float">
            <text:p>0.0736674937413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4541550113" calcext:value-type="float">
            <text:p>0.134541550113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928749594817" calcext:value-type="float">
            <text:p>0.0928749594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202931964977" calcext:value-type="float">
            <text:p>0.0202931964977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4149257063" calcext:value-type="float">
            <text:p>0.024149257063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47568486121" calcext:value-type="float">
            <text:p>0.0347568486121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81420406538" calcext:value-type="float">
            <text:p>0.981420406538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5474057635" calcext:value-type="float">
            <text:p>0.085474057635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07937566892" calcext:value-type="float">
            <text:p>0.0607937566892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4181343028" calcext:value-type="float">
            <text:p>0.134181343028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76716504258" calcext:value-type="float">
            <text:p>0.0767165042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202649026802" calcext:value-type="float">
            <text:p>0.0202649026802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28889239988" calcext:value-type="float">
            <text:p>0.0228889239988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46712089208" calcext:value-type="float">
            <text:p>0.0346712089208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73617631714" calcext:value-type="float">
            <text:p>0.973617631714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50799904454" calcext:value-type="float">
            <text:p>0.0850799904454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03916599221" calcext:value-type="float">
            <text:p>0.0503916599221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3815849038" calcext:value-type="float">
            <text:p>0.133815849038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635245699991" calcext:value-type="float">
            <text:p>0.06352456999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202264521076" calcext:value-type="float">
            <text:p>0.0202264521076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16684519573" calcext:value-type="float">
            <text:p>0.0216684519573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4589187808" calcext:value-type="float">
            <text:p>0.034589187808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62716752388" calcext:value-type="float">
            <text:p>0.962716752388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41654058227" calcext:value-type="float">
            <text:p>0.0841654058227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19463479389" calcext:value-type="float">
            <text:p>0.0419463479389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337351136" calcext:value-type="float">
            <text:p>0.13337351136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527120725419" calcext:value-type="float">
            <text:p>0.0527120725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200465324476" calcext:value-type="float">
            <text:p>0.0200465324476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04276870315" calcext:value-type="float">
            <text:p>0.0204276870315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45160121094" calcext:value-type="float">
            <text:p>0.0345160121094</text:p>
          </table:table-cell>
          <table:table-cell office:value-type="float" office:value="28.8" calcext:value-type="float">
            <text:p>28.8</text:p>
          </table:table-cell>
          <table:table-cell office:value-type="float" office:value="0.947642375196" calcext:value-type="float">
            <text:p>0.947642375196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22519570262" calcext:value-type="float">
            <text:p>0.0822519570262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50755280098" calcext:value-type="float">
            <text:p>0.0350755280098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2521622154" calcext:value-type="float">
            <text:p>0.132521622154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38997149067" calcext:value-type="float">
            <text:p>0.04389971490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89525048372" calcext:value-type="float">
            <text:p>0.0189525048372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90253037772" calcext:value-type="float">
            <text:p>0.0190253037772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44440426035" calcext:value-type="float">
            <text:p>0.0344440426035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92689533313" calcext:value-type="float">
            <text:p>0.92689533313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93665417849" calcext:value-type="float">
            <text:p>0.0793665417849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294996682839" calcext:value-type="float">
            <text:p>0.0294996682839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30652958409" calcext:value-type="float">
            <text:p>0.130652958409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67222263918" calcext:value-type="float">
            <text:p>0.0367222263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5863400351" calcext:value-type="float">
            <text:p>0.015863400351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75743625498" calcext:value-type="float">
            <text:p>0.0175743625498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43742844512" calcext:value-type="float">
            <text:p>0.0343742844512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99067396872" calcext:value-type="float">
            <text:p>0.899067396872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60608417975" calcext:value-type="float">
            <text:p>0.0760608417975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250032924289" calcext:value-type="float">
            <text:p>0.0250032924289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7466166565" calcext:value-type="float">
            <text:p>0.127466166565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08686789406" calcext:value-type="float">
            <text:p>0.0308686789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41258697628" calcext:value-type="float">
            <text:p>0.0141258697628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61951711632" calcext:value-type="float">
            <text:p>0.0161951711632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43013097847" calcext:value-type="float">
            <text:p>0.0343013097847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864003590935" calcext:value-type="float">
            <text:p>0.864003590935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30253557781" calcext:value-type="float">
            <text:p>0.0730253557781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12970995093" calcext:value-type="float">
            <text:p>0.0212970995093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3388751597" calcext:value-type="float">
            <text:p>0.123388751597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260582532599" calcext:value-type="float">
            <text:p>0.0260582532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317040931" calcext:value-type="float">
            <text:p>0.01317040931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50435499792" calcext:value-type="float">
            <text:p>0.0150435499792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42414022072" calcext:value-type="float">
            <text:p>0.0342414022072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8234600365" calcext:value-type="float">
            <text:p>0.8234600365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705724065534" calcext:value-type="float">
            <text:p>0.0705724065534</text:p>
          </table:table-cell>
          <table:table-cell office:value-type="float" office:value="39.68" calcext:value-type="float">
            <text:p>39.68</text:p>
          </table:table-cell>
          <table:table-cell office:value-type="float" office:value="0.0182723929992" calcext:value-type="float">
            <text:p>0.0182723929992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9145790431" calcext:value-type="float">
            <text:p>0.119145790431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21066616887" calcext:value-type="float">
            <text:p>0.0221066616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21939098646" calcext:value-type="float">
            <text:p>0.0121939098646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40622440741" calcext:value-type="float">
            <text:p>0.0140622440741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41814946297" calcext:value-type="float">
            <text:p>0.0341814946297</text:p>
          </table:table-cell>
          <table:table-cell office:value-type="float" office:value="30.08" calcext:value-type="float">
            <text:p>30.08</text:p>
          </table:table-cell>
          <table:table-cell office:value-type="float" office:value="0.777390562113" calcext:value-type="float">
            <text:p>0.777390562113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87298811943" calcext:value-type="float">
            <text:p>0.0687298811943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57800397812" calcext:value-type="float">
            <text:p>0.0157800397812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5350270275" calcext:value-type="float">
            <text:p>0.115350270275</text:p>
          </table:table-cell>
          <table:table-cell office:value-type="float" office:value="39.68" calcext:value-type="float">
            <text:p>39.68</text:p>
          </table:table-cell>
          <table:table-cell office:value-type="float" office:value="0.0188751836084" calcext:value-type="float">
            <text:p>0.0188751836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17499145744" calcext:value-type="float">
            <text:p>0.0117499145744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31026805451" calcext:value-type="float">
            <text:p>0.0131026805451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41219891165" calcext:value-type="float">
            <text:p>0.0341219891165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72397400507" calcext:value-type="float">
            <text:p>0.72397400507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74006387067" calcext:value-type="float">
            <text:p>0.0674006387067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37259969567" calcext:value-type="float">
            <text:p>0.0137259969567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2242708569" calcext:value-type="float">
            <text:p>0.112242708569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62041324204" calcext:value-type="float">
            <text:p>0.01620413242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15286424119" calcext:value-type="float">
            <text:p>0.0115286424119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21039807392" calcext:value-type="float">
            <text:p>0.0121039807392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40626846355" calcext:value-type="float">
            <text:p>0.0340626846355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658317596563" calcext:value-type="float">
            <text:p>0.658317596563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64423993788" calcext:value-type="float">
            <text:p>0.0664423993788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20266708381" calcext:value-type="float">
            <text:p>0.0120266708381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0981645997" calcext:value-type="float">
            <text:p>0.10981645997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40064497377" calcext:value-type="float">
            <text:p>0.0140064497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14067613518" calcext:value-type="float">
            <text:p>0.0114067613518</text:p>
          </table:table-cell>
          <table:table-cell office:value-type="float" office:value="44.8" calcext:value-type="float">
            <text:p>44.8</text:p>
          </table:table-cell>
          <table:table-cell office:value-type="float" office:value="0.0109342409084" calcext:value-type="float">
            <text:p>0.0109342409084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40057925401" calcext:value-type="float">
            <text:p>0.0340057925401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581199626694" calcext:value-type="float">
            <text:p>0.581199626694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57640201012" calcext:value-type="float">
            <text:p>0.0657640201012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06144197875" calcext:value-type="float">
            <text:p>0.0106144197875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7992037334" calcext:value-type="float">
            <text:p>0.107992037334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21905608587" calcext:value-type="float">
            <text:p>0.01219056085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13291347243" calcext:value-type="float">
            <text:p>0.0113291347243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956737020164" calcext:value-type="float">
            <text:p>0.00956737020164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3940658127" calcext:value-type="float">
            <text:p>0.033940658127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501344492639" calcext:value-type="float">
            <text:p>0.501344492639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52473363674" calcext:value-type="float">
            <text:p>0.0652473363674</text:p>
          </table:table-cell>
          <table:table-cell office:value-type="float" office:value="42.24" calcext:value-type="float">
            <text:p>42.24</text:p>
          </table:table-cell>
          <table:table-cell office:value-type="float" office:value="0.00943242235587" calcext:value-type="float">
            <text:p>0.00943242235587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6626400525" calcext:value-type="float">
            <text:p>0.106626400525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06769345872" calcext:value-type="float">
            <text:p>0.0106769345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12718216068" calcext:value-type="float">
            <text:p>0.0112718216068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808526490186" calcext:value-type="float">
            <text:p>0.00808526490186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38397399931" calcext:value-type="float">
            <text:p>0.0338397399931</text:p>
          </table:table-cell>
          <table:table-cell office:value-type="float" office:value="31.36" calcext:value-type="float">
            <text:p>31.36</text:p>
          </table:table-cell>
          <table:table-cell office:value-type="float" office:value="0.428643725611" calcext:value-type="float">
            <text:p>0.428643725611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48212392384" calcext:value-type="float">
            <text:p>0.0648212392384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0846083122546" calcext:value-type="float">
            <text:p>0.00846083122546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5598391312" calcext:value-type="float">
            <text:p>0.105598391312</text:p>
          </table:table-cell>
          <table:table-cell office:value-type="float" office:value="42.24" calcext:value-type="float">
            <text:p>42.24</text:p>
          </table:table-cell>
          <table:table-cell office:value-type="float" office:value="0.00942525455491" calcext:value-type="float">
            <text:p>0.009425254554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12369984467" calcext:value-type="float">
            <text:p>0.0112369984467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653358399877" calcext:value-type="float">
            <text:p>0.00653358399877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36035272295" calcext:value-type="float">
            <text:p>0.0336035272295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68883411661" calcext:value-type="float">
            <text:p>0.368883411661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43673168724" calcext:value-type="float">
            <text:p>0.0643673168724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0762235933291" calcext:value-type="float">
            <text:p>0.00762235933291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4790779932" calcext:value-type="float">
            <text:p>0.104790779932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0840298861052" calcext:value-type="float">
            <text:p>0.00840298861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12036262517" calcext:value-type="float">
            <text:p>0.0112036262517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492609766385" calcext:value-type="float">
            <text:p>0.00492609766385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29921884942" calcext:value-type="float">
            <text:p>0.0329921884942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21790938471" calcext:value-type="float">
            <text:p>0.321790938471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36055855515" calcext:value-type="float">
            <text:p>0.0636055855515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692393159909" calcext:value-type="float">
            <text:p>0.00692393159909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4107851384" calcext:value-type="float">
            <text:p>0.104107851384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0755296682205" calcext:value-type="float">
            <text:p>0.00755296682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10781177792" calcext:value-type="float">
            <text:p>0.0110781177792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351284322152" calcext:value-type="float">
            <text:p>0.00351284322152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315393292241" calcext:value-type="float">
            <text:p>0.0315393292241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84193323487" calcext:value-type="float">
            <text:p>0.284193323487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20257922633" calcext:value-type="float">
            <text:p>0.0620257922633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633617893996" calcext:value-type="float">
            <text:p>0.00633617893996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3279202529" calcext:value-type="float">
            <text:p>0.103279202529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683689231153" calcext:value-type="float">
            <text:p>0.00683689231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103729487889" calcext:value-type="float">
            <text:p>0.0103729487889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255907765942" calcext:value-type="float">
            <text:p>0.00255907765942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90803040973" calcext:value-type="float">
            <text:p>0.0290803040973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52679901546" calcext:value-type="float">
            <text:p>0.252679901546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9437550553" calcext:value-type="float">
            <text:p>0.059437550553</text:p>
          </table:table-cell>
          <table:table-cell office:value-type="float" office:value="44.8" calcext:value-type="float">
            <text:p>44.8</text:p>
          </table:table-cell>
          <table:table-cell office:value-type="float" office:value="0.00582478589938" calcext:value-type="float">
            <text:p>0.00582478589938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1729955931" calcext:value-type="float">
            <text:p>0.101729955931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623133899251" calcext:value-type="float">
            <text:p>0.00623133899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797668009051" calcext:value-type="float">
            <text:p>0.00797668009051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192057654983" calcext:value-type="float">
            <text:p>0.00192057654983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64727162196" calcext:value-type="float">
            <text:p>0.0264727162196</text:p>
          </table:table-cell>
          <table:table-cell office:value-type="float" office:value="32.64" calcext:value-type="float">
            <text:p>32.64</text:p>
          </table:table-cell>
          <table:table-cell office:value-type="float" office:value="0.225060339063" calcext:value-type="float">
            <text:p>0.225060339063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62343711054" calcext:value-type="float">
            <text:p>0.0562343711054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537998339256" calcext:value-type="float">
            <text:p>0.00537998339256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89925142572" calcext:value-type="float">
            <text:p>0.0989925142572</text:p>
          </table:table-cell>
          <table:table-cell office:value-type="float" office:value="44.8" calcext:value-type="float">
            <text:p>44.8</text:p>
          </table:table-cell>
          <table:table-cell office:value-type="float" office:value="0.00573120306246" calcext:value-type="float">
            <text:p>0.005731203062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571027275966" calcext:value-type="float">
            <text:p>0.00571027275966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151616835557" calcext:value-type="float">
            <text:p>0.00151616835557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49153202372" calcext:value-type="float">
            <text:p>0.0249153202372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78406293932" calcext:value-type="float">
            <text:p>0.178406293932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30520296686" calcext:value-type="float">
            <text:p>0.0530520296686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499020927482" calcext:value-type="float">
            <text:p>0.00499020927482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52081186293" calcext:value-type="float">
            <text:p>0.0952081186293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529855482343" calcext:value-type="float">
            <text:p>0.005298554823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461044128924" calcext:value-type="float">
            <text:p>0.00461044128924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126613103115" calcext:value-type="float">
            <text:p>0.00126613103115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9379019763" calcext:value-type="float">
            <text:p>0.0239379019763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41079083067" calcext:value-type="float">
            <text:p>0.141079083067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503905766681" calcext:value-type="float">
            <text:p>0.0503905766681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463400865739" calcext:value-type="float">
            <text:p>0.00463400865739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10219182578" calcext:value-type="float">
            <text:p>0.0910219182578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494106833823" calcext:value-type="float">
            <text:p>0.00494106833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348594341382" calcext:value-type="float">
            <text:p>0.00348594341382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10892930394" calcext:value-type="float">
            <text:p>0.0010892930394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33344034944" calcext:value-type="float">
            <text:p>0.0233344034944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12113120863" calcext:value-type="float">
            <text:p>0.112113120863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83268715919" calcext:value-type="float">
            <text:p>0.0483268715919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43198522024" calcext:value-type="float">
            <text:p>0.0043198522024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70849734058" calcext:value-type="float">
            <text:p>0.0870849734058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463652921453" calcext:value-type="float">
            <text:p>0.00463652921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276699025604" calcext:value-type="float">
            <text:p>0.00276699025604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0945068611691" calcext:value-type="float">
            <text:p>0.000945068611691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9526434621" calcext:value-type="float">
            <text:p>0.0229526434621</text:p>
          </table:table-cell>
          <table:table-cell office:value-type="float" office:value="34.56" calcext:value-type="float">
            <text:p>34.56</text:p>
          </table:table-cell>
          <table:table-cell office:value-type="float" office:value="0.0904536907352" calcext:value-type="float">
            <text:p>0.0904536907352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683352204" calcext:value-type="float">
            <text:p>0.04683352204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403772350646" calcext:value-type="float">
            <text:p>0.00403772350646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37475782122" calcext:value-type="float">
            <text:p>0.0837475782122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437685949151" calcext:value-type="float">
            <text:p>0.00437685949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42673896342" calcext:value-type="float">
            <text:p>0.00242673896342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0824036051758" calcext:value-type="float">
            <text:p>0.000824036051758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7148224414" calcext:value-type="float">
            <text:p>0.0227148224414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738355810467" calcext:value-type="float">
            <text:p>0.0738355810467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57656512784" calcext:value-type="float">
            <text:p>0.0457656512784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377692603999" calcext:value-type="float">
            <text:p>0.00377692603999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11069896916" calcext:value-type="float">
            <text:p>0.0811069896916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415063986997" calcext:value-type="float">
            <text:p>0.004150639869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27874053336" calcext:value-type="float">
            <text:p>0.00227874053336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0710975696372" calcext:value-type="float">
            <text:p>0.000710975696372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5425378981" calcext:value-type="float">
            <text:p>0.0225425378981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609720134748" calcext:value-type="float">
            <text:p>0.0609720134748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49864209752" calcext:value-type="float">
            <text:p>0.0449864209752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354586863549" calcext:value-type="float">
            <text:p>0.00354586863549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79108319495" calcext:value-type="float">
            <text:p>0.079108319495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39529868554" calcext:value-type="float">
            <text:p>0.0039529868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19240811583" calcext:value-type="float">
            <text:p>0.00219240811583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0642849584793" calcext:value-type="float">
            <text:p>0.000642849584793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24048308827" calcext:value-type="float">
            <text:p>0.0224048308827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12428853304" calcext:value-type="float">
            <text:p>0.0512428853304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44148906076" calcext:value-type="float">
            <text:p>0.0444148906076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333342195583" calcext:value-type="float">
            <text:p>0.00333342195583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76148791116" calcext:value-type="float">
            <text:p>0.0776148791116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37877191202" calcext:value-type="float">
            <text:p>0.0037877191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13582048081" calcext:value-type="float">
            <text:p>0.00213582048081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0588493644703" calcext:value-type="float">
            <text:p>0.000588493644703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22852167599" calcext:value-type="float">
            <text:p>0.0222852167599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439210966001" calcext:value-type="float">
            <text:p>0.0439210966001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39703051544" calcext:value-type="float">
            <text:p>0.0439703051544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315059167884" calcext:value-type="float">
            <text:p>0.00315059167884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64839221195" calcext:value-type="float">
            <text:p>0.0764839221195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364440875128" calcext:value-type="float">
            <text:p>0.00364440875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08793863579" calcext:value-type="float">
            <text:p>0.00208793863579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542834655028" calcext:value-type="float">
            <text:p>0.000542834655028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20936331312" calcext:value-type="float">
            <text:p>0.0220936331312</text:p>
          </table:table-cell>
          <table:table-cell office:value-type="float" office:value="37.12" calcext:value-type="float">
            <text:p>37.12</text:p>
          </table:table-cell>
          <table:table-cell office:value-type="float" office:value="0.0382996218157" calcext:value-type="float">
            <text:p>0.0382996218157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36273127332" calcext:value-type="float">
            <text:p>0.0436273127332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298872165342" calcext:value-type="float">
            <text:p>0.00298872165342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56343826493" calcext:value-type="float">
            <text:p>0.0756343826493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352173390051" calcext:value-type="float">
            <text:p>0.00352173390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204368420327" calcext:value-type="float">
            <text:p>0.00204368420327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502248886428" calcext:value-type="float">
            <text:p>0.000502248886428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16214086362" calcext:value-type="float">
            <text:p>0.0216214086362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3973958899" calcext:value-type="float">
            <text:p>0.033973958899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33337255661" calcext:value-type="float">
            <text:p>0.0433337255661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284768822028" calcext:value-type="float">
            <text:p>0.00284768822028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49585400213" calcext:value-type="float">
            <text:p>0.0749585400213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341389312329" calcext:value-type="float">
            <text:p>0.00341389312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200958652576" calcext:value-type="float">
            <text:p>0.00200958652576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473983797581" calcext:value-type="float">
            <text:p>0.000473983797581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204471799111" calcext:value-type="float">
            <text:p>0.0204471799111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05540594443" calcext:value-type="float">
            <text:p>0.0305540594443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30789700631" calcext:value-type="float">
            <text:p>0.0430789700631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273268507006" calcext:value-type="float">
            <text:p>0.00273268507006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44058382112" calcext:value-type="float">
            <text:p>0.0744058382112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331750836326" calcext:value-type="float">
            <text:p>0.00331750836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199072398075" calcext:value-type="float">
            <text:p>0.00199072398075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460213626092" calcext:value-type="float">
            <text:p>0.000460213626092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8334332128" calcext:value-type="float">
            <text:p>0.018334332128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277960177322" calcext:value-type="float">
            <text:p>0.0277960177322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28446197338" calcext:value-type="float">
            <text:p>0.0428446197338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263171725053" calcext:value-type="float">
            <text:p>0.00263171725053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39434543533" calcext:value-type="float">
            <text:p>0.0739434543533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323100074626" calcext:value-type="float">
            <text:p>0.003231000746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197186143574" calcext:value-type="float">
            <text:p>0.00197186143574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432673283113" calcext:value-type="float">
            <text:p>0.000432673283113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56394963019" calcext:value-type="float">
            <text:p>0.0156394963019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55544940582" calcext:value-type="float">
            <text:p>0.0255544940582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26266553775" calcext:value-type="float">
            <text:p>0.0426266553775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254119864197" calcext:value-type="float">
            <text:p>0.00254119864197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35339762552" calcext:value-type="float">
            <text:p>0.0735339762552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315712412257" calcext:value-type="float">
            <text:p>0.00315712412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195372437324" calcext:value-type="float">
            <text:p>0.00195372437324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414554636417" calcext:value-type="float">
            <text:p>0.000414554636417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3677020559" calcext:value-type="float">
            <text:p>0.013677020559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37401566979" calcext:value-type="float">
            <text:p>0.0237401566979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24279213515" calcext:value-type="float">
            <text:p>0.0424279213515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246304596354" calcext:value-type="float">
            <text:p>0.00246304596354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31688126971" calcext:value-type="float">
            <text:p>0.0731688126971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308882863546" calcext:value-type="float">
            <text:p>0.00308882863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193486182823" calcext:value-type="float">
            <text:p>0.00193486182823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394986497985" calcext:value-type="float">
            <text:p>0.000394986497985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25281218834" calcext:value-type="float">
            <text:p>0.0125281218834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21829742566" calcext:value-type="float">
            <text:p>0.0221829742566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2428526087" calcext:value-type="float">
            <text:p>0.0422428526087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239892861581" calcext:value-type="float">
            <text:p>0.00239892861581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28320662508" calcext:value-type="float">
            <text:p>0.0728320662508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303022670136" calcext:value-type="float">
            <text:p>0.00303022670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190439156322" calcext:value-type="float">
            <text:p>0.00190439156322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377592597156" calcext:value-type="float">
            <text:p>0.000377592597156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17342459656" calcext:value-type="float">
            <text:p>0.0117342459656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08215186273" calcext:value-type="float">
            <text:p>0.0208215186273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20675536157" calcext:value-type="float">
            <text:p>0.0420675536157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33920117328" calcext:value-type="float">
            <text:p>0.00233920117328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25161002764" calcext:value-type="float">
            <text:p>0.072516100276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297841759797" calcext:value-type="float">
            <text:p>0.002978417597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187174485071" calcext:value-type="float">
            <text:p>0.00187174485071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362372933931" calcext:value-type="float">
            <text:p>0.000362372933931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12477481888" calcext:value-type="float">
            <text:p>0.0112477481888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96092168659" calcext:value-type="float">
            <text:p>0.0196092168659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18984380087" calcext:value-type="float">
            <text:p>0.0418984380087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28887183765" calcext:value-type="float">
            <text:p>0.00228887183765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22163621618" calcext:value-type="float">
            <text:p>0.0722163621618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292866470279" calcext:value-type="float">
            <text:p>0.00292866470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8463529632" calcext:value-type="float">
            <text:p>0.0018463529632</text:p>
          </table:table-cell>
          <table:table-cell office:value-type="float" office:value="57.6" calcext:value-type="float">
            <text:p>57.6</text:p>
          </table:table-cell>
          <table:table-cell office:value-type="float" office:value="0.000352226491781" calcext:value-type="float">
            <text:p>0.000352226491781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09345401159" calcext:value-type="float">
            <text:p>0.0109345401159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85388421364" calcext:value-type="float">
            <text:p>0.0185388421364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17336507719" calcext:value-type="float">
            <text:p>0.0417336507719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224324155546" calcext:value-type="float">
            <text:p>0.00224324155546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19314934661" calcext:value-type="float">
            <text:p>0.0719314934661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288717335847" calcext:value-type="float">
            <text:p>0.002887173358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82386300569" calcext:value-type="float">
            <text:p>0.00182386300569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342804795498" calcext:value-type="float">
            <text:p>0.000342804795498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7451678407" calcext:value-type="float">
            <text:p>0.0107451678407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74999844422" calcext:value-type="float">
            <text:p>0.0174999844422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15753560904" calcext:value-type="float">
            <text:p>0.0415753560904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220255764533" calcext:value-type="float">
            <text:p>0.00220255764533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16569415771" calcext:value-type="float">
            <text:p>0.0716569415771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284762806836" calcext:value-type="float">
            <text:p>0.00284762806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81515721569" calcext:value-type="float">
            <text:p>0.00181515721569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332658353348" calcext:value-type="float">
            <text:p>0.000332658353348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6030381183" calcext:value-type="float">
            <text:p>0.0106030381183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6521551128" calcext:value-type="float">
            <text:p>0.016521551128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4272639958" calcext:value-type="float">
            <text:p>0.0414272639958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217090086419" calcext:value-type="float">
            <text:p>0.00217090086419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3939180772" calcext:value-type="float">
            <text:p>0.0713939180772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280929447237" calcext:value-type="float">
            <text:p>0.002809294472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80500046068" calcext:value-type="float">
            <text:p>0.00180500046068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322511911198" calcext:value-type="float">
            <text:p>0.000322511911198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4894549597" calcext:value-type="float">
            <text:p>0.0104894549597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55447237773" calcext:value-type="float">
            <text:p>0.0155447237773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1322546499" calcext:value-type="float">
            <text:p>0.0411322546499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14122263188" calcext:value-type="float">
            <text:p>0.00214122263188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11301235704" calcext:value-type="float">
            <text:p>0.0711301235704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277485298478" calcext:value-type="float">
            <text:p>0.002774852984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79266725818" calcext:value-type="float">
            <text:p>0.00179266725818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313090214916" calcext:value-type="float">
            <text:p>0.000313090214916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3961760471" calcext:value-type="float">
            <text:p>0.0103961760471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44739475569" calcext:value-type="float">
            <text:p>0.0144739475569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08360086268" calcext:value-type="float">
            <text:p>0.0408360086268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1146358821" calcext:value-type="float">
            <text:p>0.0021146358821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08746265665" calcext:value-type="float">
            <text:p>0.0708746265665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74283488545" calcext:value-type="float">
            <text:p>0.002742834885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77888309067" calcext:value-type="float">
            <text:p>0.00177888309067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306567502105" calcext:value-type="float">
            <text:p>0.000306567502105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3175724806" calcext:value-type="float">
            <text:p>0.0103175724806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33644274649" calcext:value-type="float">
            <text:p>0.0133644274649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5696283581" calcext:value-type="float">
            <text:p>0.0405696283581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09126427415" calcext:value-type="float">
            <text:p>0.00209126427415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3689194632" calcext:value-type="float">
            <text:p>0.0703689194632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71536981859" calcext:value-type="float">
            <text:p>0.002715369818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76800085317" calcext:value-type="float">
            <text:p>0.00176800085317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299320043427" calcext:value-type="float">
            <text:p>0.000299320043427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2335410464" calcext:value-type="float">
            <text:p>0.0102335410464</text:p>
          </table:table-cell>
          <table:table-cell office:value-type="float" office:value="44.8" calcext:value-type="float">
            <text:p>44.8</text:p>
          </table:table-cell>
          <table:table-cell office:value-type="float" office:value="0.0123173392074" calcext:value-type="float">
            <text:p>0.0123173392074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3036809264" calcext:value-type="float">
            <text:p>0.0403036809264</text:p>
          </table:table-cell>
          <table:table-cell office:value-type="float" office:value="57.6" calcext:value-type="float">
            <text:p>57.6</text:p>
          </table:table-cell>
          <table:table-cell office:value-type="float" office:value="0.00207104597838" calcext:value-type="float">
            <text:p>0.00207104597838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698842498341" calcext:value-type="float">
            <text:p>0.0698842498341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68867582982" calcext:value-type="float">
            <text:p>0.00268867582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76074602816" calcext:value-type="float">
            <text:p>0.00176074602816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295696314087" calcext:value-type="float">
            <text:p>0.000295696314087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1633808299" calcext:value-type="float">
            <text:p>0.0101633808299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13449282566" calcext:value-type="float">
            <text:p>0.0113449282566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400479979155" calcext:value-type="float">
            <text:p>0.0400479979155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0537336762" calcext:value-type="float">
            <text:p>0.0020537336762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4151104871" calcext:value-type="float">
            <text:p>0.0694151104871</text:p>
          </table:table-cell>
          <table:table-cell office:value-type="float" office:value="57.6" calcext:value-type="float">
            <text:p>57.6</text:p>
          </table:table-cell>
          <table:table-cell office:value-type="float" office:value="0.00266278963712" calcext:value-type="float">
            <text:p>0.002662789637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75349120316" calcext:value-type="float">
            <text:p>0.00175349120316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289173601277" calcext:value-type="float">
            <text:p>0.000289173601277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100887979062" calcext:value-type="float">
            <text:p>0.0100887979062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03919896142" calcext:value-type="float">
            <text:p>0.0103919896142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397973234472" calcext:value-type="float">
            <text:p>0.0397973234472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03790528563" calcext:value-type="float">
            <text:p>0.00203790528563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89613545637" calcext:value-type="float">
            <text:p>0.0689613545637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63991432074" calcext:value-type="float">
            <text:p>0.002639914320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74623637816" calcext:value-type="float">
            <text:p>0.00174623637816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280476650862" calcext:value-type="float">
            <text:p>0.000280476650862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100144160147" calcext:value-type="float">
            <text:p>0.0100144160147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946595086193" calcext:value-type="float">
            <text:p>0.00946595086193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5465253112" calcext:value-type="float">
            <text:p>0.0395465253112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02386995493" calcext:value-type="float">
            <text:p>0.00202386995493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5149415632" calcext:value-type="float">
            <text:p>0.0685149415632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61758977442" calcext:value-type="float">
            <text:p>0.00261758977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73898155316" calcext:value-type="float">
            <text:p>0.00173898155316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272504446316" calcext:value-type="float">
            <text:p>0.000272504446316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0993963205892" calcext:value-type="float">
            <text:p>0.00993963205892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84831011478" calcext:value-type="float">
            <text:p>0.0084831011478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2969638524" calcext:value-type="float">
            <text:p>0.0392969638524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01063840969" calcext:value-type="float">
            <text:p>0.00201063840969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80780743625" calcext:value-type="float">
            <text:p>0.0680780743625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59486133005" calcext:value-type="float">
            <text:p>0.002594861330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73100124565" calcext:value-type="float">
            <text:p>0.00173100124565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267431225241" calcext:value-type="float">
            <text:p>0.000267431225241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0986685842452" calcext:value-type="float">
            <text:p>0.00986685842452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743520990847" calcext:value-type="float">
            <text:p>0.00743520990847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9051174259" calcext:value-type="float">
            <text:p>0.039051174259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199858162781" calcext:value-type="float">
            <text:p>0.00199858162781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643667041" calcext:value-type="float">
            <text:p>0.067643667041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5731977078" calcext:value-type="float">
            <text:p>0.0025731977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72374642065" calcext:value-type="float">
            <text:p>0.00172374642065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261633258298" calcext:value-type="float">
            <text:p>0.000261633258298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0978946105093" calcext:value-type="float">
            <text:p>0.00978946105093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637708065129" calcext:value-type="float">
            <text:p>0.00637708065129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88133612336" calcext:value-type="float">
            <text:p>0.0388133612336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98615386803" calcext:value-type="float">
            <text:p>0.00198615386803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2268093054" calcext:value-type="float">
            <text:p>0.0672268093054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55340670374" calcext:value-type="float">
            <text:p>0.00255340670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71721707815" calcext:value-type="float">
            <text:p>0.00171721707815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255835291355" calcext:value-type="float">
            <text:p>0.000255835291355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0972231631643" calcext:value-type="float">
            <text:p>0.00972231631643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536592582897" calcext:value-type="float">
            <text:p>0.00536592582897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5760428791" calcext:value-type="float">
            <text:p>0.0385760428791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97483904196" calcext:value-type="float">
            <text:p>0.00197483904196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8200480888" calcext:value-type="float">
            <text:p>0.0668200480888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53453364977" calcext:value-type="float">
            <text:p>0.002534533649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70706032314" calcext:value-type="float">
            <text:p>0.00170706032314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252936307884" calcext:value-type="float">
            <text:p>0.000252936307884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66562525317" calcext:value-type="float">
            <text:p>0.00966562525317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444189453115" calcext:value-type="float">
            <text:p>0.00444189453115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3433002302" calcext:value-type="float">
            <text:p>0.0383433002302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196420434205" calcext:value-type="float">
            <text:p>0.00196420434205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4216210898" calcext:value-type="float">
            <text:p>0.0664216210898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51496295374" calcext:value-type="float">
            <text:p>0.002514962953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69472712064" calcext:value-type="float">
            <text:p>0.00169472712064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249312578544" calcext:value-type="float">
            <text:p>0.000249312578544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5785783369" calcext:value-type="float">
            <text:p>0.0095785783369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370094308204" calcext:value-type="float">
            <text:p>0.00370094308204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1181013122" calcext:value-type="float">
            <text:p>0.0381181013122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19544970869" calcext:value-type="float">
            <text:p>0.0019544970869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60277834176" calcext:value-type="float">
            <text:p>0.0660277834176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49814610799" calcext:value-type="float">
            <text:p>0.00249814610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68602133064" calcext:value-type="float">
            <text:p>0.00168602133064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242065119866" calcext:value-type="float">
            <text:p>0.000242065119866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50902121673" calcext:value-type="float">
            <text:p>0.00950902121673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311577010069" calcext:value-type="float">
            <text:p>0.00311577010069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78966742597" calcext:value-type="float">
            <text:p>0.0378966742597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94497532069" calcext:value-type="float">
            <text:p>0.00194497532069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6477137259" calcext:value-type="float">
            <text:p>0.0656477137259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48070505617" calcext:value-type="float">
            <text:p>0.00248070505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68166843563" calcext:value-type="float">
            <text:p>0.00168166843563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227570202509" calcext:value-type="float">
            <text:p>0.000227570202509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43825790373" calcext:value-type="float">
            <text:p>0.00943825790373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265505929719" calcext:value-type="float">
            <text:p>0.00265505929719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76729593543" calcext:value-type="float">
            <text:p>0.0376729593543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93681380681" calcext:value-type="float">
            <text:p>0.00193681380681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52633851389" calcext:value-type="float">
            <text:p>0.0652633851389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4636311844" calcext:value-type="float">
            <text:p>0.00246363118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67441361063" calcext:value-type="float">
            <text:p>0.00167441361063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22032274383" calcext:value-type="float">
            <text:p>0.00022032274383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37794826197" calcext:value-type="float">
            <text:p>0.00937794826197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229371749053" calcext:value-type="float">
            <text:p>0.00229371749053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4511612986" calcext:value-type="float">
            <text:p>0.0374511612986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92939424873" calcext:value-type="float">
            <text:p>0.00192939424873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48803048488" calcext:value-type="float">
            <text:p>0.0648803048488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44780572475" calcext:value-type="float">
            <text:p>0.00244780572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66570782063" calcext:value-type="float">
            <text:p>0.00166570782063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216699014491" calcext:value-type="float">
            <text:p>0.000216699014491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31542726667" calcext:value-type="float">
            <text:p>0.00931542726667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19934023001" calcext:value-type="float">
            <text:p>0.0019934023001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2257768791" calcext:value-type="float">
            <text:p>0.0372257768791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92135639414" calcext:value-type="float">
            <text:p>0.00192135639414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4991704333" calcext:value-type="float">
            <text:p>0.0644991704333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43209041911" calcext:value-type="float">
            <text:p>0.00243209041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65845299563" calcext:value-type="float">
            <text:p>0.00165845299563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211625793415" calcext:value-type="float">
            <text:p>0.000211625793415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24989078929" calcext:value-type="float">
            <text:p>0.00924989078929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7502995624" calcext:value-type="float">
            <text:p>0.0017502995624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70130065669" calcext:value-type="float">
            <text:p>0.0370130065669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91449330292" calcext:value-type="float">
            <text:p>0.00191449330292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41208630431" calcext:value-type="float">
            <text:p>0.0641208630431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41718290956" calcext:value-type="float">
            <text:p>0.002417182909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65264913562" calcext:value-type="float">
            <text:p>0.00165264913562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207277318208" calcext:value-type="float">
            <text:p>0.000207277318208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18958114753" calcext:value-type="float">
            <text:p>0.00918958114753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55256529597" calcext:value-type="float">
            <text:p>0.00155256529597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67913940128" calcext:value-type="float">
            <text:p>0.0367913940128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90725923379" calcext:value-type="float">
            <text:p>0.00190725923379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742261936" calcext:value-type="float">
            <text:p>0.063742261936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240091683387" calcext:value-type="float">
            <text:p>0.002400916833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64757075812" calcext:value-type="float">
            <text:p>0.00164757075812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205827826473" calcext:value-type="float">
            <text:p>0.000205827826473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912967357004" calcext:value-type="float">
            <text:p>0.0091296735700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40100248262" calcext:value-type="float">
            <text:p>0.00140100248262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5739243274" calcext:value-type="float">
            <text:p>0.0365739243274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89204913973" calcext:value-type="float">
            <text:p>0.00189204913973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3716279003" calcext:value-type="float">
            <text:p>0.0633716279003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238608276032" calcext:value-type="float">
            <text:p>0.002386082760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64176689812" calcext:value-type="float">
            <text:p>0.00164176689812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204378334737" calcext:value-type="float">
            <text:p>0.000204378334737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90699670247" calcext:value-type="float">
            <text:p>0.0090699670247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27152166856" calcext:value-type="float">
            <text:p>0.00127152166856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3531156134" calcext:value-type="float">
            <text:p>0.0363531156134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87727185323" calcext:value-type="float">
            <text:p>0.00187727185323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29979465516" calcext:value-type="float">
            <text:p>0.0629979465516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235740599934" calcext:value-type="float">
            <text:p>0.002357405999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63741400312" calcext:value-type="float">
            <text:p>0.00163741400312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201479351265" calcext:value-type="float">
            <text:p>0.000201479351265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901709557209" calcext:value-type="float">
            <text:p>0.00901709557209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116091092663" calcext:value-type="float">
            <text:p>0.00116091092663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1394177934" calcext:value-type="float">
            <text:p>0.0361394177934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86286554462" calcext:value-type="float">
            <text:p>0.00186286554462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6378863249" calcext:value-type="float">
            <text:p>0.0626378863249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232957375244" calcext:value-type="float">
            <text:p>0.002329573752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63161014312" calcext:value-type="float">
            <text:p>0.00163161014312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200754605398" calcext:value-type="float">
            <text:p>0.000200754605398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895839418744" calcext:value-type="float">
            <text:p>0.00895839418744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107980976558" calcext:value-type="float">
            <text:p>0.00107980976558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59286261648" calcext:value-type="float">
            <text:p>0.0359286261648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84802642847" calcext:value-type="float">
            <text:p>0.00184802642847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22754029337" calcext:value-type="float">
            <text:p>0.0622754029337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230155791553" calcext:value-type="float">
            <text:p>0.00230155791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62072790561" calcext:value-type="float">
            <text:p>0.00162072790561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197855621926" calcext:value-type="float">
            <text:p>0.000197855621926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890170312418" calcext:value-type="float">
            <text:p>0.00890170312418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100995034963" calcext:value-type="float">
            <text:p>0.00100995034963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57263676089" calcext:value-type="float">
            <text:p>0.0357263676089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83213620825" calcext:value-type="float">
            <text:p>0.00183213620825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19096152272" calcext:value-type="float">
            <text:p>0.0619096152272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227581859485" calcext:value-type="float">
            <text:p>0.00227581859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61347308061" calcext:value-type="float">
            <text:p>0.00161347308061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194956638455" calcext:value-type="float">
            <text:p>0.000194956638455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884883167157" calcext:value-type="float">
            <text:p>0.00884883167157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948722987943" calcext:value-type="float">
            <text:p>0.000948722987943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5173691622" calcext:value-type="float">
            <text:p>0.0355173691622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81445292816" calcext:value-type="float">
            <text:p>0.00181445292816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5511337289" calcext:value-type="float">
            <text:p>0.0615511337289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224758244991" calcext:value-type="float">
            <text:p>0.002247582449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60694373811" calcext:value-type="float">
            <text:p>0.00160694373811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194231892587" calcext:value-type="float">
            <text:p>0.000194231892587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879394989756" calcext:value-type="float">
            <text:p>0.00879394989756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902752280318" calcext:value-type="float">
            <text:p>0.000902752280318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3069485367" calcext:value-type="float">
            <text:p>0.0353069485367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79670781842" calcext:value-type="float">
            <text:p>0.00179670781842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11970579845" calcext:value-type="float">
            <text:p>0.0611970579845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222030097307" calcext:value-type="float">
            <text:p>0.00222030097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5975124656" calcext:value-type="float">
            <text:p>0.0015975124656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192057654983" calcext:value-type="float">
            <text:p>0.000192057654983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74751147341" calcext:value-type="float">
            <text:p>0.00874751147341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862803936136" calcext:value-type="float">
            <text:p>0.000862803936136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51002997767" calcext:value-type="float">
            <text:p>0.0351002997767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77679867091" calcext:value-type="float">
            <text:p>0.00177679867091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08440469639" calcext:value-type="float">
            <text:p>0.0608440469639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219331324026" calcext:value-type="float">
            <text:p>0.002193313240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5902576406" calcext:value-type="float">
            <text:p>0.0015902576406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188433925644" calcext:value-type="float">
            <text:p>0.000188433925644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69222763512" calcext:value-type="float">
            <text:p>0.00869222763512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833695846155" calcext:value-type="float">
            <text:p>0.000833695846155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48898173174" calcext:value-type="float">
            <text:p>0.0348898173174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75336523331" calcext:value-type="float">
            <text:p>0.00175336523331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4909257994" calcext:value-type="float">
            <text:p>0.0604909257994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216573801939" calcext:value-type="float">
            <text:p>0.002165738019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5822773331" calcext:value-type="float">
            <text:p>0.0015822773331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178287483494" calcext:value-type="float">
            <text:p>0.000178287483494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64176856818" calcext:value-type="float">
            <text:p>0.00864176856818</text:p>
          </table:table-cell>
          <table:table-cell office:value-type="float" office:value="57.6" calcext:value-type="float">
            <text:p>57.6</text:p>
          </table:table-cell>
          <table:table-cell office:value-type="float" office:value="0.000807398192448" calcext:value-type="float">
            <text:p>0.000807398192448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46831067236" calcext:value-type="float">
            <text:p>0.0346831067236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72727312073" calcext:value-type="float">
            <text:p>0.00172727312073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601384287834" calcext:value-type="float">
            <text:p>0.0601384287834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21379792085" calcext:value-type="float">
            <text:p>0.00213797920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5764734731" calcext:value-type="float">
            <text:p>0.0015764734731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157994599194" calcext:value-type="float">
            <text:p>0.000157994599194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59171156552" calcext:value-type="float">
            <text:p>0.00859171156552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785717684048" calcext:value-type="float">
            <text:p>0.000785717684048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4755304557" calcext:value-type="float">
            <text:p>0.0344755304557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7001299041" calcext:value-type="float">
            <text:p>0.0017001299041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597948901334" calcext:value-type="float">
            <text:p>0.0597948901334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210900870349" calcext:value-type="float">
            <text:p>0.00210900870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56921864809" calcext:value-type="float">
            <text:p>0.00156921864809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134802731422" calcext:value-type="float">
            <text:p>0.000134802731422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53884011291" calcext:value-type="float">
            <text:p>0.00853884011291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770461029989" calcext:value-type="float">
            <text:p>0.000770461029989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2701183729" calcext:value-type="float">
            <text:p>0.0342701183729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67082264968" calcext:value-type="float">
            <text:p>0.00167082264968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4498094695" calcext:value-type="float">
            <text:p>0.0594498094695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207856947832" calcext:value-type="float">
            <text:p>0.002078569478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56414027059" calcext:value-type="float">
            <text:p>0.00156414027059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118858322329" calcext:value-type="float">
            <text:p>0.000118858322329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47993769612" calcext:value-type="float">
            <text:p>0.00847993769612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757412575859" calcext:value-type="float">
            <text:p>0.000757412575859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40703331713" calcext:value-type="float">
            <text:p>0.0340703331713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63706366043" calcext:value-type="float">
            <text:p>0.00163706366043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90990380404" calcext:value-type="float">
            <text:p>0.0590990380404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204989271734" calcext:value-type="float">
            <text:p>0.00204989271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55688544559" calcext:value-type="float">
            <text:p>0.00155688544559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103638659104" calcext:value-type="float">
            <text:p>0.000103638659104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42947862918" calcext:value-type="float">
            <text:p>0.00842947862918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740951449111" calcext:value-type="float">
            <text:p>0.000740951449111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38681982831" calcext:value-type="float">
            <text:p>0.0338681982831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60101697409" calcext:value-type="float">
            <text:p>0.00160101697409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7544713811" calcext:value-type="float">
            <text:p>0.0587544713811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201680979589" calcext:value-type="float">
            <text:p>0.002016809795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55180706809" calcext:value-type="float">
            <text:p>0.00155180706809</text:p>
          </table:table-cell>
          <table:table-cell office:value-type="float" office:value="86.528" calcext:value-type="float">
            <text:p>86.528</text:p>
          </table:table-cell>
          <table:table-cell office:value-type="float" office:value="9.05932334827e-05" calcext:value-type="float">
            <text:p>9.05932334827e-05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37741130512" calcext:value-type="float">
            <text:p>0.00837741130512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728705976774" calcext:value-type="float">
            <text:p>0.000728705976774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3670453599" calcext:value-type="float">
            <text:p>0.033670453599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56262076104" calcext:value-type="float">
            <text:p>0.00156262076104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4079588473" calcext:value-type="float">
            <text:p>0.0584079588473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98115661418" calcext:value-type="float">
            <text:p>0.001981156614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54963062058" calcext:value-type="float">
            <text:p>0.00154963062058</text:p>
          </table:table-cell>
          <table:table-cell office:value-type="float" office:value="87.552" calcext:value-type="float">
            <text:p>87.552</text:p>
          </table:table-cell>
          <table:table-cell office:value-type="float" office:value="8.04467913326e-05" calcext:value-type="float">
            <text:p>8.04467913326e-05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32775636674" calcext:value-type="float">
            <text:p>0.00832775636674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717464231678" calcext:value-type="float">
            <text:p>0.000717464231678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4750586015" calcext:value-type="float">
            <text:p>0.0334750586015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52354442182" calcext:value-type="float">
            <text:p>0.00152354442182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80712491156" calcext:value-type="float">
            <text:p>0.0580712491156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94631122856" calcext:value-type="float">
            <text:p>0.00194631122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54310127808" calcext:value-type="float">
            <text:p>0.00154310127808</text:p>
          </table:table-cell>
          <table:table-cell office:value-type="float" office:value="88.576" calcext:value-type="float">
            <text:p>88.576</text:p>
          </table:table-cell>
          <table:table-cell office:value-type="float" office:value="7.46488243897e-05" calcext:value-type="float">
            <text:p>7.46488243897e-05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27327665701" calcext:value-type="float">
            <text:p>0.00827327665701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707426959271" calcext:value-type="float">
            <text:p>0.000707426959271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281889623" calcext:value-type="float">
            <text:p>0.033281889623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48088196287" calcext:value-type="float">
            <text:p>0.00148088196287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7371828362" calcext:value-type="float">
            <text:p>0.0577371828362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90937291671" calcext:value-type="float">
            <text:p>0.001909372916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53874838308" calcext:value-type="float">
            <text:p>0.00153874838308</text:p>
          </table:table-cell>
          <table:table-cell office:value-type="float" office:value="89.6" calcext:value-type="float">
            <text:p>89.6</text:p>
          </table:table-cell>
          <table:table-cell office:value-type="float" office:value="6.8126111579e-05" calcext:value-type="float">
            <text:p>6.8126111579e-05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22362171863" calcext:value-type="float">
            <text:p>0.00822362171863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695783723278" calcext:value-type="float">
            <text:p>0.000695783723278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30976247203" calcext:value-type="float">
            <text:p>0.0330976247203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43271666501" calcext:value-type="float">
            <text:p>0.00143271666501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3999223853" calcext:value-type="float">
            <text:p>0.0573999223853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87221429685" calcext:value-type="float">
            <text:p>0.001872214296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53512097058" calcext:value-type="float">
            <text:p>0.00153512097058</text:p>
          </table:table-cell>
          <table:table-cell office:value-type="float" office:value="90.624" calcext:value-type="float">
            <text:p>90.624</text:p>
          </table:table-cell>
          <table:table-cell office:value-type="float" office:value="6.08786529004e-05" calcext:value-type="float">
            <text:p>6.08786529004e-05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18080187298" calcext:value-type="float">
            <text:p>0.00818080187298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683337505493" calcext:value-type="float">
            <text:p>0.000683337505493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29074856009" calcext:value-type="float">
            <text:p>0.0329074856009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3844895375" calcext:value-type="float">
            <text:p>0.0013844895375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70656725328" calcext:value-type="float">
            <text:p>0.0570656725328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83197136466" calcext:value-type="float">
            <text:p>0.001831971364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53004259308" calcext:value-type="float">
            <text:p>0.00153004259308</text:p>
          </table:table-cell>
          <table:table-cell office:value-type="float" office:value="91.648" calcext:value-type="float">
            <text:p>91.648</text:p>
          </table:table-cell>
          <table:table-cell office:value-type="float" office:value="5.50806859575e-05" calcext:value-type="float">
            <text:p>5.50806859575e-05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813617273807" calcext:value-type="float">
            <text:p>0.00813617273807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67390246943" calcext:value-type="float">
            <text:p>0.00067390246943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27235917014" calcext:value-type="float">
            <text:p>0.0327235917014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3377463216" calcext:value-type="float">
            <text:p>0.0013377463216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7405279048" calcext:value-type="float">
            <text:p>0.0567405279048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79213233051" calcext:value-type="float">
            <text:p>0.00179213233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52786614558" calcext:value-type="float">
            <text:p>0.00152786614558</text:p>
          </table:table-cell>
          <table:table-cell office:value-type="float" office:value="92.672" calcext:value-type="float">
            <text:p>92.672</text:p>
          </table:table-cell>
          <table:table-cell office:value-type="float" office:value="4.78332272789e-05" calcext:value-type="float">
            <text:p>4.78332272789e-05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808611573541" calcext:value-type="float">
            <text:p>0.00808611573541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666876378745" calcext:value-type="float">
            <text:p>0.000666876378745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5447063445" calcext:value-type="float">
            <text:p>0.0325447063445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29044663885" calcext:value-type="float">
            <text:p>0.00129044663885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4148692721" calcext:value-type="float">
            <text:p>0.0564148692721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75016365214" calcext:value-type="float">
            <text:p>0.001750163652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52496421558" calcext:value-type="float">
            <text:p>0.00152496421558</text:p>
          </table:table-cell>
          <table:table-cell office:value-type="float" office:value="93.696" calcext:value-type="float">
            <text:p>93.696</text:p>
          </table:table-cell>
          <table:table-cell office:value-type="float" office:value="3.98610227323e-05" calcext:value-type="float">
            <text:p>3.98610227323e-05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80332442828" calcext:value-type="float">
            <text:p>0.0080332442828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657842833578" calcext:value-type="float">
            <text:p>0.000657842833578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3595757678" calcext:value-type="float">
            <text:p>0.0323595757678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24574380142" calcext:value-type="float">
            <text:p>0.00124574380142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60958559847" calcext:value-type="float">
            <text:p>0.0560958559847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70801138376" calcext:value-type="float">
            <text:p>0.00170801138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52278776807" calcext:value-type="float">
            <text:p>0.00152278776807</text:p>
          </table:table-cell>
          <table:table-cell office:value-type="float" office:value="94.72" calcext:value-type="float">
            <text:p>94.72</text:p>
          </table:table-cell>
          <table:table-cell office:value-type="float" office:value="3.18888181859e-05" calcext:value-type="float">
            <text:p>3.18888181859e-05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798218211944" calcext:value-type="float">
            <text:p>0.00798218211944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651619724686" calcext:value-type="float">
            <text:p>0.000651619724686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1751871974" calcext:value-type="float">
            <text:p>0.0321751871974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20066998609" calcext:value-type="float">
            <text:p>0.00120066998609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780404015" calcext:value-type="float">
            <text:p>0.055780404015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66372947115" calcext:value-type="float">
            <text:p>0.00166372947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51843487307" calcext:value-type="float">
            <text:p>0.00151843487307</text:p>
          </table:table-cell>
          <table:table-cell office:value-type="float" office:value="95.744" calcext:value-type="float">
            <text:p>95.744</text:p>
          </table:table-cell>
          <table:table-cell office:value-type="float" office:value="2.60908512431e-05" calcext:value-type="float">
            <text:p>2.60908512431e-05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793674885598" calcext:value-type="float">
            <text:p>0.00793674885598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644794379449" calcext:value-type="float">
            <text:p>0.000644794379449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1990798627" calcext:value-type="float">
            <text:p>0.031990798627</text:p>
          </table:table-cell>
          <table:table-cell office:value-type="float" office:value="89.6" calcext:value-type="float">
            <text:p>89.6</text:p>
          </table:table-cell>
          <table:table-cell office:value-type="float" office:value="0.00115930594981" calcext:value-type="float">
            <text:p>0.00115930594981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4662370567" calcext:value-type="float">
            <text:p>0.0554662370567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61610622019" calcext:value-type="float">
            <text:p>0.001616106220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51770939057" calcext:value-type="float">
            <text:p>0.00151770939057</text:p>
          </table:table-cell>
          <table:table-cell office:value-type="float" office:value="96.768" calcext:value-type="float">
            <text:p>96.768</text:p>
          </table:table-cell>
          <table:table-cell office:value-type="float" office:value="2.10176301679e-05" calcext:value-type="float">
            <text:p>2.10176301679e-05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788870217471" calcext:value-type="float">
            <text:p>0.00788870217471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637567543315" calcext:value-type="float">
            <text:p>0.000637567543315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18048642101" calcext:value-type="float">
            <text:p>0.0318048642101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1209715664" calcext:value-type="float">
            <text:p>0.0011209715664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51480682055" calcext:value-type="float">
            <text:p>0.0551480682055</text:p>
          </table:table-cell>
          <table:table-cell office:value-type="float" office:value="89.6" calcext:value-type="float">
            <text:p>89.6</text:p>
          </table:table-cell>
          <table:table-cell office:value-type="float" office:value="0.00157145712754" calcext:value-type="float">
            <text:p>0.00157145712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51408197807" calcext:value-type="float">
            <text:p>0.00151408197807</text:p>
          </table:table-cell>
          <table:table-cell office:value-type="float" office:value="97.792" calcext:value-type="float">
            <text:p>97.792</text:p>
          </table:table-cell>
          <table:table-cell office:value-type="float" office:value="1.88433925644e-05" calcext:value-type="float">
            <text:p>1.88433925644e-05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784708852189" calcext:value-type="float">
            <text:p>0.00784708852189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621708652912" calcext:value-type="float">
            <text:p>0.000621708652912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6210321444" calcext:value-type="float">
            <text:p>0.0316210321444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08041131557" calcext:value-type="float">
            <text:p>0.00108041131557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48364345556" calcext:value-type="float">
            <text:p>0.0548364345556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52467839068" calcext:value-type="float">
            <text:p>0.00152467839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51118004807" calcext:value-type="float">
            <text:p>0.00151118004807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1.73939008287e-05" calcext:value-type="float">
            <text:p>1.73939008287e-05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80085112987" calcext:value-type="float">
            <text:p>0.00780085112987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605046780715" calcext:value-type="float">
            <text:p>0.000605046780715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4368290756" calcext:value-type="float">
            <text:p>0.0314368290756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04152046531" calcext:value-type="float">
            <text:p>0.00104152046531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5150715329" calcext:value-type="float">
            <text:p>0.0545150715329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47742231976" calcext:value-type="float">
            <text:p>0.00147742231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51045456557" calcext:value-type="float">
            <text:p>0.00151045456557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1.59444090929e-05" calcext:value-type="float">
            <text:p>1.59444090929e-05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75240238432" calcext:value-type="float">
            <text:p>0.00775240238432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588987144864" calcext:value-type="float">
            <text:p>0.000588987144864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2585002234" calcext:value-type="float">
            <text:p>0.0312585002234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00497914177" calcext:value-type="float">
            <text:p>0.00100497914177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41972698278" calcext:value-type="float">
            <text:p>0.0541972698278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4278162966" calcext:value-type="float">
            <text:p>0.00142781629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50900360057" calcext:value-type="float">
            <text:p>0.00150900360057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1.37701714894e-05" calcext:value-type="float">
            <text:p>1.37701714894e-05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70556189589" calcext:value-type="float">
            <text:p>0.00770556189589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570719309082" calcext:value-type="float">
            <text:p>0.000570719309082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10747918255" calcext:value-type="float">
            <text:p>0.0310747918255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970787344954" calcext:value-type="float">
            <text:p>0.000970787344954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38812671388" calcext:value-type="float">
            <text:p>0.0538812671388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37905478752" calcext:value-type="float">
            <text:p>0.001379054787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50755263557" calcext:value-type="float">
            <text:p>0.00150755263557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1.30454256215e-05" calcext:value-type="float">
            <text:p>1.30454256215e-05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66133482526" calcext:value-type="float">
            <text:p>0.00766133482526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549440291579" calcext:value-type="float">
            <text:p>0.000549440291579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08976996506" calcext:value-type="float">
            <text:p>0.0308976996506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934122362115" calcext:value-type="float">
            <text:p>0.000934122362115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5688624821" calcext:value-type="float">
            <text:p>0.0535688624821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3308073305" calcext:value-type="float">
            <text:p>0.0013308073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50392522307" calcext:value-type="float">
            <text:p>0.00150392522307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1.23206797537e-05" calcext:value-type="float">
            <text:p>1.23206797537e-05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61328814399" calcext:value-type="float">
            <text:p>0.00761328814399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528161274075" calcext:value-type="float">
            <text:p>0.000528161274075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07196181339" calcext:value-type="float">
            <text:p>0.0307196181339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900301543206" calcext:value-type="float">
            <text:p>0.000900301543206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32524559324" calcext:value-type="float">
            <text:p>0.0532524559324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28226612945" calcext:value-type="float">
            <text:p>0.001282266129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50102329307" calcext:value-type="float">
            <text:p>0.00150102329307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1.15959338858e-05" calcext:value-type="float">
            <text:p>1.15959338858e-05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57006623406" calcext:value-type="float">
            <text:p>0.00757006623406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507685238364" calcext:value-type="float">
            <text:p>0.000507685238364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5385685919" calcext:value-type="float">
            <text:p>0.0305385685919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862090819101" calcext:value-type="float">
            <text:p>0.000862090819101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29367102457" calcext:value-type="float">
            <text:p>0.0529367102457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2318155922" calcext:value-type="float">
            <text:p>0.00123181559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49884684557" calcext:value-type="float">
            <text:p>0.00149884684557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1.08711880179e-05" calcext:value-type="float">
            <text:p>1.08711880179e-05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53046290263" calcext:value-type="float">
            <text:p>0.00753046290263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487209202653" calcext:value-type="float">
            <text:p>0.000487209202653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3573953822" calcext:value-type="float">
            <text:p>0.0303573953822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823509117091" calcext:value-type="float">
            <text:p>0.000823509117091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6160815153" calcext:value-type="float">
            <text:p>0.0526160815153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118389859721" calcext:value-type="float">
            <text:p>0.00118389859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8.592" calcext:value-type="float">
            <text:p>238.592</text:p>
          </table:table-cell>
          <table:table-cell office:value-type="float" office:value="0.00149739588057" calcext:value-type="float">
            <text:p>0.00149739588057</text:p>
          </table:table-cell>
          <table:table-cell office:value-type="float" office:value="120.32" calcext:value-type="float">
            <text:p>120.32</text:p>
          </table:table-cell>
          <table:table-cell office:value-type="float" office:value="1.014644215e-05" calcext:value-type="float">
            <text:p>1.014644215e-05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49106060335" calcext:value-type="float">
            <text:p>0.00749106060335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465127203357" calcext:value-type="float">
            <text:p>0.000465127203357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1735633165" calcext:value-type="float">
            <text:p>0.0301735633165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783999970322" calcext:value-type="float">
            <text:p>0.000783999970322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2299344534" calcext:value-type="float">
            <text:p>0.052299344534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113513708814" calcext:value-type="float">
            <text:p>0.001135137088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49521943306" calcext:value-type="float">
            <text:p>0.00149521943306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9.42169628215e-06" calcext:value-type="float">
            <text:p>9.42169628215e-06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45246243262" calcext:value-type="float">
            <text:p>0.00745246243262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447662349368" calcext:value-type="float">
            <text:p>0.000447662349368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299907824265" calcext:value-type="float">
            <text:p>0.0299907824265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745418268312" calcext:value-type="float">
            <text:p>0.000745418268312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19795602397" calcext:value-type="float">
            <text:p>0.0519795602397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108699978513" calcext:value-type="float">
            <text:p>0.00108699978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49231750306" calcext:value-type="float">
            <text:p>0.00149231750306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8.69695041439e-06" calcext:value-type="float">
            <text:p>8.69695041439e-06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4118539405" calcext:value-type="float">
            <text:p>0.0074118539405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432807186205" calcext:value-type="float">
            <text:p>0.000432807186205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298119589035" calcext:value-type="float">
            <text:p>0.0298119589035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705538143639" calcext:value-type="float">
            <text:p>0.000705538143639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6620889661" calcext:value-type="float">
            <text:p>0.0516620889661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103790781402" calcext:value-type="float">
            <text:p>0.00103790781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49086653806" calcext:value-type="float">
            <text:p>0.00149086653806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7.97220454651e-06" calcext:value-type="float">
            <text:p>7.97220454651e-06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3754671233" calcext:value-type="float">
            <text:p>0.0073754671233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415543077665" calcext:value-type="float">
            <text:p>0.000415543077665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6317750356" calcext:value-type="float">
            <text:p>0.0296317750356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664977892808" calcext:value-type="float">
            <text:p>0.000664977892808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1346673711" calcext:value-type="float">
            <text:p>0.051346673711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987604148782" calcext:value-type="float">
            <text:p>0.0009876041487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48796460806" calcext:value-type="float">
            <text:p>0.00148796460806</text:p>
          </table:table-cell>
          <table:table-cell office:value-type="float" office:value="138.24" calcext:value-type="float">
            <text:p>138.24</text:p>
          </table:table-cell>
          <table:table-cell office:value-type="float" office:value="7.24745867864e-06" calcext:value-type="float">
            <text:p>7.24745867864e-06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33043592412" calcext:value-type="float">
            <text:p>0.00733043592412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401089405398" calcext:value-type="float">
            <text:p>0.000401089405398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4565997103" calcext:value-type="float">
            <text:p>0.0294565997103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625035938484" calcext:value-type="float">
            <text:p>0.000625035938484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10327270404" calcext:value-type="float">
            <text:p>0.0510327270404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941339463967" calcext:value-type="float">
            <text:p>0.000941339463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48723912556" calcext:value-type="float">
            <text:p>0.00148723912556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6.52271281076e-06" calcext:value-type="float">
            <text:p>6.52271281076e-06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29304394623" calcext:value-type="float">
            <text:p>0.00729304394623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39004840575" calcext:value-type="float">
            <text:p>0.00039004840575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2710362965" calcext:value-type="float">
            <text:p>0.0292710362965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582435309182" calcext:value-type="float">
            <text:p>0.000582435309182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717532073" calcext:value-type="float">
            <text:p>0.050717532073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894450573087" calcext:value-type="float">
            <text:p>0.0008944505730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48578816056" calcext:value-type="float">
            <text:p>0.00148578816056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5.79796694289e-06" calcext:value-type="float">
            <text:p>5.79796694289e-06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24539932924" calcext:value-type="float">
            <text:p>0.00724539932924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378605915206" calcext:value-type="float">
            <text:p>0.000378605915206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90886264096" calcext:value-type="float">
            <text:p>0.0290886264096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540267487435" calcext:value-type="float">
            <text:p>0.000540267487435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4014926694" calcext:value-type="float">
            <text:p>0.0504014926694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84873665833" calcext:value-type="float">
            <text:p>0.00084873665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7.024" calcext:value-type="float">
            <text:p>257.024</text:p>
          </table:table-cell>
          <table:table-cell office:value-type="float" office:value="0.00148288623056" calcext:value-type="float">
            <text:p>0.00148288623056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5.07322107501e-06" calcext:value-type="float">
            <text:p>5.07322107501e-06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20378567642" calcext:value-type="float">
            <text:p>0.00720378567642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366561188317" calcext:value-type="float">
            <text:p>0.000366561188317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89031866636" calcext:value-type="float">
            <text:p>0.0289031866636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499892725556" calcext:value-type="float">
            <text:p>0.000499892725556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500910338872" calcext:value-type="float">
            <text:p>0.0500910338872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803243051595" calcext:value-type="float">
            <text:p>0.000803243051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48070978306" calcext:value-type="float">
            <text:p>0.00148070978306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4.34847520714e-06" calcext:value-type="float">
            <text:p>4.34847520714e-06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16096583077" calcext:value-type="float">
            <text:p>0.00716096583077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354114970532" calcext:value-type="float">
            <text:p>0.000354114970532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87257234855" calcext:value-type="float">
            <text:p>0.0287257234855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457972222411" calcext:value-type="float">
            <text:p>0.000457972222411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7722776021" calcext:value-type="float">
            <text:p>0.0497722776021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760319705128" calcext:value-type="float">
            <text:p>0.000760319705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1.12" calcext:value-type="float">
            <text:p>261.12</text:p>
          </table:table-cell>
          <table:table-cell office:value-type="float" office:value="0.00147998430056" calcext:value-type="float">
            <text:p>0.00147998430056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3.62372933926e-06" calcext:value-type="float">
            <text:p>3.62372933926e-06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11874908153" calcext:value-type="float">
            <text:p>0.00711874908153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338858316472" calcext:value-type="float">
            <text:p>0.000338858316472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5450449467" calcext:value-type="float">
            <text:p>0.0285450449467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416855504725" calcext:value-type="float">
            <text:p>0.000416855504725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4520894471" calcext:value-type="float">
            <text:p>0.0494520894471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713871430294" calcext:value-type="float">
            <text:p>0.000713871430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47780785306" calcext:value-type="float">
            <text:p>0.00147780785306</text:p>
          </table:table-cell>
          <table:table-cell office:value-type="float" office:value="199.68" calcext:value-type="float">
            <text:p>199.68</text:p>
          </table:table-cell>
          <table:table-cell office:value-type="float" office:value="2.8989834715e-06" calcext:value-type="float">
            <text:p>2.8989834715e-06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707974884653" calcext:value-type="float">
            <text:p>0.00707974884653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320991971587" calcext:value-type="float">
            <text:p>0.000320991971587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360780044" calcext:value-type="float">
            <text:p>0.028360780044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379015758523" calcext:value-type="float">
            <text:p>0.000379015758523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91295515567" calcext:value-type="float">
            <text:p>0.0491295515567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668965311621" calcext:value-type="float">
            <text:p>0.0006689653116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47635688806" calcext:value-type="float">
            <text:p>0.00147635688806</text:p>
          </table:table-cell>
          <table:table-cell office:value-type="float" office:value="230.4" calcext:value-type="float">
            <text:p>230.4</text:p>
          </table:table-cell>
          <table:table-cell office:value-type="float" office:value="2.17423760362e-06" calcext:value-type="float">
            <text:p>2.17423760362e-06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703853725799" calcext:value-type="float">
            <text:p>0.00703853725799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306136808424" calcext:value-type="float">
            <text:p>0.000306136808424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1818946872" calcext:value-type="float">
            <text:p>0.0281818946872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345442258217" calcext:value-type="float">
            <text:p>0.000345442258217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88186154845" calcext:value-type="float">
            <text:p>0.0488186154845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626115401161" calcext:value-type="float">
            <text:p>0.000626115401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2.384" calcext:value-type="float">
            <text:p>272.384</text:p>
          </table:table-cell>
          <table:table-cell office:value-type="float" office:value="0.00147490592306" calcext:value-type="float">
            <text:p>0.00147490592306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1.44949173575e-06" calcext:value-type="float">
            <text:p>1.44949173575e-06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69955163802" calcext:value-type="float">
            <text:p>0.0069955163802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28927419078" calcext:value-type="float">
            <text:p>0.00028927419078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78209086127" calcext:value-type="float">
            <text:p>0.0278209086127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311497780006" calcext:value-type="float">
            <text:p>0.00031149778000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5042282386" calcext:value-type="float">
            <text:p>0.0485042282386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583706106748" calcext:value-type="float">
            <text:p>0.0005837061067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47127851056" calcext:value-type="float">
            <text:p>0.00147127851056</text:p>
          </table:table-cell>
          <table:table-cell office:value-type="float" office:value="250.88" calcext:value-type="float">
            <text:p>250.88</text:p>
          </table:table-cell>
          <table:table-cell office:value-type="float" office:value="7.24745867875e-07" calcext:value-type="float">
            <text:p>7.24745867875e-07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695390272738" calcext:value-type="float">
            <text:p>0.00695390272738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278835427476" calcext:value-type="float">
            <text:p>0.000278835427476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4957243432" calcext:value-type="float">
            <text:p>0.0274957243432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279470020966" calcext:value-type="float">
            <text:p>0.000279470020966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81843705151" calcext:value-type="float">
            <text:p>0.0481843705151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544307688647" calcext:value-type="float">
            <text:p>0.000544307688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46692561555" calcext:value-type="float">
            <text:p>0.00146692561555</text:p>
          </table:table-cell>
          <table:table-cell office:value-type="float" office:value="276.48" calcext:value-type="float">
            <text:p>276.4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691872210302" calcext:value-type="float">
            <text:p>0.00691872210302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268396664173" calcext:value-type="float">
            <text:p>0.000268396664173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273678952" calcext:value-type="float">
            <text:p>0.027273678952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250039107254" calcext:value-type="float">
            <text:p>0.000250039107254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5533197171" calcext:value-type="float">
            <text:p>0.0475533197171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504174910471" calcext:value-type="float">
            <text:p>0.0005041749104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46257272055" calcext:value-type="float">
            <text:p>0.00146257272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688233528582" calcext:value-type="float">
            <text:p>0.00688233528582</text:p>
          </table:table-cell>
          <table:table-cell office:value-type="float" office:value="89.6" calcext:value-type="float">
            <text:p>89.6</text:p>
          </table:table-cell>
          <table:table-cell office:value-type="float" office:value="0.000258560137213" calcext:value-type="float">
            <text:p>0.000258560137213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1259578606" calcext:value-type="float">
            <text:p>0.0271259578606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223514187123" calcext:value-type="float">
            <text:p>0.000223514187123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69792132866" calcext:value-type="float">
            <text:p>0.0469792132866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468411574749" calcext:value-type="float">
            <text:p>0.0004684115747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46039627305" calcext:value-type="float">
            <text:p>0.00146039627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84092266515" calcext:value-type="float">
            <text:p>0.00684092266515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25032957384" calcext:value-type="float">
            <text:p>0.00025032957384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70082261912" calcext:value-type="float">
            <text:p>0.0270082261912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199647941969" calcext:value-type="float">
            <text:p>0.000199647941969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5430436636" calcext:value-type="float">
            <text:p>0.0465430436636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432464649007" calcext:value-type="float">
            <text:p>0.0004324646490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45821982555" calcext:value-type="float">
            <text:p>0.00145821982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80533997651" calcext:value-type="float">
            <text:p>0.00680533997651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243303483154" calcext:value-type="float">
            <text:p>0.000243303483154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68980382528" calcext:value-type="float">
            <text:p>0.0268980382528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17714194913" calcext:value-type="float">
            <text:p>0.00017714194913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62266371138" calcext:value-type="float">
            <text:p>0.0462266371138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396701313286" calcext:value-type="float">
            <text:p>0.000396701313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6.96" calcext:value-type="float">
            <text:p>296.96</text:p>
          </table:table-cell>
          <table:table-cell office:value-type="float" office:value="0.00145459241305" calcext:value-type="float">
            <text:p>0.00145459241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76593767722" calcext:value-type="float">
            <text:p>0.00676593767722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234671428884" calcext:value-type="float">
            <text:p>0.000234671428884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67916840136" calcext:value-type="float">
            <text:p>0.0267916840136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157665609174" calcext:value-type="float">
            <text:p>0.000157665609174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59711768246" calcext:value-type="float">
            <text:p>0.0459711768246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362480133724" calcext:value-type="float">
            <text:p>0.0003624801337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45241596555" calcext:value-type="float">
            <text:p>0.00145241596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72351989585" calcext:value-type="float">
            <text:p>0.00672351989585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223429683788" calcext:value-type="float">
            <text:p>0.000223429683788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6834129248" calcext:value-type="float">
            <text:p>0.0266834129248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138993054675" calcext:value-type="float">
            <text:p>0.000138993054675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7504485608" calcext:value-type="float">
            <text:p>0.0457504485608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330939368442" calcext:value-type="float">
            <text:p>0.000330939368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45096500055" calcext:value-type="float">
            <text:p>0.00145096500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68090108234" calcext:value-type="float">
            <text:p>0.00668090108234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213793902277" calcext:value-type="float">
            <text:p>0.000213793902277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5776770243" calcext:value-type="float">
            <text:p>0.0265776770243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12440125712" calcext:value-type="float">
            <text:p>0.00012440125712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5421665514" calcext:value-type="float">
            <text:p>0.0455421665514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301307939358" calcext:value-type="float">
            <text:p>0.000301307939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44588662305" calcext:value-type="float">
            <text:p>0.00144588662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64190084733" calcext:value-type="float">
            <text:p>0.00664190084733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203555884421" calcext:value-type="float">
            <text:p>0.000203555884421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4675509197" calcext:value-type="float">
            <text:p>0.0264675509197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113333749653" calcext:value-type="float">
            <text:p>0.000113333749653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53430264812" calcext:value-type="float">
            <text:p>0.0453430264812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273035076415" calcext:value-type="float">
            <text:p>0.000273035076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7.44" calcext:value-type="float">
            <text:p>317.44</text:p>
          </table:table-cell>
          <table:table-cell office:value-type="float" office:value="0.00144298469304" calcext:value-type="float">
            <text:p>0.00144298469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60269958018" calcext:value-type="float">
            <text:p>0.00660269958018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194522339255" calcext:value-type="float">
            <text:p>0.000194522339255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3577339844" calcext:value-type="float">
            <text:p>0.0263577339844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101153308474" calcext:value-type="float">
            <text:p>0.000101153308474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51423811117" calcext:value-type="float">
            <text:p>0.0451423811117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247626217771" calcext:value-type="float">
            <text:p>0.000247626217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44153372804" calcext:value-type="float">
            <text:p>0.00144153372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56390037732" calcext:value-type="float">
            <text:p>0.00656390037732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186894012225" calcext:value-type="float">
            <text:p>0.000186894012225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2508850744" calcext:value-type="float">
            <text:p>0.0262508850744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9.31154538883e-05" calcext:value-type="float">
            <text:p>9.31154538883e-05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49513182566" calcext:value-type="float">
            <text:p>0.0449513182566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22350248926" calcext:value-type="float">
            <text:p>0.000223502489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43935728054" calcext:value-type="float">
            <text:p>0.001439357280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4812761681" calcext:value-type="float">
            <text:p>0.0064812761681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178462703403" calcext:value-type="float">
            <text:p>0.000178462703403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1451491739" calcext:value-type="float">
            <text:p>0.0261451491739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8.46447917484e-05" calcext:value-type="float">
            <text:p>8.46447917484e-05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755923077" calcext:value-type="float">
            <text:p>0.044755923077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202352919059" calcext:value-type="float">
            <text:p>0.0002023529190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43790631554" calcext:value-type="float">
            <text:p>0.00143790631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41292524077" calcext:value-type="float">
            <text:p>0.00641292524077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16902766734" calcext:value-type="float">
            <text:p>0.00016902766734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60358269095" calcext:value-type="float">
            <text:p>0.0260358269095</text:p>
          </table:table-cell>
          <table:table-cell office:value-type="float" office:value="125.44" calcext:value-type="float">
            <text:p>125.44</text:p>
          </table:table-cell>
          <table:table-cell office:value-type="float" office:value="7.67924261151e-05" calcext:value-type="float">
            <text:p>7.67924261151e-05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557994589" calcext:value-type="float">
            <text:p>0.044557994589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179808064713" calcext:value-type="float">
            <text:p>0.000179808064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43355342054" calcext:value-type="float">
            <text:p>0.001433553420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3761363593" calcext:value-type="float">
            <text:p>0.0063761363593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160194867621" calcext:value-type="float">
            <text:p>0.000160194867621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59356560563" calcext:value-type="float">
            <text:p>0.0259356560563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6.95583569883e-05" calcext:value-type="float">
            <text:p>6.95583569883e-05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43633704163" calcext:value-type="float">
            <text:p>0.0443633704163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161302190787" calcext:value-type="float">
            <text:p>0.000161302190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43282793804" calcext:value-type="float">
            <text:p>0.00143282793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35402282398" calcext:value-type="float">
            <text:p>0.00635402282398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153771013281" calcext:value-type="float">
            <text:p>0.000153771013281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58353615355" calcext:value-type="float">
            <text:p>0.0258353615355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6.31899029707e-05" calcext:value-type="float">
            <text:p>6.31899029707e-05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41742534358" calcext:value-type="float">
            <text:p>0.0441742534358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145219705113" calcext:value-type="float">
            <text:p>0.0001452197051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43065149054" calcext:value-type="float">
            <text:p>0.001430651490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33432167434" calcext:value-type="float">
            <text:p>0.00633432167434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146343431699" calcext:value-type="float">
            <text:p>0.000146343431699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5733583002" calcext:value-type="float">
            <text:p>0.025733583002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5.86763384728e-05" calcext:value-type="float">
            <text:p>5.86763384728e-05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39902765014" calcext:value-type="float">
            <text:p>0.0439902765014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129210655447" calcext:value-type="float">
            <text:p>0.0001292106554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42920052554" calcext:value-type="float">
            <text:p>0.00142920052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31200710689" calcext:value-type="float">
            <text:p>0.00631200710689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135503177499" calcext:value-type="float">
            <text:p>0.000135503177499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634648826" calcext:value-type="float">
            <text:p>0.025634648826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5.38536257216e-05" calcext:value-type="float">
            <text:p>5.38536257216e-05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8111458962" calcext:value-type="float">
            <text:p>0.0438111458962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114707043938" calcext:value-type="float">
            <text:p>0.0001147070439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42484763054" calcext:value-type="float">
            <text:p>0.001424847630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29230595725" calcext:value-type="float">
            <text:p>0.00629230595725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12787485047" calcext:value-type="float">
            <text:p>0.00012787485047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5394246817" calcext:value-type="float">
            <text:p>0.0255394246817</text:p>
          </table:table-cell>
          <table:table-cell office:value-type="float" office:value="130.56" calcext:value-type="float">
            <text:p>130.56</text:p>
          </table:table-cell>
          <table:table-cell office:value-type="float" office:value="4.92164019225e-05" calcext:value-type="float">
            <text:p>4.92164019225e-05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6339244509" calcext:value-type="float">
            <text:p>0.0436339244509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103618206784" calcext:value-type="float">
            <text:p>0.0001036182067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41904377054" calcext:value-type="float">
            <text:p>0.001419043770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26958932552" calcext:value-type="float">
            <text:p>0.00626958932552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120848759785" calcext:value-type="float">
            <text:p>0.000120848759785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4395629979" calcext:value-type="float">
            <text:p>0.0254395629979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4.08693990838e-05" calcext:value-type="float">
            <text:p>4.08693990838e-05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4649270793" calcext:value-type="float">
            <text:p>0.0434649270793</text:p>
          </table:table-cell>
          <table:table-cell office:value-type="float" office:value="130.56" calcext:value-type="float">
            <text:p>130.56</text:p>
          </table:table-cell>
          <table:table-cell office:value-type="float" office:value="9.20887535839e-05" calcext:value-type="float">
            <text:p>9.2088753583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41323991053" calcext:value-type="float">
            <text:p>0.001413239910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24767682234" calcext:value-type="float">
            <text:p>0.00624767682234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114424905444" calcext:value-type="float">
            <text:p>0.000114424905444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3393303109" calcext:value-type="float">
            <text:p>0.0253393303109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3.49337526208e-05" calcext:value-type="float">
            <text:p>3.49337526208e-05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32936901162" calcext:value-type="float">
            <text:p>0.0432936901162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7.38766236885e-05" calcext:value-type="float">
            <text:p>7.3876623688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40816153303" calcext:value-type="float">
            <text:p>0.00140816153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22877980126" calcext:value-type="float">
            <text:p>0.00622877980126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109607014688" calcext:value-type="float">
            <text:p>0.000109607014688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2402106333" calcext:value-type="float">
            <text:p>0.0252402106333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2.96164026644e-05" calcext:value-type="float">
            <text:p>2.96164026644e-05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31292453568" calcext:value-type="float">
            <text:p>0.0431292453568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5.918942216e-05" calcext:value-type="float">
            <text:p>5.91894221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40671056803" calcext:value-type="float">
            <text:p>0.00140671056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2074703945" calcext:value-type="float">
            <text:p>0.0062074703945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105592105725" calcext:value-type="float">
            <text:p>0.000105592105725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1397306109" calcext:value-type="float">
            <text:p>0.0251397306109</text:p>
          </table:table-cell>
          <table:table-cell office:value-type="float" office:value="138.24" calcext:value-type="float">
            <text:p>138.24</text:p>
          </table:table-cell>
          <table:table-cell office:value-type="float" office:value="2.47936899131e-05" calcext:value-type="float">
            <text:p>2.47936899131e-05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29553282268" calcext:value-type="float">
            <text:p>0.0429553282268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4.91286891129e-05" calcext:value-type="float">
            <text:p>4.9128689112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40380863803" calcext:value-type="float">
            <text:p>0.001403808638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18676408416" calcext:value-type="float">
            <text:p>0.00618676408416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100974960418" calcext:value-type="float">
            <text:p>0.000100974960418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50406109334" calcext:value-type="float">
            <text:p>0.0250406109334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2.08984219219e-05" calcext:value-type="float">
            <text:p>2.08984219219e-05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787872869" calcext:value-type="float">
            <text:p>0.042787872869</text:p>
          </table:table-cell>
          <table:table-cell office:value-type="float" office:value="138.24" calcext:value-type="float">
            <text:p>138.24</text:p>
          </table:table-cell>
          <table:table-cell office:value-type="float" office:value="4.14179083105e-05" calcext:value-type="float">
            <text:p>4.1417908310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40163219053" calcext:value-type="float">
            <text:p>0.001401632190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17068151302" calcext:value-type="float">
            <text:p>0.00617068151302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9.65585605588e-05" calcext:value-type="float">
            <text:p>9.65585605588e-0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49427897669" calcext:value-type="float">
            <text:p>0.0249427897669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1.74977911357e-05" calcext:value-type="float">
            <text:p>1.74977911357e-05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6168929082" calcext:value-type="float">
            <text:p>0.0426168929082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3.53961556837e-05" calcext:value-type="float">
            <text:p>3.5396155683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39655381303" calcext:value-type="float">
            <text:p>0.00139655381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15459894189" calcext:value-type="float">
            <text:p>0.00615459894189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9.29451424921e-05" calcext:value-type="float">
            <text:p>9.29451424921e-05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4841196735" calcext:value-type="float">
            <text:p>0.024841196735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1.45299679042e-05" calcext:value-type="float">
            <text:p>1.45299679042e-05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2447858822" calcext:value-type="float">
            <text:p>0.042447858822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2.99618911181e-05" calcext:value-type="float">
            <text:p>2.9961891118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39437736553" calcext:value-type="float">
            <text:p>0.00139437736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13630501722" calcext:value-type="float">
            <text:p>0.00613630501722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8.89302335292e-05" calcext:value-type="float">
            <text:p>8.89302335292e-0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47391708661" calcext:value-type="float">
            <text:p>0.0247391708661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23659301312e-05" calcext:value-type="float">
            <text:p>1.23659301312e-0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22811377565" calcext:value-type="float">
            <text:p>0.0422811377565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2.61432187207e-05" calcext:value-type="float">
            <text:p>2.6143218720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38494609302" calcext:value-type="float">
            <text:p>0.00138494609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611921728539" calcext:value-type="float">
            <text:p>0.00611921728539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8.51160700144e-05" calcext:value-type="float">
            <text:p>8.51160700144e-05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6342388057" calcext:value-type="float">
            <text:p>0.0246342388057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10675074675e-05" calcext:value-type="float">
            <text:p>1.10675074675e-05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21078814896" calcext:value-type="float">
            <text:p>0.0421078814896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2.33526504304e-05" calcext:value-type="float">
            <text:p>2.3352650430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37986771552" calcext:value-type="float">
            <text:p>0.001379867715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610474297136" calcext:value-type="float">
            <text:p>0.00610474297136</text:p>
          </table:table-cell>
          <table:table-cell office:value-type="float" office:value="115.2" calcext:value-type="float">
            <text:p>115.2</text:p>
          </table:table-cell>
          <table:table-cell office:value-type="float" office:value="8.1904142844e-05" calcext:value-type="float">
            <text:p>8.1904142844e-05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524607372" calcext:value-type="float">
            <text:p>0.024524607372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0078233057e-05" calcext:value-type="float">
            <text:p>1.0078233057e-0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19397285542" calcext:value-type="float">
            <text:p>0.0419397285542</text:p>
          </table:table-cell>
          <table:table-cell office:value-type="float" office:value="148.48" calcext:value-type="float">
            <text:p>148.48</text:p>
          </table:table-cell>
          <table:table-cell office:value-type="float" office:value="2.11862882049e-05" calcext:value-type="float">
            <text:p>2.1186288204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37043644302" calcext:value-type="float">
            <text:p>0.00137043644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60844387253" calcext:value-type="float">
            <text:p>0.0060844387253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7.909370657e-05" calcext:value-type="float">
            <text:p>7.909370657e-05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4201081487" calcext:value-type="float">
            <text:p>0.0244201081487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9.45993655044e-06" calcext:value-type="float">
            <text:p>9.45993655044e-06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7652974196" calcext:value-type="float">
            <text:p>0.0417652974196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93871060177e-05" calcext:value-type="float">
            <text:p>1.9387106017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36173065301" calcext:value-type="float">
            <text:p>0.00136173065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60639334471" calcext:value-type="float">
            <text:p>0.0060639334471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7.38743249181e-05" calcext:value-type="float">
            <text:p>7.38743249181e-0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3133829064" calcext:value-type="float">
            <text:p>0.0243133829064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8.59432144118e-06" calcext:value-type="float">
            <text:p>8.59432144118e-06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5931058765" calcext:value-type="float">
            <text:p>0.0415931058765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79918218725e-05" calcext:value-type="float">
            <text:p>1.7991821872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35520131051" calcext:value-type="float">
            <text:p>0.00135520131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604302610463" calcext:value-type="float">
            <text:p>0.00604302610463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7.02609068515e-05" calcext:value-type="float">
            <text:p>7.02609068515e-0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2081416767" calcext:value-type="float">
            <text:p>0.0242081416767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8.16151388661e-06" calcext:value-type="float">
            <text:p>8.16151388661e-06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14180138789" calcext:value-type="float">
            <text:p>0.0414180138789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66699737348e-05" calcext:value-type="float">
            <text:p>1.6669973734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35229938051" calcext:value-type="float">
            <text:p>0.001352299380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602433011568" calcext:value-type="float">
            <text:p>0.00602433011568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6.6848234233e-05" calcext:value-type="float">
            <text:p>6.6848234233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1034569518" calcext:value-type="float">
            <text:p>0.0241034569518</text:p>
          </table:table-cell>
          <table:table-cell office:value-type="float" office:value="158.72" calcext:value-type="float">
            <text:p>158.72</text:p>
          </table:table-cell>
          <table:table-cell office:value-type="float" office:value="7.91419528401e-06" calcext:value-type="float">
            <text:p>7.91419528401e-06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1247988498" calcext:value-type="float">
            <text:p>0.041247988498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59356136584e-05" calcext:value-type="float">
            <text:p>1.5935613658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34577003801" calcext:value-type="float">
            <text:p>0.00134577003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599940213042" calcext:value-type="float">
            <text:p>0.00599940213042</text:p>
          </table:table-cell>
          <table:table-cell office:value-type="float" office:value="120.32" calcext:value-type="float">
            <text:p>120.32</text:p>
          </table:table-cell>
          <table:table-cell office:value-type="float" office:value="6.30340707182e-05" calcext:value-type="float">
            <text:p>6.30340707182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40003799072" calcext:value-type="float">
            <text:p>0.0240003799072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7.60504703068e-06" calcext:value-type="float">
            <text:p>7.60504703068e-06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10767148203" calcext:value-type="float">
            <text:p>0.0410767148203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49442275553e-05" calcext:value-type="float">
            <text:p>1.4944227555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33996617801" calcext:value-type="float">
            <text:p>0.00133996617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597668549869" calcext:value-type="float">
            <text:p>0.00597668549869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5.90191617552e-05" calcext:value-type="float">
            <text:p>5.90191617552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38920469846" calcext:value-type="float">
            <text:p>0.0238920469846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7.4195580787e-06" calcext:value-type="float">
            <text:p>7.4195580787e-06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09036421265" calcext:value-type="float">
            <text:p>0.0409036421265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45403295132e-05" calcext:value-type="float">
            <text:p>1.4540329513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332711353" calcext:value-type="float">
            <text:p>0.001332711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595557712407" calcext:value-type="float">
            <text:p>0.00595557712407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5.76139436183e-05" calcext:value-type="float">
            <text:p>5.76139436183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3784579736" calcext:value-type="float">
            <text:p>0.023784579736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7.35772842808e-06" calcext:value-type="float">
            <text:p>7.35772842808e-06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7299085696" calcext:value-type="float">
            <text:p>0.0407299085696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38794054445e-05" calcext:value-type="float">
            <text:p>1.3879405444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324005563" calcext:value-type="float">
            <text:p>0.0013240055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593386565304" calcext:value-type="float">
            <text:p>0.00593386565304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5.54057436886e-05" calcext:value-type="float">
            <text:p>5.54057436886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36828630363" calcext:value-type="float">
            <text:p>0.0236828630363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7.23406912684e-06" calcext:value-type="float">
            <text:p>7.23406912684e-06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5546697135" calcext:value-type="float">
            <text:p>0.0405546697135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29614553489e-05" calcext:value-type="float">
            <text:p>1.2961455348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3189271855" calcext:value-type="float">
            <text:p>0.00131892718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590994282847" calcext:value-type="float">
            <text:p>0.00590994282847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5.27960528627e-05" calcext:value-type="float">
            <text:p>5.27960528627e-05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5799714934" calcext:value-type="float">
            <text:p>0.0235799714934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6.98675052413e-06" calcext:value-type="float">
            <text:p>6.98675052413e-06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403816337343" calcext:value-type="float">
            <text:p>0.0403816337343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1.22270952725e-05" calcext:value-type="float">
            <text:p>1.2227095272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312397843" calcext:value-type="float">
            <text:p>0.0013123978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588843238957" calcext:value-type="float">
            <text:p>0.00588843238957</text:p>
          </table:table-cell>
          <table:table-cell office:value-type="float" office:value="125.44" calcext:value-type="float">
            <text:p>125.44</text:p>
          </table:table-cell>
          <table:table-cell office:value-type="float" office:value="5.07885983813e-05" calcext:value-type="float">
            <text:p>5.07885983813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4802334772" calcext:value-type="float">
            <text:p>0.0234802334772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6.92492087351e-06" calcext:value-type="float">
            <text:p>6.92492087351e-06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402098460519" calcext:value-type="float">
            <text:p>0.0402098460519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15294531999e-05" calcext:value-type="float">
            <text:p>1.1529453199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30731946549" calcext:value-type="float">
            <text:p>0.001307319465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585948376153" calcext:value-type="float">
            <text:p>0.00585948376153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4.69744348665e-05" calcext:value-type="float">
            <text:p>4.69744348665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3787022792" calcext:value-type="float">
            <text:p>0.0233787022792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6.86309122289e-06" calcext:value-type="float">
            <text:p>6.86309122289e-06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400416196873" calcext:value-type="float">
            <text:p>0.0400416196873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10154011463e-05" calcext:value-type="float">
            <text:p>1.1015401146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30586850049" calcext:value-type="float">
            <text:p>0.00130586850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583455577627" calcext:value-type="float">
            <text:p>0.00583455577627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4.51677258331e-05" calcext:value-type="float">
            <text:p>4.51677258331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2788405953" calcext:value-type="float">
            <text:p>0.0232788405953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6.73943192153e-06" calcext:value-type="float">
            <text:p>6.73943192153e-06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398755961994" calcext:value-type="float">
            <text:p>0.0398755961994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02443230662e-05" calcext:value-type="float">
            <text:p>1.0244323066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29135885049" calcext:value-type="float">
            <text:p>0.00129135885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80480301966" calcext:value-type="float">
            <text:p>0.00580480301966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4.11528168701e-05" calcext:value-type="float">
            <text:p>4.11528168701e-05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186275307" calcext:value-type="float">
            <text:p>0.023186275307</text:p>
          </table:table-cell>
          <table:table-cell office:value-type="float" office:value="179.2" calcext:value-type="float">
            <text:p>179.2</text:p>
          </table:table-cell>
          <table:table-cell office:value-type="float" office:value="6.67760227091e-06" calcext:value-type="float">
            <text:p>6.67760227091e-06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7097929993" calcext:value-type="float">
            <text:p>0.0397097929993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9.80370702031e-06" calcext:value-type="float">
            <text:p>9.8037070203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28628047299" calcext:value-type="float">
            <text:p>0.001286280472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77907090584" calcext:value-type="float">
            <text:p>0.00577907090584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3.89446169405e-05" calcext:value-type="float">
            <text:p>3.89446169405e-05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0872792972" calcext:value-type="float">
            <text:p>0.0230872792972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6.55394296956e-06" calcext:value-type="float">
            <text:p>6.55394296956e-06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5468535392" calcext:value-type="float">
            <text:p>0.0395468535392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9.21621895911e-06" calcext:value-type="float">
            <text:p>9.2162189591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27612371798" calcext:value-type="float">
            <text:p>0.001276123717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75394188844" calcext:value-type="float">
            <text:p>0.00575394188844</text:p>
          </table:table-cell>
          <table:table-cell office:value-type="float" office:value="130.56" calcext:value-type="float">
            <text:p>130.56</text:p>
          </table:table-cell>
          <table:table-cell office:value-type="float" office:value="3.73386533554e-05" calcext:value-type="float">
            <text:p>3.73386533554e-05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29842022526" calcext:value-type="float">
            <text:p>0.0229842022526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6.36845401758e-06" calcext:value-type="float">
            <text:p>6.36845401758e-06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93867778189" calcext:value-type="float">
            <text:p>0.0393867778189</text:p>
          </table:table-cell>
          <table:table-cell office:value-type="float" office:value="179.2" calcext:value-type="float">
            <text:p>179.2</text:p>
          </table:table-cell>
          <table:table-cell office:value-type="float" office:value="8.55529489041e-06" calcext:value-type="float">
            <text:p>8.5552948904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26959437548" calcext:value-type="float">
            <text:p>0.001269594375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73082319243" calcext:value-type="float">
            <text:p>0.00573082319243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3.33237443925e-05" calcext:value-type="float">
            <text:p>3.33237443925e-0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28887307728" calcext:value-type="float">
            <text:p>0.0228887307728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6.30662436696e-06" calcext:value-type="float">
            <text:p>6.30662436696e-06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92305938479" calcext:value-type="float">
            <text:p>0.0392305938479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8.29826886362e-06" calcext:value-type="float">
            <text:p>8.2982688636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26306503298" calcext:value-type="float">
            <text:p>0.00126306503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70609623931" calcext:value-type="float">
            <text:p>0.00570609623931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3.05133081183e-05" calcext:value-type="float">
            <text:p>3.05133081183e-05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27948051396" calcext:value-type="float">
            <text:p>0.0227948051396</text:p>
          </table:table-cell>
          <table:table-cell office:value-type="float" office:value="189.44" calcext:value-type="float">
            <text:p>189.44</text:p>
          </table:table-cell>
          <table:table-cell office:value-type="float" office:value="6.1829650656e-06" calcext:value-type="float">
            <text:p>6.1829650656e-06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90699306938" calcext:value-type="float">
            <text:p>0.0390699306938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8.07796084068e-06" calcext:value-type="float">
            <text:p>8.077960840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25726117297" calcext:value-type="float">
            <text:p>0.001257261172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68177135047" calcext:value-type="float">
            <text:p>0.00568177135047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2.81043627406e-05" calcext:value-type="float">
            <text:p>2.81043627406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701003174" calcext:value-type="float">
            <text:p>0.022701003174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5.99747611363e-06" calcext:value-type="float">
            <text:p>5.99747611363e-06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89183727642" calcext:value-type="float">
            <text:p>0.0389183727642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7.71078080253e-06" calcext:value-type="float">
            <text:p>7.7107808025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25145731297" calcext:value-type="float">
            <text:p>0.001251457312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65945678302" calcext:value-type="float">
            <text:p>0.00565945678302</text:p>
          </table:table-cell>
          <table:table-cell office:value-type="float" office:value="138.24" calcext:value-type="float">
            <text:p>138.24</text:p>
          </table:table-cell>
          <table:table-cell office:value-type="float" office:value="2.60969082592e-05" calcext:value-type="float">
            <text:p>2.60969082592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6102929014" calcext:value-type="float">
            <text:p>0.0226102929014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5.75015751103e-06" calcext:value-type="float">
            <text:p>5.75015751103e-06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7653829646" calcext:value-type="float">
            <text:p>0.0387653829646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7.41703677187e-06" calcext:value-type="float">
            <text:p>7.4170367718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24855538297" calcext:value-type="float">
            <text:p>0.001248555382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63472982989" calcext:value-type="float">
            <text:p>0.00563472982989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2.42901992258e-05" calcext:value-type="float">
            <text:p>2.42901992258e-05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5174802776" calcext:value-type="float">
            <text:p>0.0225174802776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5.62649820968e-06" calcext:value-type="float">
            <text:p>5.62649820968e-06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6145960419" calcext:value-type="float">
            <text:p>0.0386145960419</text:p>
          </table:table-cell>
          <table:table-cell office:value-type="float" office:value="189.44" calcext:value-type="float">
            <text:p>189.44</text:p>
          </table:table-cell>
          <table:table-cell office:value-type="float" office:value="6.75611270318e-06" calcext:value-type="float">
            <text:p>6.756112703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24347700547" calcext:value-type="float">
            <text:p>0.001243477005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60839461966" calcext:value-type="float">
            <text:p>0.00560839461966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2.20819992962e-05" calcext:value-type="float">
            <text:p>2.20819992962e-05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4313457107" calcext:value-type="float">
            <text:p>0.0224313457107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5.4410092577e-06" calcext:value-type="float">
            <text:p>5.4410092577e-06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4683250169" calcext:value-type="float">
            <text:p>0.0384683250169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6.16862464198e-06" calcext:value-type="float">
            <text:p>6.168624641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24202604047" calcext:value-type="float">
            <text:p>0.00124202604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58286353798" calcext:value-type="float">
            <text:p>0.00558286353798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2.0476035711e-05" calcext:value-type="float">
            <text:p>2.0476035711e-05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3425522878" calcext:value-type="float">
            <text:p>0.0223425522878</text:p>
          </table:table-cell>
          <table:table-cell office:value-type="float" office:value="199.68" calcext:value-type="float">
            <text:p>199.68</text:p>
          </table:table-cell>
          <table:table-cell office:value-type="float" office:value="5.37917960708e-06" calcext:value-type="float">
            <text:p>5.37917960708e-06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8323082001" calcext:value-type="float">
            <text:p>0.038323082001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5.80144460371e-06" calcext:value-type="float">
            <text:p>5.8014446037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23767314547" calcext:value-type="float">
            <text:p>0.001237673145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5573324563" calcext:value-type="float">
            <text:p>0.0055573324563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80670903333e-05" calcext:value-type="float">
            <text:p>1.80670903333e-05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2527076893" calcext:value-type="float">
            <text:p>0.0222527076893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5.25552030584e-06" calcext:value-type="float">
            <text:p>5.25552030584e-06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81784631336" calcext:value-type="float">
            <text:p>0.0381784631336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5.32411055409e-06" calcext:value-type="float">
            <text:p>5.324110554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23332025047" calcext:value-type="float">
            <text:p>0.001233320250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53642511382" calcext:value-type="float">
            <text:p>0.00553642511382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76655994369e-05" calcext:value-type="float">
            <text:p>1.76655994369e-05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1670059594" calcext:value-type="float">
            <text:p>0.0221670059594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5.1936906551e-06" calcext:value-type="float">
            <text:p>5.1936906551e-06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80366345769" calcext:value-type="float">
            <text:p>0.0380366345769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5.10380253116e-06" calcext:value-type="float">
            <text:p>5.1038025311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23114380296" calcext:value-type="float">
            <text:p>0.00123114380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5096878393" calcext:value-type="float">
            <text:p>0.0055096878393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66618721962e-05" calcext:value-type="float">
            <text:p>1.66618721962e-05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0803148877" calcext:value-type="float">
            <text:p>0.0220803148877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5.00820170313e-06" calcext:value-type="float">
            <text:p>5.00820170313e-06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8954668832" calcext:value-type="float">
            <text:p>0.0378954668832</text:p>
          </table:table-cell>
          <table:table-cell office:value-type="float" office:value="199.68" calcext:value-type="float">
            <text:p>199.68</text:p>
          </table:table-cell>
          <table:table-cell office:value-type="float" office:value="4.58975047768e-06" calcext:value-type="float">
            <text:p>4.589750477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22533994296" calcext:value-type="float">
            <text:p>0.00122533994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48717223971" calcext:value-type="float">
            <text:p>0.00548717223971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60596358517e-05" calcext:value-type="float">
            <text:p>1.60596358517e-05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19926344743" calcext:value-type="float">
            <text:p>0.0219926344743</text:p>
          </table:table-cell>
          <table:table-cell office:value-type="float" office:value="209.92" calcext:value-type="float">
            <text:p>209.92</text:p>
          </table:table-cell>
          <table:table-cell office:value-type="float" office:value="4.88454240188e-06" calcext:value-type="float">
            <text:p>4.88454240188e-06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7545929065" calcext:value-type="float">
            <text:p>0.0377545929065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4.4061604586e-06" calcext:value-type="float">
            <text:p>4.40616045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22026156546" calcext:value-type="float">
            <text:p>0.00122026156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4650587044" calcext:value-type="float">
            <text:p>0.0054650587044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52566540592e-05" calcext:value-type="float">
            <text:p>1.52566540592e-05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19053868979" calcext:value-type="float">
            <text:p>0.0219053868979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4.76088310053e-06" calcext:value-type="float">
            <text:p>4.76088310053e-06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6133517837" calcext:value-type="float">
            <text:p>0.0376133517837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4.14913443181e-06" calcext:value-type="float">
            <text:p>4.1491344318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21590867046" calcext:value-type="float">
            <text:p>0.001215908670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4435482655" calcext:value-type="float">
            <text:p>0.0054435482655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38514359221e-05" calcext:value-type="float">
            <text:p>1.38514359221e-05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18188194939" calcext:value-type="float">
            <text:p>0.0218188194939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4.69905344991e-06" calcext:value-type="float">
            <text:p>4.69905344991e-06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4731753846" calcext:value-type="float">
            <text:p>0.0374731753846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4.11241642795e-06" calcext:value-type="float">
            <text:p>4.1124164279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21155577546" calcext:value-type="float">
            <text:p>0.001211555775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42384711586" calcext:value-type="float">
            <text:p>0.00542384711586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32491995777e-05" calcext:value-type="float">
            <text:p>1.32491995777e-05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7327467608" calcext:value-type="float">
            <text:p>0.0217327467608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4.51356449793e-06" calcext:value-type="float">
            <text:p>4.51356449793e-06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73340269948" calcext:value-type="float">
            <text:p>0.0373340269948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4.03898042034e-06" calcext:value-type="float">
            <text:p>4.0389804203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20502643295" calcext:value-type="float">
            <text:p>0.001205026432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40213564483" calcext:value-type="float">
            <text:p>0.00540213564483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1.26469632332e-05" calcext:value-type="float">
            <text:p>1.26469632332e-05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6454373506" calcext:value-type="float">
            <text:p>0.0216454373506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4.38990519658e-06" calcext:value-type="float">
            <text:p>4.38990519658e-06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71909868558" calcext:value-type="float">
            <text:p>0.0371909868558</text:p>
          </table:table-cell>
          <table:table-cell office:value-type="float" office:value="209.92" calcext:value-type="float">
            <text:p>209.92</text:p>
          </table:table-cell>
          <table:table-cell office:value-type="float" office:value="3.96554441273e-06" calcext:value-type="float">
            <text:p>3.9655444127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20284998545" calcext:value-type="float">
            <text:p>0.001202849985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38364068802" calcext:value-type="float">
            <text:p>0.00538364068802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1.2245472337e-05" calcext:value-type="float">
            <text:p>1.2245472337e-05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5549744135" calcext:value-type="float">
            <text:p>0.0215549744135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4.26624589533e-06" calcext:value-type="float">
            <text:p>4.26624589533e-06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70522056121" calcext:value-type="float">
            <text:p>0.0370522056121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3.89210840501e-06" calcext:value-type="float">
            <text:p>3.8921084050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9849709045" calcext:value-type="float">
            <text:p>0.00119849709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35750650992" calcext:value-type="float">
            <text:p>0.00535750650992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18439814407e-05" calcext:value-type="float">
            <text:p>1.18439814407e-05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4695818529" calcext:value-type="float">
            <text:p>0.0214695818529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4.01892729263e-06" calcext:value-type="float">
            <text:p>4.01892729263e-06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9136079415" calcext:value-type="float">
            <text:p>0.0369136079415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3.8186723974e-06" calcext:value-type="float">
            <text:p>3.81867239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8979130045" calcext:value-type="float">
            <text:p>0.00118979130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33680019958" calcext:value-type="float">
            <text:p>0.00533680019958</text:p>
          </table:table-cell>
          <table:table-cell office:value-type="float" office:value="168.96" calcext:value-type="float">
            <text:p>168.96</text:p>
          </table:table-cell>
          <table:table-cell office:value-type="float" office:value="1.16432359926e-05" calcext:value-type="float">
            <text:p>1.16432359926e-05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3815922701" calcext:value-type="float">
            <text:p>0.0213815922701</text:p>
          </table:table-cell>
          <table:table-cell office:value-type="float" office:value="230.4" calcext:value-type="float">
            <text:p>230.4</text:p>
          </table:table-cell>
          <table:table-cell office:value-type="float" office:value="3.957097642e-06" calcext:value-type="float">
            <text:p>3.957097642e-06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7746064102" calcext:value-type="float">
            <text:p>0.0367746064102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3.7452363898e-06" calcext:value-type="float">
            <text:p>3.74523638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18543840545" calcext:value-type="float">
            <text:p>0.001185438405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31468666427" calcext:value-type="float">
            <text:p>0.00531468666427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1.10409996481e-05" calcext:value-type="float">
            <text:p>1.10409996481e-05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2935408535" calcext:value-type="float">
            <text:p>0.0212935408535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3.89526799138e-06" calcext:value-type="float">
            <text:p>3.89526799138e-06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6341730088" calcext:value-type="float">
            <text:p>0.0366341730088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3.56164637072e-06" calcext:value-type="float">
            <text:p>3.561646370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18326195795" calcext:value-type="float">
            <text:p>0.00118326195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29518654677" calcext:value-type="float">
            <text:p>0.00529518654677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06395087518e-05" calcext:value-type="float">
            <text:p>1.06395087518e-05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205489437" calcext:value-type="float">
            <text:p>0.021205489437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3.83343834065e-06" calcext:value-type="float">
            <text:p>3.83343834065e-06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4936661782" calcext:value-type="float">
            <text:p>0.0364936661782</text:p>
          </table:table-cell>
          <table:table-cell office:value-type="float" office:value="220.16" calcext:value-type="float">
            <text:p>220.16</text:p>
          </table:table-cell>
          <table:table-cell office:value-type="float" office:value="3.52492836686e-06" calcext:value-type="float">
            <text:p>3.524928366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17528165044" calcext:value-type="float">
            <text:p>0.00117528165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27628952568" calcext:value-type="float">
            <text:p>0.00527628952568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04387633036e-05" calcext:value-type="float">
            <text:p>1.04387633036e-05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0357554914" calcext:value-type="float">
            <text:p>0.0210357554914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3.70977903941e-06" calcext:value-type="float">
            <text:p>3.70977903941e-06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63527554869" calcext:value-type="float">
            <text:p>0.0363527554869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3.45149235925e-06" calcext:value-type="float">
            <text:p>3.4514923592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16875230794" calcext:value-type="float">
            <text:p>0.00116875230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26020695455" calcext:value-type="float">
            <text:p>0.00526020695455</text:p>
          </table:table-cell>
          <table:table-cell office:value-type="float" office:value="179.2" calcext:value-type="float">
            <text:p>179.2</text:p>
          </table:table-cell>
          <table:table-cell office:value-type="float" office:value="1.02380178555e-05" calcext:value-type="float">
            <text:p>1.02380178555e-05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08673818907" calcext:value-type="float">
            <text:p>0.0208673818907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3.64794938867e-06" calcext:value-type="float">
            <text:p>3.64794938867e-06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62172418439" calcext:value-type="float">
            <text:p>0.0362172418439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3.37805635153e-06" calcext:value-type="float">
            <text:p>3.3780563515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16367393044" calcext:value-type="float">
            <text:p>0.00116367393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2405058049" calcext:value-type="float">
            <text:p>0.0052405058049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9.63578151103e-06" calcext:value-type="float">
            <text:p>9.63578151103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6905370512" calcext:value-type="float">
            <text:p>0.0206905370512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3.58611973805e-06" calcext:value-type="float">
            <text:p>3.58611973805e-06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59396793566" calcext:value-type="float">
            <text:p>0.0359396793566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3.23118433632e-06" calcext:value-type="float">
            <text:p>3.2311843363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15932103544" calcext:value-type="float">
            <text:p>0.001159321035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21778917317" calcext:value-type="float">
            <text:p>0.00521778917317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9.43503606288e-06" calcext:value-type="float">
            <text:p>9.43503606288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5143723842" calcext:value-type="float">
            <text:p>0.0205143723842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3.52429008743e-06" calcext:value-type="float">
            <text:p>3.52429008743e-06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6528280717" calcext:value-type="float">
            <text:p>0.0356528280717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3.04759431713e-06" calcext:value-type="float">
            <text:p>3.047594317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15134072793" calcext:value-type="float">
            <text:p>0.001151340727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19708286283" calcext:value-type="float">
            <text:p>0.00519708286283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9.23429061472e-06" calcext:value-type="float">
            <text:p>9.23429061472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3306021524" calcext:value-type="float">
            <text:p>0.0203306021524</text:p>
          </table:table-cell>
          <table:table-cell office:value-type="float" office:value="250.88" calcext:value-type="float">
            <text:p>250.88</text:p>
          </table:table-cell>
          <table:table-cell office:value-type="float" office:value="3.33880113546e-06" calcext:value-type="float">
            <text:p>3.33880113546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53658299284" calcext:value-type="float">
            <text:p>0.0353658299284</text:p>
          </table:table-cell>
          <table:table-cell office:value-type="float" office:value="230.4" calcext:value-type="float">
            <text:p>230.4</text:p>
          </table:table-cell>
          <table:table-cell office:value-type="float" office:value="2.82728629419e-06" calcext:value-type="float">
            <text:p>2.827286294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14771331543" calcext:value-type="float">
            <text:p>0.00114771331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17456726324" calcext:value-type="float">
            <text:p>0.00517456726324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9.03354516657e-06" calcext:value-type="float">
            <text:p>9.03354516657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1587658555" calcext:value-type="float">
            <text:p>0.0201587658555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3.27697148483e-06" calcext:value-type="float">
            <text:p>3.27697148483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50820259565" calcext:value-type="float">
            <text:p>0.0350820259565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2.71713228273e-06" calcext:value-type="float">
            <text:p>2.7171322827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13828204293" calcext:value-type="float">
            <text:p>0.001138282042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15727849927" calcext:value-type="float">
            <text:p>0.00515727849927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8.43130882222e-06" calcext:value-type="float">
            <text:p>8.43130882222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199857547153" calcext:value-type="float">
            <text:p>0.0199857547153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3.2151418341e-06" calcext:value-type="float">
            <text:p>3.2151418341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7939630893" calcext:value-type="float">
            <text:p>0.0347939630893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2.64369627512e-06" calcext:value-type="float">
            <text:p>2.6436962751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13320366543" calcext:value-type="float">
            <text:p>0.001133203665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14139696027" calcext:value-type="float">
            <text:p>0.00514139696027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8.23056337407e-06" calcext:value-type="float">
            <text:p>8.23056337407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198029738253" calcext:value-type="float">
            <text:p>0.0198029738253</text:p>
          </table:table-cell>
          <table:table-cell office:value-type="float" office:value="261.12" calcext:value-type="float">
            <text:p>261.12</text:p>
          </table:table-cell>
          <table:table-cell office:value-type="float" office:value="3.02965288212e-06" calcext:value-type="float">
            <text:p>3.02965288212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500099313" calcext:value-type="float">
            <text:p>0.034500099313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2.4968242599e-06" calcext:value-type="float">
            <text:p>2.49682425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12594884043" calcext:value-type="float">
            <text:p>0.001125948840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12149477849" calcext:value-type="float">
            <text:p>0.00512149477849</text:p>
          </table:table-cell>
          <table:table-cell office:value-type="float" office:value="209.92" calcext:value-type="float">
            <text:p>209.92</text:p>
          </table:table-cell>
          <table:table-cell office:value-type="float" office:value="8.02981792591e-06" calcext:value-type="float">
            <text:p>8.02981792591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615431728" calcext:value-type="float">
            <text:p>0.019615431728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2.78233427953e-06" calcext:value-type="float">
            <text:p>2.78233427953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42106780051" calcext:value-type="float">
            <text:p>0.0342106780051</text:p>
          </table:table-cell>
          <table:table-cell office:value-type="float" office:value="240.64" calcext:value-type="float">
            <text:p>240.64</text:p>
          </table:table-cell>
          <table:table-cell office:value-type="float" office:value="2.46010625604e-06" calcext:value-type="float">
            <text:p>2.460106256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11506660292" calcext:value-type="float">
            <text:p>0.00111506660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510139156457" calcext:value-type="float">
            <text:p>0.00510139156457</text:p>
          </table:table-cell>
          <table:table-cell office:value-type="float" office:value="220.16" calcext:value-type="float">
            <text:p>220.16</text:p>
          </table:table-cell>
          <table:table-cell office:value-type="float" office:value="7.62832702961e-06" calcext:value-type="float">
            <text:p>7.62832702961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4319706655" calcext:value-type="float">
            <text:p>0.0194319706655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2.59684532755e-06" calcext:value-type="float">
            <text:p>2.59684532755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9132161966" calcext:value-type="float">
            <text:p>0.0339132161966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2.42338825218e-06" calcext:value-type="float">
            <text:p>2.423388252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10781177792" calcext:value-type="float">
            <text:p>0.001107811777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508329867204" calcext:value-type="float">
            <text:p>0.00508329867204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7.42758158145e-06" calcext:value-type="float">
            <text:p>7.42758158145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2443667344" calcext:value-type="float">
            <text:p>0.0192443667344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2.41135637558e-06" calcext:value-type="float">
            <text:p>2.41135637558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6143225181" calcext:value-type="float">
            <text:p>0.0336143225181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2.38667024843e-06" calcext:value-type="float">
            <text:p>2.3866702484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109185116291" calcext:value-type="float">
            <text:p>0.001091851162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50646026831" calcext:value-type="float">
            <text:p>0.0050646026831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7.2268361333e-06" calcext:value-type="float">
            <text:p>7.2268361333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0501465803" calcext:value-type="float">
            <text:p>0.0190501465803</text:p>
          </table:table-cell>
          <table:table-cell office:value-type="float" office:value="276.48" calcext:value-type="float">
            <text:p>276.48</text:p>
          </table:table-cell>
          <table:table-cell office:value-type="float" office:value="2.28769707433e-06" calcext:value-type="float">
            <text:p>2.28769707433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33135931088" calcext:value-type="float">
            <text:p>0.0333135931088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2.27651623697e-06" calcext:value-type="float">
            <text:p>2.2765162369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107951796041" calcext:value-type="float">
            <text:p>0.00107951796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502942205873" calcext:value-type="float">
            <text:p>0.00502942205873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7.02609068515e-06" calcext:value-type="float">
            <text:p>7.02609068515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88561119277" calcext:value-type="float">
            <text:p>0.0188561119277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978548821e-06" calcext:value-type="float">
            <text:p>1.978548821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30106241081" calcext:value-type="float">
            <text:p>0.0330106241081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2.23979823311e-06" calcext:value-type="float">
            <text:p>2.2397982331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10650083104" calcext:value-type="float">
            <text:p>0.0010650083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499363833795" calcext:value-type="float">
            <text:p>0.00499363833795</text:p>
          </table:table-cell>
          <table:table-cell office:value-type="float" office:value="240.64" calcext:value-type="float">
            <text:p>240.64</text:p>
          </table:table-cell>
          <table:table-cell office:value-type="float" office:value="6.62459978884e-06" calcext:value-type="float">
            <text:p>6.62459978884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6549663812" calcext:value-type="float">
            <text:p>0.0186549663812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1.79305986903e-06" calcext:value-type="float">
            <text:p>1.79305986903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7023682028" calcext:value-type="float">
            <text:p>0.0327023682028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20308022925e-06" calcext:value-type="float">
            <text:p>2.2030802292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104034190539" calcext:value-type="float">
            <text:p>0.001040341905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496408661349" calcext:value-type="float">
            <text:p>0.00496408661349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6.42385434069e-06" calcext:value-type="float">
            <text:p>6.42385434069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452398656" calcext:value-type="float">
            <text:p>0.018452398656</text:p>
          </table:table-cell>
          <table:table-cell office:value-type="float" office:value="296.96" calcext:value-type="float">
            <text:p>296.96</text:p>
          </table:table-cell>
          <table:table-cell office:value-type="float" office:value="1.66940056767e-06" calcext:value-type="float">
            <text:p>1.66940056767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23942224414" calcext:value-type="float">
            <text:p>0.0323942224414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09292621778e-06" calcext:value-type="float">
            <text:p>2.0929262177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102365580789" calcext:value-type="float">
            <text:p>0.001023655807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492448328207" calcext:value-type="float">
            <text:p>0.00492448328207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6.22310889253e-06" calcext:value-type="float">
            <text:p>6.22310889253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2477285795" calcext:value-type="float">
            <text:p>0.0182477285795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1.60757091705e-06" calcext:value-type="float">
            <text:p>1.60757091705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20781096085" calcext:value-type="float">
            <text:p>0.0320781096085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2.05620821403e-06" calcext:value-type="float">
            <text:p>2.0562082140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97538437877" calcext:value-type="float">
            <text:p>0.000997538437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488608614348" calcext:value-type="float">
            <text:p>0.00488608614348</text:p>
          </table:table-cell>
          <table:table-cell office:value-type="float" office:value="250.88" calcext:value-type="float">
            <text:p>250.88</text:p>
          </table:table-cell>
          <table:table-cell office:value-type="float" office:value="5.82161799623e-06" calcext:value-type="float">
            <text:p>5.82161799623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80367514493" calcext:value-type="float">
            <text:p>0.0180367514493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1.42208196507e-06" calcext:value-type="float">
            <text:p>1.42208196507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7655580934" calcext:value-type="float">
            <text:p>0.0317655580934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1.9093361987e-06" calcext:value-type="float">
            <text:p>1.909336198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969244620366" calcext:value-type="float">
            <text:p>0.0009692446203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8446735228" calcext:value-type="float">
            <text:p>0.0048446735228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5.62087254807e-06" calcext:value-type="float">
            <text:p>5.62087254807e-06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78343692257" calcext:value-type="float">
            <text:p>0.0178343692257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1.36025231445e-06" calcext:value-type="float">
            <text:p>1.36025231445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1441111043" calcext:value-type="float">
            <text:p>0.031441111043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1.83590019109e-06" calcext:value-type="float">
            <text:p>1.8359001910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951107557859" calcext:value-type="float">
            <text:p>0.0009511075578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80305986998" calcext:value-type="float">
            <text:p>0.00480305986998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5.42012709992e-06" calcext:value-type="float">
            <text:p>5.42012709992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6259891176" calcext:value-type="float">
            <text:p>0.0176259891176</text:p>
          </table:table-cell>
          <table:table-cell office:value-type="float" office:value="317.44" calcext:value-type="float">
            <text:p>317.44</text:p>
          </table:table-cell>
          <table:table-cell office:value-type="float" office:value="1.2365930131e-06" calcext:value-type="float">
            <text:p>1.2365930131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11132128188" calcext:value-type="float">
            <text:p>0.0311132128188</text:p>
          </table:table-cell>
          <table:table-cell office:value-type="float" office:value="261.12" calcext:value-type="float">
            <text:p>261.12</text:p>
          </table:table-cell>
          <table:table-cell office:value-type="float" office:value="1.68902817577e-06" calcext:value-type="float">
            <text:p>1.689028175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919911810347" calcext:value-type="float">
            <text:p>0.000919911810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76084312075" calcext:value-type="float">
            <text:p>0.00476084312075</text:p>
          </table:table-cell>
          <table:table-cell office:value-type="float" office:value="261.12" calcext:value-type="float">
            <text:p>261.12</text:p>
          </table:table-cell>
          <table:table-cell office:value-type="float" office:value="5.21938165188e-06" calcext:value-type="float">
            <text:p>5.21938165188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4122294637" calcext:value-type="float">
            <text:p>0.0174122294637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1.17476336248e-06" calcext:value-type="float">
            <text:p>1.17476336248e-06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7788895371" calcext:value-type="float">
            <text:p>0.0307788895371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.5788741643e-06" calcext:value-type="float">
            <text:p>1.578874164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902500230341" calcext:value-type="float">
            <text:p>0.0009025002303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71943050007" calcext:value-type="float">
            <text:p>0.00471943050007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5.01863620372e-06" calcext:value-type="float">
            <text:p>5.01863620372e-06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2036638541" calcext:value-type="float">
            <text:p>0.0172036638541</text:p>
          </table:table-cell>
          <table:table-cell office:value-type="float" office:value="337.92" calcext:value-type="float">
            <text:p>337.92</text:p>
          </table:table-cell>
          <table:table-cell office:value-type="float" office:value="1.11293371186e-06" calcext:value-type="float">
            <text:p>1.11293371186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4476869976" calcext:value-type="float">
            <text:p>0.0304476869976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1.50543815669e-06" calcext:value-type="float">
            <text:p>1.505438156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86539615335" calcext:value-type="float">
            <text:p>0.0008865396153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68384781143" calcext:value-type="float">
            <text:p>0.00468384781143</text:p>
          </table:table-cell>
          <table:table-cell office:value-type="float" office:value="276.48" calcext:value-type="float">
            <text:p>276.48</text:p>
          </table:table-cell>
          <table:table-cell office:value-type="float" office:value="4.81789075557e-06" calcext:value-type="float">
            <text:p>4.81789075557e-06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69963967555" calcext:value-type="float">
            <text:p>0.0169963967555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1.05110406112e-06" calcext:value-type="float">
            <text:p>1.05110406112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301141347228" calcext:value-type="float">
            <text:p>0.0301141347228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35856614136e-06" calcext:value-type="float">
            <text:p>1.3585661413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87348093033" calcext:value-type="float">
            <text:p>0.000873480930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64022383723" calcext:value-type="float">
            <text:p>0.00464022383723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4.61714530742e-06" calcext:value-type="float">
            <text:p>4.61714530742e-06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67871509734" calcext:value-type="float">
            <text:p>0.0167871509734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9.27444759879e-07" calcext:value-type="float">
            <text:p>9.27444759879e-07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7868606471" calcext:value-type="float">
            <text:p>0.0297868606471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2484121299e-06" calcext:value-type="float">
            <text:p>1.248412129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857520315324" calcext:value-type="float">
            <text:p>0.0008575203153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59901224869" calcext:value-type="float">
            <text:p>0.00459901224869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4.21565441111e-06" calcext:value-type="float">
            <text:p>4.21565441111e-06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5829137339" calcext:value-type="float">
            <text:p>0.0165829137339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8.03785458525e-07" calcext:value-type="float">
            <text:p>8.03785458525e-07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4529412261" calcext:value-type="float">
            <text:p>0.0294529412261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21169412615e-06" calcext:value-type="float">
            <text:p>1.2116941261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84663807782" calcext:value-type="float">
            <text:p>0.000846638077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55378001737" calcext:value-type="float">
            <text:p>0.00455378001737</text:p>
          </table:table-cell>
          <table:table-cell office:value-type="float" office:value="296.96" calcext:value-type="float">
            <text:p>296.96</text:p>
          </table:table-cell>
          <table:table-cell office:value-type="float" office:value="4.01490896296e-06" calcext:value-type="float">
            <text:p>4.01490896296e-06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3859728899" calcext:value-type="float">
            <text:p>0.0163859728899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7.41955807904e-07" calcext:value-type="float">
            <text:p>7.41955807904e-07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91251164312" calcext:value-type="float">
            <text:p>0.0291251164312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1.17497612229e-06" calcext:value-type="float">
            <text:p>1.1749761222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839383252817" calcext:value-type="float">
            <text:p>0.000839383252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5001044362" calcext:value-type="float">
            <text:p>0.0045001044362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3.8141635148e-06" calcext:value-type="float">
            <text:p>3.8141635148e-06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1955246013" calcext:value-type="float">
            <text:p>0.0161955246013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6.80126157171e-07" calcext:value-type="float">
            <text:p>6.80126157171e-07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80360655" calcext:value-type="float">
            <text:p>0.02880360655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1.10154011468e-06" calcext:value-type="float">
            <text:p>1.101540114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829951980313" calcext:value-type="float">
            <text:p>0.000829951980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44602679075" calcext:value-type="float">
            <text:p>0.00444602679075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3.61341806665e-06" calcext:value-type="float">
            <text:p>3.61341806665e-06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60061274882" calcext:value-type="float">
            <text:p>0.0160061274882</text:p>
          </table:table-cell>
          <table:table-cell office:value-type="float" office:value="391.168" calcext:value-type="float">
            <text:p>391.168</text:p>
          </table:table-cell>
          <table:table-cell office:value-type="float" office:value="5.56466855928e-07" calcext:value-type="float">
            <text:p>5.56466855928e-07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4817662373" calcext:value-type="float">
            <text:p>0.0284817662373</text:p>
          </table:table-cell>
          <table:table-cell office:value-type="float" office:value="296.96" calcext:value-type="float">
            <text:p>296.96</text:p>
          </table:table-cell>
          <table:table-cell office:value-type="float" office:value="1.02810410696e-06" calcext:value-type="float">
            <text:p>1.0281041069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823422637811" calcext:value-type="float">
            <text:p>0.0008234226378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38250063476" calcext:value-type="float">
            <text:p>0.00438250063476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3.4126726185e-06" calcext:value-type="float">
            <text:p>3.4126726185e-06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58109179923" calcext:value-type="float">
            <text:p>0.0158109179923</text:p>
          </table:table-cell>
          <table:table-cell office:value-type="float" office:value="395.264" calcext:value-type="float">
            <text:p>395.264</text:p>
          </table:table-cell>
          <table:table-cell office:value-type="float" office:value="4.94637205195e-07" calcext:value-type="float">
            <text:p>4.94637205195e-07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81616147969" calcext:value-type="float">
            <text:p>0.0281616147969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9.91386103211e-07" calcext:value-type="float">
            <text:p>9.9138610321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82197167281" calcext:value-type="float">
            <text:p>0.00082197167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3211858323" calcext:value-type="float">
            <text:p>0.0043211858323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3.21192717034e-06" calcext:value-type="float">
            <text:p>3.21192717034e-06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6296829487" calcext:value-type="float">
            <text:p>0.0156296829487</text:p>
          </table:table-cell>
          <table:table-cell office:value-type="float" office:value="399.36" calcext:value-type="float">
            <text:p>399.36</text:p>
          </table:table-cell>
          <table:table-cell office:value-type="float" office:value="4.32807554573e-07" calcext:value-type="float">
            <text:p>4.32807554573e-07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8486961355" calcext:value-type="float">
            <text:p>0.0278486961355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9.17950095491e-07" calcext:value-type="float">
            <text:p>9.1795009549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816893295308" calcext:value-type="float">
            <text:p>0.0008168932953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26027309412" calcext:value-type="float">
            <text:p>0.00426027309412</text:p>
          </table:table-cell>
          <table:table-cell office:value-type="float" office:value="317.44" calcext:value-type="float">
            <text:p>317.44</text:p>
          </table:table-cell>
          <table:table-cell office:value-type="float" office:value="3.01118172219e-06" calcext:value-type="float">
            <text:p>3.01118172219e-06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4488189083" calcext:value-type="float">
            <text:p>0.0154488189083</text:p>
          </table:table-cell>
          <table:table-cell office:value-type="float" office:value="407.552" calcext:value-type="float">
            <text:p>407.552</text:p>
          </table:table-cell>
          <table:table-cell office:value-type="float" office:value="3.70977903952e-07" calcext:value-type="float">
            <text:p>3.70977903952e-07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5381272095" calcext:value-type="float">
            <text:p>0.0275381272095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8.44514087883e-07" calcext:value-type="float">
            <text:p>8.4451408788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814716847808" calcext:value-type="float">
            <text:p>0.000814716847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20519028798" calcext:value-type="float">
            <text:p>0.00420519028798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2.81043627404e-06" calcext:value-type="float">
            <text:p>2.81043627404e-06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2666563569" calcext:value-type="float">
            <text:p>0.0152666563569</text:p>
          </table:table-cell>
          <table:table-cell office:value-type="float" office:value="423.936" calcext:value-type="float">
            <text:p>423.936</text:p>
          </table:table-cell>
          <table:table-cell office:value-type="float" office:value="3.0914825333e-07" calcext:value-type="float">
            <text:p>3.0914825333e-07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72266404182" calcext:value-type="float">
            <text:p>0.0272266404182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8.07796084024e-07" calcext:value-type="float">
            <text:p>8.0779608402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813265882807" calcext:value-type="float">
            <text:p>0.0008132658828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13844761776" calcext:value-type="float">
            <text:p>0.00413844761776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2.60969082588e-06" calcext:value-type="float">
            <text:p>2.60969082588e-06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090429856" calcext:value-type="float">
            <text:p>0.015090429856</text:p>
          </table:table-cell>
          <table:table-cell office:value-type="float" office:value="432.128" calcext:value-type="float">
            <text:p>432.128</text:p>
          </table:table-cell>
          <table:table-cell office:value-type="float" office:value="2.47318602598e-07" calcext:value-type="float">
            <text:p>2.47318602598e-07</text:p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9268655889" calcext:value-type="float">
            <text:p>0.0269268655889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7.71078080275e-07" calcext:value-type="float">
            <text:p>7.7107808027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807462022805" calcext:value-type="float">
            <text:p>0.000807462022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408155552236" calcext:value-type="float">
            <text:p>0.00408155552236</text:p>
          </table:table-cell>
          <table:table-cell office:value-type="float" office:value="337.92" calcext:value-type="float">
            <text:p>337.92</text:p>
          </table:table-cell>
          <table:table-cell office:value-type="float" office:value="2.40894537773e-06" calcext:value-type="float">
            <text:p>2.40894537773e-06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49112353298" calcext:value-type="float">
            <text:p>0.0149112353298</text:p>
          </table:table-cell>
          <table:table-cell office:value-type="float" office:value="452.608" calcext:value-type="float">
            <text:p>452.608</text:p>
          </table:table-cell>
          <table:table-cell office:value-type="float" office:value="1.85488951976e-07" calcext:value-type="float">
            <text:p>1.85488951976e-07</text:p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6238965881" calcext:value-type="float">
            <text:p>0.0266238965881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7.34360076415e-07" calcext:value-type="float">
            <text:p>7.3436007641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803834610303" calcext:value-type="float">
            <text:p>0.000803834610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401762730209" calcext:value-type="float">
            <text:p>0.00401762730209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2.20819992958e-06" calcext:value-type="float">
            <text:p>2.20819992958e-06</text:p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7376676849" calcext:value-type="float">
            <text:p>0.0147376676849</text:p>
          </table:table-cell>
          <table:table-cell office:value-type="float" office:value="1187.84" calcext:value-type="float">
            <text:p>1187.84</text:p>
          </table:table-cell>
          <table:table-cell office:value-type="float" office:value="1.23659301354e-07" calcext:value-type="float">
            <text:p>1.23659301354e-07</text:p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63211478751" calcext:value-type="float">
            <text:p>0.0263211478751</text:p>
          </table:table-cell>
          <table:table-cell office:value-type="float" office:value="337.92" calcext:value-type="float">
            <text:p>337.92</text:p>
          </table:table-cell>
          <table:table-cell office:value-type="float" office:value="6.24206064948e-07" calcext:value-type="float">
            <text:p>6.2420606494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97305267801" calcext:value-type="float">
            <text:p>0.0007973052678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396334862451" calcext:value-type="float">
            <text:p>0.00396334862451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2.00745448142e-06" calcext:value-type="float">
            <text:p>2.00745448142e-06</text:p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5588441619" calcext:value-type="float">
            <text:p>0.0145588441619</text:p>
          </table:table-cell>
          <table:table-cell office:value-type="float" office:value="1728.512" calcext:value-type="float">
            <text:p>1728.51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60224744843" calcext:value-type="float">
            <text:p>0.0260224744843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5.50770057339e-07" calcext:value-type="float">
            <text:p>5.5077005733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92226890299" calcext:value-type="float">
            <text:p>0.0007922268902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39104771719" calcext:value-type="float">
            <text:p>0.0039104771719</text:p>
          </table:table-cell>
          <table:table-cell office:value-type="float" office:value="358.4" calcext:value-type="float">
            <text:p>358.4</text:p>
          </table:table-cell>
          <table:table-cell office:value-type="float" office:value="1.80670903327e-06" calcext:value-type="float">
            <text:p>1.80670903327e-06</text:p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3808244791" calcext:value-type="float">
            <text:p>0.0143808244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7288309957" calcext:value-type="float">
            <text:p>0.0257288309957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4.77334049731e-07" calcext:value-type="float">
            <text:p>4.7733404973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90775925299" calcext:value-type="float">
            <text:p>0.0007907759252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38592139764" calcext:value-type="float">
            <text:p>0.0038592139764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1.60596358523e-06" calcext:value-type="float">
            <text:p>1.60596358523e-06</text:p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2065766617" calcext:value-type="float">
            <text:p>0.01420657666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4261924264" calcext:value-type="float">
            <text:p>0.0254261924264</text:p>
          </table:table-cell>
          <table:table-cell office:value-type="float" office:value="358.4" calcext:value-type="float">
            <text:p>358.4</text:p>
          </table:table-cell>
          <table:table-cell office:value-type="float" office:value="3.67180038263e-07" calcext:value-type="float">
            <text:p>3.6718003826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90050442798" calcext:value-type="float">
            <text:p>0.0007900504427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81297658438" calcext:value-type="float">
            <text:p>0.00381297658438</text:p>
          </table:table-cell>
          <table:table-cell office:value-type="float" office:value="378.88" calcext:value-type="float">
            <text:p>378.88</text:p>
          </table:table-cell>
          <table:table-cell office:value-type="float" office:value="1.40521813707e-06" calcext:value-type="float">
            <text:p>1.40521813707e-06</text:p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40331326845" calcext:value-type="float">
            <text:p>0.0140331326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51281431841" calcext:value-type="float">
            <text:p>0.0251281431841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3.30462034404e-07" calcext:value-type="float">
            <text:p>3.3046203440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86423030297" calcext:value-type="float">
            <text:p>0.0007864230302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77035777087" calcext:value-type="float">
            <text:p>0.00377035777087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1.20447268892e-06" calcext:value-type="float">
            <text:p>1.20447268892e-06</text:p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38585756978" calcext:value-type="float">
            <text:p>0.0138585756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8345364101" calcext:value-type="float">
            <text:p>0.0248345364101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2.93744030544e-07" calcext:value-type="float">
            <text:p>2.9374403054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81344652795" calcext:value-type="float">
            <text:p>0.000781344652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72653276452" calcext:value-type="float">
            <text:p>0.00372653276452</text:p>
          </table:table-cell>
          <table:table-cell office:value-type="float" office:value="391.168" calcext:value-type="float">
            <text:p>391.168</text:p>
          </table:table-cell>
          <table:table-cell office:value-type="float" office:value="1.00372724077e-06" calcext:value-type="float">
            <text:p>1.00372724077e-06</text:p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6879760782" calcext:value-type="float">
            <text:p>0.01368797607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5396813392" calcext:value-type="float">
            <text:p>0.0245396813392</text:p>
          </table:table-cell>
          <table:table-cell office:value-type="float" office:value="382.976" calcext:value-type="float">
            <text:p>382.976</text:p>
          </table:table-cell>
          <table:table-cell office:value-type="float" office:value="2.57026026795e-07" calcext:value-type="float">
            <text:p>2.5702602679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77717240294" calcext:value-type="float">
            <text:p>0.0007777172402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69014594732" calcext:value-type="float">
            <text:p>0.00369014594732</text:p>
          </table:table-cell>
          <table:table-cell office:value-type="float" office:value="395.264" calcext:value-type="float">
            <text:p>395.264</text:p>
          </table:table-cell>
          <table:table-cell office:value-type="float" office:value="8.02981792614e-07" calcext:value-type="float">
            <text:p>8.02981792614e-07</text:p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5197879791" calcext:value-type="float">
            <text:p>0.0135197879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42472494329" calcext:value-type="float">
            <text:p>0.0242472494329</text:p>
          </table:table-cell>
          <table:table-cell office:value-type="float" office:value="395.264" calcext:value-type="float">
            <text:p>395.264</text:p>
          </table:table-cell>
          <table:table-cell office:value-type="float" office:value="2.20308022936e-07" calcext:value-type="float">
            <text:p>2.2030802293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76991757793" calcext:value-type="float">
            <text:p>0.0007769917577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65194984087" calcext:value-type="float">
            <text:p>0.00365194984087</text:p>
          </table:table-cell>
          <table:table-cell office:value-type="float" office:value="411.648" calcext:value-type="float">
            <text:p>411.648</text:p>
          </table:table-cell>
          <table:table-cell office:value-type="float" office:value="6.0223634446e-07" calcext:value-type="float">
            <text:p>6.0223634446e-07</text:p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3485700209" calcext:value-type="float">
            <text:p>0.01334857002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9588928488" calcext:value-type="float">
            <text:p>0.0239588928488</text:p>
          </table:table-cell>
          <table:table-cell office:value-type="float" office:value="403.456" calcext:value-type="float">
            <text:p>403.456</text:p>
          </table:table-cell>
          <table:table-cell office:value-type="float" office:value="1.83590019076e-07" calcext:value-type="float">
            <text:p>1.8359001907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70462415291" calcext:value-type="float">
            <text:p>0.0007704624152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61294960587" calcext:value-type="float">
            <text:p>0.00361294960587</text:p>
          </table:table-cell>
          <table:table-cell office:value-type="float" office:value="436.224" calcext:value-type="float">
            <text:p>436.224</text:p>
          </table:table-cell>
          <table:table-cell office:value-type="float" office:value="4.01490896307e-07" calcext:value-type="float">
            <text:p>4.01490896307e-07</text:p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1929960292" calcext:value-type="float">
            <text:p>0.0131929960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6686271047" calcext:value-type="float">
            <text:p>0.0236686271047</text:p>
          </table:table-cell>
          <table:table-cell office:value-type="float" office:value="411.648" calcext:value-type="float">
            <text:p>411.648</text:p>
          </table:table-cell>
          <table:table-cell office:value-type="float" office:value="1.46872015327e-07" calcext:value-type="float">
            <text:p>1.4687201532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766109520289" calcext:value-type="float">
            <text:p>0.0007661095202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5731452423" calcext:value-type="float">
            <text:p>0.0035731452423</text:p>
          </table:table-cell>
          <table:table-cell office:value-type="float" office:value="448.512" calcext:value-type="float">
            <text:p>448.512</text:p>
          </table:table-cell>
          <table:table-cell office:value-type="float" office:value="2.00745448153e-07" calcext:value-type="float">
            <text:p>2.00745448153e-07</text:p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30436672574" calcext:value-type="float">
            <text:p>0.0130436672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3769294907" calcext:value-type="float">
            <text:p>0.0233769294907</text:p>
          </table:table-cell>
          <table:table-cell office:value-type="float" office:value="456.704" calcext:value-type="float">
            <text:p>456.704</text:p>
          </table:table-cell>
          <table:table-cell office:value-type="float" office:value="1.10154011468e-07" calcext:value-type="float">
            <text:p>1.1015401146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761031142787" calcext:value-type="float">
            <text:p>0.000761031142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53133055735" calcext:value-type="float">
            <text:p>0.00353133055735</text:p>
          </table:table-cell>
          <table:table-cell office:value-type="float" office:value="477.184" calcext:value-type="float">
            <text:p>477.18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29041082355" calcext:value-type="float">
            <text:p>0.01290410823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31031486086" calcext:value-type="float">
            <text:p>0.0231031486086</text:p>
          </table:table-cell>
          <table:table-cell office:value-type="float" office:value="757.76" calcext:value-type="float">
            <text:p>757.76</text:p>
          </table:table-cell>
          <table:table-cell office:value-type="float" office:value="7.34360076082e-08" calcext:value-type="float">
            <text:p>7.34360076082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757403730286" calcext:value-type="float">
            <text:p>0.0007574037302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49253135448" calcext:value-type="float">
            <text:p>0.003492531354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7704234302" calcext:value-type="float">
            <text:p>0.0127704234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8552882446" calcext:value-type="float">
            <text:p>0.0228552882446</text:p>
          </table:table-cell>
          <table:table-cell office:value-type="float" office:value="1220.608" calcext:value-type="float">
            <text:p>1220.608</text:p>
          </table:table-cell>
          <table:table-cell office:value-type="float" office:value="3.67180038596e-08" calcext:value-type="float">
            <text:p>3.67180038596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752325352784" calcext:value-type="float">
            <text:p>0.0007523253527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44870634813" calcext:value-type="float">
            <text:p>0.003448706348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6376661329" calcext:value-type="float">
            <text:p>0.0126376661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6210490026" calcext:value-type="float">
            <text:p>0.0226210490026</text:p>
          </table:table-cell>
          <table:table-cell office:value-type="float" office:value="1335.296" calcext:value-type="float">
            <text:p>1335.2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747972457782" calcext:value-type="float">
            <text:p>0.0007479724577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41131437024" calcext:value-type="float">
            <text:p>0.003411314370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5161007642" calcext:value-type="float">
            <text:p>0.01251610076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3908116537" calcext:value-type="float">
            <text:p>0.02239081165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74289408028" calcext:value-type="float">
            <text:p>0.000742894080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37814406727" calcext:value-type="float">
            <text:p>0.00337814406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4043051454" calcext:value-type="float">
            <text:p>0.0124043051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21699365314" calcext:value-type="float">
            <text:p>0.0221699365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735639255278" calcext:value-type="float">
            <text:p>0.000735639255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345978925" calcext:value-type="float">
            <text:p>0.0033459789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3074114868" calcext:value-type="float">
            <text:p>0.01230741148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19582033483" calcext:value-type="float">
            <text:p>0.0219582033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731286360276" calcext:value-type="float">
            <text:p>0.0007312863602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31381378272" calcext:value-type="float">
            <text:p>0.00331381378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2165157127" calcext:value-type="float">
            <text:p>0.0122165157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7671037786" calcext:value-type="float">
            <text:p>0.0217671037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729835395275" calcext:value-type="float">
            <text:p>0.000729835395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28245276901" calcext:value-type="float">
            <text:p>0.00328245276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1298864749" calcext:value-type="float">
            <text:p>0.01212988647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5935905094" calcext:value-type="float">
            <text:p>0.02159359050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723306052773" calcext:value-type="float">
            <text:p>0.0007233060527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24546285539" calcext:value-type="float">
            <text:p>0.003245462855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20435664064" calcext:value-type="float">
            <text:p>0.01204356640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4363050999" calcext:value-type="float">
            <text:p>0.0214363050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720404122772" calcext:value-type="float">
            <text:p>0.0007204041227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20927707033" calcext:value-type="float">
            <text:p>0.003209277070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19602143632" calcext:value-type="float">
            <text:p>0.0119602143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12782486835" calcext:value-type="float">
            <text:p>0.0212782486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71460026277" calcext:value-type="float">
            <text:p>0.000714600262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17469954239" calcext:value-type="float">
            <text:p>0.003174699542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8685147488" calcext:value-type="float">
            <text:p>0.01186851474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11192744017" calcext:value-type="float">
            <text:p>0.02111927440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713149297769" calcext:value-type="float">
            <text:p>0.0007131492977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14776123574" calcext:value-type="float">
            <text:p>0.00314776123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7831221882" calcext:value-type="float">
            <text:p>0.0117831221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09616952753" calcext:value-type="float">
            <text:p>0.02096169527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707345437767" calcext:value-type="float">
            <text:p>0.0007073454377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11499299705" calcext:value-type="float">
            <text:p>0.003114992997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6932775897" calcext:value-type="float">
            <text:p>0.0116932775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8100639165" calcext:value-type="float">
            <text:p>0.02081006391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703718025266" calcext:value-type="float">
            <text:p>0.000703718025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308322991905" calcext:value-type="float">
            <text:p>0.00308322991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6040513298" calcext:value-type="float">
            <text:p>0.0116040513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657918553" calcext:value-type="float">
            <text:p>0.020657918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700090612764" calcext:value-type="float">
            <text:p>0.000700090612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305830193379" calcext:value-type="float">
            <text:p>0.003058301933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5143922328" calcext:value-type="float">
            <text:p>0.0115143922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5072417742" calcext:value-type="float">
            <text:p>0.0205072417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95012235262" calcext:value-type="float">
            <text:p>0.0006950122352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303337394853" calcext:value-type="float">
            <text:p>0.00303337394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4243621327" calcext:value-type="float">
            <text:p>0.0114243621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3543254038" calcext:value-type="float">
            <text:p>0.02035432540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89933857761" calcext:value-type="float">
            <text:p>0.0006899338577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300683770615" calcext:value-type="float">
            <text:p>0.00300683770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3363107161" calcext:value-type="float">
            <text:p>0.0113363107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202012988896" calcext:value-type="float">
            <text:p>0.0202012988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84129997758" calcext:value-type="float">
            <text:p>0.000684129997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298673449223" calcext:value-type="float">
            <text:p>0.00298673449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2525876697" calcext:value-type="float">
            <text:p>0.01125258766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200463265009" calcext:value-type="float">
            <text:p>0.02004632650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76149690255" calcext:value-type="float">
            <text:p>0.000676149690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296602818189" calcext:value-type="float">
            <text:p>0.00296602818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1668859398" calcext:value-type="float">
            <text:p>0.0111668859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8923086921" calcext:value-type="float">
            <text:p>0.0198923086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71796795254" calcext:value-type="float">
            <text:p>0.0006717967952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294733219295" calcext:value-type="float">
            <text:p>0.002947332192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0822972194" calcext:value-type="float">
            <text:p>0.01108229721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7376300202" calcext:value-type="float">
            <text:p>0.0197376300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63816487751" calcext:value-type="float">
            <text:p>0.000663816487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293265684678" calcext:value-type="float">
            <text:p>0.00293265684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09024225208" calcext:value-type="float">
            <text:p>0.01090242252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5807117569" calcext:value-type="float">
            <text:p>0.0195807117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53659732747" calcext:value-type="float">
            <text:p>0.0006536597327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291597117923" calcext:value-type="float">
            <text:p>0.00291597117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725268512" calcext:value-type="float">
            <text:p>0.010725268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4261799435" calcext:value-type="float">
            <text:p>0.01942617994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644228460243" calcext:value-type="float">
            <text:p>0.0006442284602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89848138312" calcext:value-type="float">
            <text:p>0.00289848138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5473724969" calcext:value-type="float">
            <text:p>0.01054737249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91205674905" calcext:value-type="float">
            <text:p>0.0191205674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630444292738" calcext:value-type="float">
            <text:p>0.000630444292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88440913337" calcext:value-type="float">
            <text:p>0.002884409133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3728155102" calcext:value-type="float">
            <text:p>0.0103728155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8109164298" calcext:value-type="float">
            <text:p>0.0188109164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621013020234" calcext:value-type="float">
            <text:p>0.0006210130202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86772346582" calcext:value-type="float">
            <text:p>0.002867723465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2000517055" calcext:value-type="float">
            <text:p>0.0102000517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5114353175" calcext:value-type="float">
            <text:p>0.01851143531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612307230231" calcext:value-type="float">
            <text:p>0.0006123072302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8512388304" calcext:value-type="float">
            <text:p>0.0028512388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00335949545" calcext:value-type="float">
            <text:p>0.01003359495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82096044698" calcext:value-type="float">
            <text:p>0.0182096044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600699510227" calcext:value-type="float">
            <text:p>0.000600699510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83193974504" calcext:value-type="float">
            <text:p>0.002831939745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87053906574" calcext:value-type="float">
            <text:p>0.00987053906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9190450088" calcext:value-type="float">
            <text:p>0.0179190450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595621132725" calcext:value-type="float">
            <text:p>0.0005956211327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81565614176" calcext:value-type="float">
            <text:p>0.002815656141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70389681314" calcext:value-type="float">
            <text:p>0.009703896813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6260623833" calcext:value-type="float">
            <text:p>0.0176260623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85464377721" calcext:value-type="float">
            <text:p>0.000585464377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79897047421" calcext:value-type="float">
            <text:p>0.00279897047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54690064269" calcext:value-type="float">
            <text:p>0.009546900642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3434332791" calcext:value-type="float">
            <text:p>0.01734343327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76033105217" calcext:value-type="float">
            <text:p>0.000576033105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78288790307" calcext:value-type="float">
            <text:p>0.00278288790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39299616525" calcext:value-type="float">
            <text:p>0.00939299616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7066127794" calcext:value-type="float">
            <text:p>0.0170661277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66601832714" calcext:value-type="float">
            <text:p>0.000566601832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76740842835" calcext:value-type="float">
            <text:p>0.002767408428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23773134288" calcext:value-type="float">
            <text:p>0.009237731342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7856281375" calcext:value-type="float">
            <text:p>0.01678562813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60072490211" calcext:value-type="float">
            <text:p>0.000560072490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75474340358" calcext:value-type="float">
            <text:p>0.002754743403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907857098734" calcext:value-type="float">
            <text:p>0.00907857098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5078820771" calcext:value-type="float">
            <text:p>0.01650788207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50641217708" calcext:value-type="float">
            <text:p>0.000550641217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71453697574" calcext:value-type="float">
            <text:p>0.00271453697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892540851622" calcext:value-type="float">
            <text:p>0.008925408516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6231053882" calcext:value-type="float">
            <text:p>0.016231053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44111875205" calcext:value-type="float">
            <text:p>0.000544111875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6743305479" calcext:value-type="float">
            <text:p>0.0026743305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7651351512" calcext:value-type="float">
            <text:p>0.0087651351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5949269214" calcext:value-type="float">
            <text:p>0.0159492692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37582532703" calcext:value-type="float">
            <text:p>0.000537582532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63774269856" calcext:value-type="float">
            <text:p>0.00263774269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60418161371" calcext:value-type="float">
            <text:p>0.008604181613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6642903744" calcext:value-type="float">
            <text:p>0.0156642903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531053190201" calcext:value-type="float">
            <text:p>0.000531053190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60738684554" calcext:value-type="float">
            <text:p>0.002607386845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4389615399" calcext:value-type="float">
            <text:p>0.00843896153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3773289457" calcext:value-type="float">
            <text:p>0.01537732894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519445470196" calcext:value-type="float">
            <text:p>0.0005194454701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57582479969" calcext:value-type="float">
            <text:p>0.002575824799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26959859746" calcext:value-type="float">
            <text:p>0.008269598597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50861086217" calcext:value-type="float">
            <text:p>0.0150861086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507112267691" calcext:value-type="float">
            <text:p>0.000507112267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53722662896" calcext:value-type="float">
            <text:p>0.002537226628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809609278641" calcext:value-type="float">
            <text:p>0.00809609278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7954390168" calcext:value-type="float">
            <text:p>0.01479543901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494779065187" calcext:value-type="float">
            <text:p>0.000494779065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50023671534" calcext:value-type="float">
            <text:p>0.00250023671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792005178709" calcext:value-type="float">
            <text:p>0.007920051787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4945260345" calcext:value-type="float">
            <text:p>0.01449452603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80994897682" calcext:value-type="float">
            <text:p>0.0004809948976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46787054093" calcext:value-type="float">
            <text:p>0.002467870540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75087434624" calcext:value-type="float">
            <text:p>0.00775087434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41915570338" calcext:value-type="float">
            <text:p>0.01419155703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70838142678" calcext:value-type="float">
            <text:p>0.0004708381426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43811778433" calcext:value-type="float">
            <text:p>0.00243811778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57909988326" calcext:value-type="float">
            <text:p>0.00757909988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8876701676" calcext:value-type="float">
            <text:p>0.01388767016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61406870174" calcext:value-type="float">
            <text:p>0.0004614068701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40112787071" calcext:value-type="float">
            <text:p>0.002401127870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41752800718" calcext:value-type="float">
            <text:p>0.007417528007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5894006376" calcext:value-type="float">
            <text:p>0.01358940063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5125011517" calcext:value-type="float">
            <text:p>0.00045125011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36574621421" calcext:value-type="float">
            <text:p>0.00236574621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25774931304" calcext:value-type="float">
            <text:p>0.00725774931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2932238406" calcext:value-type="float">
            <text:p>0.01329322384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35289500164" calcext:value-type="float">
            <text:p>0.000435289500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3343852005" calcext:value-type="float">
            <text:p>0.00233438520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10050580716" calcext:value-type="float">
            <text:p>0.007100505807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29966431828" calcext:value-type="float">
            <text:p>0.0129966431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27309192661" calcext:value-type="float">
            <text:p>0.0004273091926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30382831534" calcext:value-type="float">
            <text:p>0.00230382831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69406034453" calcext:value-type="float">
            <text:p>0.0069406034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7121049186" calcext:value-type="float">
            <text:p>0.0127121049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20779850159" calcext:value-type="float">
            <text:p>0.0004207798501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27307039804" calcext:value-type="float">
            <text:p>0.002273070398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78818298049" calcext:value-type="float">
            <text:p>0.00678818298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4231241861" calcext:value-type="float">
            <text:p>0.01242312418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413525025156" calcext:value-type="float">
            <text:p>0.0004135250251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23628151656" calcext:value-type="float">
            <text:p>0.002236281516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63446400462" calcext:value-type="float">
            <text:p>0.006634464004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21456718426" calcext:value-type="float">
            <text:p>0.01214567184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407721165154" calcext:value-type="float">
            <text:p>0.0004077211651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19667818514" calcext:value-type="float">
            <text:p>0.002196678185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47938468384" calcext:value-type="float">
            <text:p>0.006479384683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8724783944" calcext:value-type="float">
            <text:p>0.01187247839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395387962649" calcext:value-type="float">
            <text:p>0.000395387962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164714075" calcext:value-type="float">
            <text:p>0.0021647140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32523287095" calcext:value-type="float">
            <text:p>0.006325232870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5992482315" calcext:value-type="float">
            <text:p>0.0115992482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389584102647" calcext:value-type="float">
            <text:p>0.0003895841026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12651796855" calcext:value-type="float">
            <text:p>0.002126517968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17046271947" calcext:value-type="float">
            <text:p>0.006170462719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3189688627" calcext:value-type="float">
            <text:p>0.01131896886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82329277644" calcext:value-type="float">
            <text:p>0.0003823292776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08892495852" calcext:value-type="float">
            <text:p>0.002088924958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601686741132" calcext:value-type="float">
            <text:p>0.00601686741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10423609553" calcext:value-type="float">
            <text:p>0.01104236095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72172522641" calcext:value-type="float">
            <text:p>0.000372172522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20539453663" calcext:value-type="float">
            <text:p>0.00205394536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85276034698" calcext:value-type="float">
            <text:p>0.005852760346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7527560743" calcext:value-type="float">
            <text:p>0.0107527560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62741250137" calcext:value-type="float">
            <text:p>0.0003627412501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201112552065" calcext:value-type="float">
            <text:p>0.002011125520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68117138559" calcext:value-type="float">
            <text:p>0.00568117138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4602507388" calcext:value-type="float">
            <text:p>0.01046025073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47506117631" calcext:value-type="float">
            <text:p>0.0003475061176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197433663917" calcext:value-type="float">
            <text:p>0.001974336639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50853124858" calcext:value-type="float">
            <text:p>0.005508531248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101568411627" calcext:value-type="float">
            <text:p>0.01015684116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36623880127" calcext:value-type="float">
            <text:p>0.000336623880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93352711491" calcext:value-type="float">
            <text:p>0.001933527114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33057339961" calcext:value-type="float">
            <text:p>0.005330573399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84601523436" calcext:value-type="float">
            <text:p>0.009846015234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323565195122" calcext:value-type="float">
            <text:p>0.0003235651951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89834649055" calcext:value-type="float">
            <text:p>0.00189834649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16411664859" calcext:value-type="float">
            <text:p>0.005164116648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52608408161" calcext:value-type="float">
            <text:p>0.00952608408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306153615116" calcext:value-type="float">
            <text:p>0.0003061536151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86396999475" calcext:value-type="float">
            <text:p>0.001863969994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499939124565" calcext:value-type="float">
            <text:p>0.00499939124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921342242257" calcext:value-type="float">
            <text:p>0.00921342242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298173307613" calcext:value-type="float">
            <text:p>0.000298173307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82778420969" calcext:value-type="float">
            <text:p>0.001827784209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83281082691" calcext:value-type="float">
            <text:p>0.004832810826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90762639649" calcext:value-type="float">
            <text:p>0.00890762639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87291070108" calcext:value-type="float">
            <text:p>0.0002872910701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79220152105" calcext:value-type="float">
            <text:p>0.00179220152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67334130207" calcext:value-type="float">
            <text:p>0.004673341302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60898972028" calcext:value-type="float">
            <text:p>0.008608989720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74957867604" calcext:value-type="float">
            <text:p>0.000274957867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75802605738" calcext:value-type="float">
            <text:p>0.00175802605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51418094653" calcext:value-type="float">
            <text:p>0.00451418094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3144283663" calcext:value-type="float">
            <text:p>0.00831442836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66977560101" calcext:value-type="float">
            <text:p>0.000266977560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72163924019" calcext:value-type="float">
            <text:p>0.001721639240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35223806729" calcext:value-type="float">
            <text:p>0.004352238067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802361190302" calcext:value-type="float">
            <text:p>0.00802361190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52467910095" calcext:value-type="float">
            <text:p>0.0002524679100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69108235503" calcext:value-type="float">
            <text:p>0.001691082355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19078985893" calcext:value-type="float">
            <text:p>0.004190789858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7369074766" calcext:value-type="float">
            <text:p>0.0077369074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43036637592" calcext:value-type="float">
            <text:p>0.0002430366375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64886560579" calcext:value-type="float">
            <text:p>0.00164886560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40336081869" calcext:value-type="float">
            <text:p>0.00403360818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45247935629" calcext:value-type="float">
            <text:p>0.00745247935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36507295089" calcext:value-type="float">
            <text:p>0.0002365072950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60624679228" calcext:value-type="float">
            <text:p>0.001606246792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88520692299" calcext:value-type="float">
            <text:p>0.003885206922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17502701278" calcext:value-type="float">
            <text:p>0.00717502701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227076022586" calcext:value-type="float">
            <text:p>0.000227076022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56563830016" calcext:value-type="float">
            <text:p>0.001565638300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73501247715" calcext:value-type="float">
            <text:p>0.003735012477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90756104447" calcext:value-type="float">
            <text:p>0.006907561044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209664442579" calcext:value-type="float">
            <text:p>0.0002096644425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52080813312" calcext:value-type="float">
            <text:p>0.00152080813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58253017848" calcext:value-type="float">
            <text:p>0.003582530178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64310567457" calcext:value-type="float">
            <text:p>0.006643105674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91527380072" calcext:value-type="float">
            <text:p>0.0001915273800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47979757672" calcext:value-type="float">
            <text:p>0.001479797576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42930587349" calcext:value-type="float">
            <text:p>0.00342930587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37989860158" calcext:value-type="float">
            <text:p>0.006379898601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77017730067" calcext:value-type="float">
            <text:p>0.0001770177300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43617360251" calcext:value-type="float">
            <text:p>0.001436173602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26538431073" calcext:value-type="float">
            <text:p>0.00326538431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611672824319" calcext:value-type="float">
            <text:p>0.006116728243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55978737559" calcext:value-type="float">
            <text:p>0.0001559787375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39476098183" calcext:value-type="float">
            <text:p>0.001394760981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09676337462" calcext:value-type="float">
            <text:p>0.003096763374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85399846019" calcext:value-type="float">
            <text:p>0.005853998460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29861367549" calcext:value-type="float">
            <text:p>0.0001298613675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35073494335" calcext:value-type="float">
            <text:p>0.001350734943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91923836267" calcext:value-type="float">
            <text:p>0.002919238362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58869865415" calcext:value-type="float">
            <text:p>0.00558869865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0.000112449787542" calcext:value-type="float">
            <text:p>0.0001124497875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30389445491" calcext:value-type="float">
            <text:p>0.001303894454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7341696198" calcext:value-type="float">
            <text:p>0.0027341696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29979135084" calcext:value-type="float">
            <text:p>0.00529979135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8.92343475337e-05" calcext:value-type="float">
            <text:p>8.9234347533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26368802707" calcext:value-type="float">
            <text:p>0.001263688027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55769578347" calcext:value-type="float">
            <text:p>0.00255769578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500846088296" calcext:value-type="float">
            <text:p>0.00500846088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7.18227675272e-05" calcext:value-type="float">
            <text:p>7.1822767527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22328056709" calcext:value-type="float">
            <text:p>0.001223280567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37893409432" calcext:value-type="float">
            <text:p>0.002378934094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71331209515" calcext:value-type="float">
            <text:p>0.004713312095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5.15092575194e-05" calcext:value-type="float">
            <text:p>5.1509257519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8106381785" calcext:value-type="float">
            <text:p>0.00118106381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20190375325" calcext:value-type="float">
            <text:p>0.002201903753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41427155818" calcext:value-type="float">
            <text:p>0.004414271558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3.99015375151e-05" calcext:value-type="float">
            <text:p>3.9901537515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14206358285" calcext:value-type="float">
            <text:p>0.001142063582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201776251828" calcext:value-type="float">
            <text:p>0.002017762518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410924653901" calcext:value-type="float">
            <text:p>0.00410924653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2.75683350104e-05" calcext:value-type="float">
            <text:p>2.7568335010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10266128356" calcext:value-type="float">
            <text:p>0.001102661283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83287927699" calcext:value-type="float">
            <text:p>0.00183287927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81038957511" calcext:value-type="float">
            <text:p>0.003810389575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1.95880275073e-05" calcext:value-type="float">
            <text:p>1.9588027507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105883627721" calcext:value-type="float">
            <text:p>0.001058836277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64960371607" calcext:value-type="float">
            <text:p>0.001649603716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50283124751" calcext:value-type="float">
            <text:p>0.00350283124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52351325058e-05" calcext:value-type="float">
            <text:p>1.5235132505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102023810649" calcext:value-type="float">
            <text:p>0.001020238106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47108936236" calcext:value-type="float">
            <text:p>0.00147108936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20066996829" calcext:value-type="float">
            <text:p>0.00320066996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1.08822375041e-05" calcext:value-type="float">
            <text:p>1.0882237504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74804843025" calcext:value-type="float">
            <text:p>0.0009748048430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30024240728" calcext:value-type="float">
            <text:p>0.001300242407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90012413211" calcext:value-type="float">
            <text:p>0.002900124132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7.98030750304e-06" calcext:value-type="float">
            <text:p>7.9803075030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926758161754" calcext:value-type="float">
            <text:p>0.000926758161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1346513303" calcext:value-type="float">
            <text:p>0.0011346513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60152417052" calcext:value-type="float">
            <text:p>0.00260152417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5.07837750197e-06" calcext:value-type="float">
            <text:p>5.0783775019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7187638775" calcext:value-type="float">
            <text:p>0.00087187638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73203121942" calcext:value-type="float">
            <text:p>0.0009732031219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30285077969" calcext:value-type="float">
            <text:p>0.002302850779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1.45096500059e-06" calcext:value-type="float">
            <text:p>1.4509650005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816190485189" calcext:value-type="float">
            <text:p>0.000816190485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815588612899" calcext:value-type="float">
            <text:p>0.0008155886128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201702750402" calcext:value-type="float">
            <text:p>0.00201702750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6.304" calcext:value-type="float">
            <text:p>2146.304</text:p>
          </table:table-cell>
          <table:table-cell office:value-type="float" office:value="7.25482500297e-07" calcext:value-type="float">
            <text:p>7.2548250029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59700454071" calcext:value-type="float">
            <text:p>0.0007597004540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72072223927" calcext:value-type="float">
            <text:p>0.0006720722239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74122731817" calcext:value-type="float">
            <text:p>0.001741227318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1.216" calcext:value-type="float">
            <text:p>2441.21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697179458777" calcext:value-type="float">
            <text:p>0.0006971794587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541788280987" calcext:value-type="float">
            <text:p>0.0005417882809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47295362834" calcext:value-type="float">
            <text:p>0.00147295362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640890459799" calcext:value-type="float">
            <text:p>0.000640890459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38231213992" calcext:value-type="float">
            <text:p>0.0003382312139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22579084198" calcext:value-type="float">
            <text:p>0.00122579084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58198804301" calcext:value-type="float">
            <text:p>0.00058198804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196446173099" calcext:value-type="float">
            <text:p>0.0001964461730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999849102933" calcext:value-type="float">
            <text:p>0.0009998491029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515446404932" calcext:value-type="float">
            <text:p>0.000515446404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9.67081569806e-05" calcext:value-type="float">
            <text:p>9.6708156980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639531873976" calcext:value-type="float">
            <text:p>0.000639531873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64384241573" calcext:value-type="float">
            <text:p>0.0004643842415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3.96355042357e-05" calcext:value-type="float">
            <text:p>3.9635504235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71588615679" calcext:value-type="float">
            <text:p>0.000371588615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406889049759" calcext:value-type="float">
            <text:p>0.000406889049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1.63859728899e-05" calcext:value-type="float">
            <text:p>1.6385972889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83499644419" calcext:value-type="float">
            <text:p>0.000183499644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58038239931" calcext:value-type="float">
            <text:p>0.0003580382399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7.29639547548e-06" calcext:value-type="float">
            <text:p>7.2963954754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7.79451270712e-05" calcext:value-type="float">
            <text:p>7.7945127071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310594655078" calcext:value-type="float">
            <text:p>0.000310594655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2.72068983831e-06" calcext:value-type="float">
            <text:p>2.7206898383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39243040103e-05" calcext:value-type="float">
            <text:p>3.3924304010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66367584452" calcext:value-type="float">
            <text:p>0.000266367584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1.05117561933e-06" calcext:value-type="float">
            <text:p>1.0511756193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50529920392e-05" calcext:value-type="float">
            <text:p>1.5052992039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25759092332" calcext:value-type="float">
            <text:p>0.0002257590923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6.18338599656e-07" calcext:value-type="float">
            <text:p>6.1833859965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6.31491373349e-06" calcext:value-type="float">
            <text:p>6.314913733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186557825186" calcext:value-type="float">
            <text:p>0.000186557825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5.56504739624e-07" calcext:value-type="float">
            <text:p>5.5650473962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2.90045456364e-06" calcext:value-type="float">
            <text:p>2.9004545636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52784425799" calcext:value-type="float">
            <text:p>0.0001527844257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72.288" calcext:value-type="float">
            <text:p>2572.288</text:p>
          </table:table-cell>
          <table:table-cell office:value-type="float" office:value="4.94670879703e-07" calcext:value-type="float">
            <text:p>4.9467087970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1.83573073653e-06" calcext:value-type="float">
            <text:p>1.8357307365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21624444221" calcext:value-type="float">
            <text:p>0.0001216244442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4.32837019781e-07" calcext:value-type="float">
            <text:p>4.3283701978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50529920395e-06" calcext:value-type="float">
            <text:p>1.5052992039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7.31756986722e-05" calcext:value-type="float">
            <text:p>7.3175698672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98.272" calcext:value-type="float">
            <text:p>2998.272</text:p>
          </table:table-cell>
          <table:table-cell office:value-type="float" office:value="3.71003159749e-07" calcext:value-type="float">
            <text:p>3.7100315974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32172613032e-06" calcext:value-type="float">
            <text:p>1.3217261303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3.96033314242e-05" calcext:value-type="float">
            <text:p>3.9603331424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29.344" calcext:value-type="float">
            <text:p>3129.344</text:p>
          </table:table-cell>
          <table:table-cell office:value-type="float" office:value="3.09169299828e-07" calcext:value-type="float">
            <text:p>3.0916929982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21158228605e-06" calcext:value-type="float">
            <text:p>1.2115822860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1.80928925289e-05" calcext:value-type="float">
            <text:p>1.8092892528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1.85501579875e-07" calcext:value-type="float">
            <text:p>1.8550157987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1.1014384419e-06" calcext:value-type="float">
            <text:p>1.10143844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5.22683561943e-06" calcext:value-type="float">
            <text:p>5.2268356194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1.23667719953e-07" calcext:value-type="float">
            <text:p>1.2366771995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9.91294597741e-07" calcext:value-type="float">
            <text:p>9.9129459774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2.01032139213e-06" calcext:value-type="float">
            <text:p>2.010321392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58.72" calcext:value-type="float">
            <text:p>3358.72</text:p>
          </table:table-cell>
          <table:table-cell office:value-type="float" office:value="6.18338599212e-08" calcext:value-type="float">
            <text:p>6.18338599212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9.17865368266e-07" calcext:value-type="float">
            <text:p>9.1786536826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4.02064278426e-07" calcext:value-type="float">
            <text:p>4.0206427842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4.256" calcext:value-type="float">
            <text:p>3424.2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70.592" calcext:value-type="float">
            <text:p>2670.592</text:p>
          </table:table-cell>
          <table:table-cell office:value-type="float" office:value="8.07721523999e-07" calcext:value-type="float">
            <text:p>8.0772152399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2.01032139158e-07" calcext:value-type="float">
            <text:p>2.0103213915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03.36" calcext:value-type="float">
            <text:p>2703.36</text:p>
          </table:table-cell>
          <table:table-cell office:value-type="float" office:value="7.71006909317e-07" calcext:value-type="float">
            <text:p>7.7100690931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7.34292294635e-07" calcext:value-type="float">
            <text:p>7.3429229463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6.97577679842e-07" calcext:value-type="float">
            <text:p>6.9757767984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01.664" calcext:value-type="float">
            <text:p>2801.664</text:p>
          </table:table-cell>
          <table:table-cell office:value-type="float" office:value="6.24148450368e-07" calcext:value-type="float">
            <text:p>6.2414845036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5.87433835686e-07" calcext:value-type="float">
            <text:p>5.8743383568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5.50719220893e-07" calcext:value-type="float">
            <text:p>5.5071922089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5.14004606211e-07" calcext:value-type="float">
            <text:p>5.1400460621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31.04" calcext:value-type="float">
            <text:p>3031.04</text:p>
          </table:table-cell>
          <table:table-cell office:value-type="float" office:value="4.40575376737e-07" calcext:value-type="float">
            <text:p>4.4057537673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4.03860762055e-07" calcext:value-type="float">
            <text:p>4.0386076205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60.416" calcext:value-type="float">
            <text:p>3260.416</text:p>
          </table:table-cell>
          <table:table-cell office:value-type="float" office:value="3.67146147262e-07" calcext:value-type="float">
            <text:p>3.6714614726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3.184" calcext:value-type="float">
            <text:p>3293.184</text:p>
          </table:table-cell>
          <table:table-cell office:value-type="float" office:value="3.3043153258e-07" calcext:value-type="float">
            <text:p>3.304315325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2.57002303106e-07" calcext:value-type="float">
            <text:p>2.5700230310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1.83573073631e-07" calcext:value-type="float">
            <text:p>1.8357307363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1.10143844156e-07" calcext:value-type="float">
            <text:p>1.1014384415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7.34292294746e-08" calcext:value-type="float">
            <text:p>7.34292294746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55.328" calcext:value-type="float">
            <text:p>3555.328</text:p>
          </table:table-cell>
          <table:table-cell office:value-type="float" office:value="3.67146146818e-08" calcext:value-type="float">
            <text:p>3.67146146818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8.096" calcext:value-type="float">
            <text:p>3588.0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